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409in"/>
    </style:style>
    <style:style style:name="co9" style:family="table-column">
      <style:table-column-properties fo:break-before="auto" style:column-width="0.5937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3783in"/>
    </style:style>
    <style:style style:name="co12" style:family="table-column">
      <style:table-column-properties fo:break-before="auto" style:column-width="0.8563in"/>
    </style:style>
    <style:style style:name="co13" style:family="table-column">
      <style:table-column-properties fo:break-before="auto" style:column-width="0.7161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7063in"/>
    </style:style>
    <style:style style:name="co17" style:family="table-column">
      <style:table-column-properties fo:break-before="auto" style:column-width="0.4437in"/>
    </style:style>
    <style:style style:name="co18" style:family="table-column">
      <style:table-column-properties fo:break-before="auto" style:column-width="0.5189in"/>
    </style:style>
    <style:style style:name="co19" style:family="table-column">
      <style:table-column-properties fo:break-before="auto" style:column-width="1.8134in"/>
    </style:style>
    <style:style style:name="co20" style:family="table-column">
      <style:table-column-properties fo:break-before="auto" style:column-width="1.8035in"/>
    </style:style>
    <style:style style:name="co21" style:family="table-column">
      <style:table-column-properties fo:break-before="auto" style:column-width="1.822in"/>
    </style:style>
    <style:style style:name="co22" style:family="table-column">
      <style:table-column-properties fo:break-before="auto" style:column-width="1.8319in"/>
    </style:style>
    <style:style style:name="co23" style:family="table-column">
      <style:table-column-properties fo:break-before="auto" style:column-width="1.7661in"/>
    </style:style>
    <style:style style:name="co24" style:family="table-column">
      <style:table-column-properties fo:break-before="auto" style:column-width="1.7571in"/>
    </style:style>
    <style:style style:name="co25" style:family="table-column">
      <style:table-column-properties fo:break-before="auto" style:column-width="1.7756in"/>
    </style:style>
    <style:style style:name="co26" style:family="table-column">
      <style:table-column-properties fo:break-before="auto" style:column-width="1.7193in"/>
    </style:style>
    <style:style style:name="co27" style:family="table-column">
      <style:table-column-properties fo:break-before="auto" style:column-width="1.7098in"/>
    </style:style>
    <style:style style:name="co28" style:family="table-column">
      <style:table-column-properties fo:break-before="auto" style:column-width="1.7283in"/>
    </style:style>
    <style:style style:name="co29" style:family="table-column">
      <style:table-column-properties fo:break-before="auto" style:column-width="1.7in"/>
    </style:style>
    <style:style style:name="co30" style:family="table-column">
      <style:table-column-properties fo:break-before="auto" style:column-width="1.6909in"/>
    </style:style>
    <style:style style:name="co31" style:family="table-column">
      <style:table-column-properties fo:break-before="auto" style:column-width="1.6535in"/>
    </style:style>
    <style:style style:name="co32" style:family="table-column">
      <style:table-column-properties fo:break-before="auto" style:column-width="1.6437in"/>
    </style:style>
    <style:style style:name="co33" style:family="table-column">
      <style:table-column-properties fo:break-before="auto" style:column-width="1.6626in"/>
    </style:style>
    <style:style style:name="co34" style:family="table-column">
      <style:table-column-properties fo:break-before="auto" style:column-width="1.6063in"/>
    </style:style>
    <style:style style:name="co35" style:family="table-column">
      <style:table-column-properties fo:break-before="auto" style:column-width="1.5972in"/>
    </style:style>
    <style:style style:name="co36" style:family="table-column">
      <style:table-column-properties fo:break-before="auto" style:column-width="1.6161in"/>
    </style:style>
    <style:style style:name="co37" style:family="table-column">
      <style:table-column-properties fo:break-before="auto" style:column-width="1.672in"/>
    </style:style>
    <style:style style:name="co38" style:family="table-column">
      <style:table-column-properties fo:break-before="auto" style:column-width="1.6252in"/>
    </style:style>
    <style:style style:name="co39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 Narrow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  <style:text-properties style:font-name="Arial Narro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6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121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8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Green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45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Blue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0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21">
      <style:table-cell-properties fo:border-bottom="0.74pt solid #000000" fo:background-color="#ffb66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Green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Red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90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6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21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8" style:family="table-cell" style:parent-style-name="Default" style:data-style-name="N121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5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98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8"/>
        <table:table-row table:style-name="ro1">
          <table:table-cell table:style-name="ce1"/>
          <table:table-cell table:style-name="ce14"/>
          <table:table-cell table:style-name="ce22" table:number-columns-repeated="4"/>
          <table:table-cell table:style-name="ce36" office:value-type="string" calcext:value-type="string" table:number-columns-spanned="4" table:number-rows-spanned="1">
            <text:p>BothSides</text:p>
          </table:table-cell>
          <table:covered-table-cell table:number-columns-repeated="2" table:style-name="ce45"/>
          <table:covered-table-cell table:style-name="ce50"/>
          <table:table-cell table:style-name="ce56" office:value-type="string" calcext:value-type="string" table:number-columns-spanned="4" table:number-rows-spanned="1">
            <text:p>PosSide</text:p>
          </table:table-cell>
          <table:covered-table-cell table:number-columns-repeated="2" table:style-name="ce58"/>
          <table:covered-table-cell table:style-name="ce63"/>
          <table:table-cell table:style-name="ce66" office:value-type="string" calcext:value-type="string" table:number-columns-spanned="4" table:number-rows-spanned="1">
            <text:p>NegSide</text:p>
          </table:table-cell>
          <table:covered-table-cell table:number-columns-repeated="2" table:style-name="ce68"/>
          <table:covered-table-cell table:style-name="ce70"/>
        </table:table-row>
        <table:table-row table:style-name="ro1">
          <table:table-cell table:style-name="ce10" office:value-type="string" calcext:value-type="string">
            <text:p>Scenario</text:p>
          </table:table-cell>
          <table:table-cell table:style-name="ce20" office:value-type="string" calcext:value-type="string">
            <text:p>Scenario #</text:p>
          </table:table-cell>
          <table:table-cell table:style-name="ce39" office:value-type="string" calcext:value-type="string">
            <text:p>fracPos</text:p>
          </table:table-cell>
          <table:table-cell table:style-name="ce39" office:value-type="string" calcext:value-type="string">
            <text:p>fracNeg</text:p>
          </table:table-cell>
          <table:table-cell table:style-name="ce39" office:value-type="string" calcext:value-type="string">
            <text:p>rho</text:p>
          </table:table-cell>
          <table:table-cell table:style-name="ce40" office:value-type="string" calcext:value-type="string">
            <text:p>FDRmethod</text:p>
          </table:table-cell>
          <table:table-cell table:style-name="ce47" office:value-type="string" calcext:value-type="string">
            <text:p>canonical</text:p>
          </table:table-cell>
          <table:table-cell table:style-name="ce57" office:value-type="string" calcext:value-type="string">
            <text:p>combined</text:p>
          </table:table-cell>
          <table:table-cell table:style-name="ce57" office:value-type="string" calcext:value-type="string">
            <text:p>twotailed</text:p>
          </table:table-cell>
          <table:table-cell table:style-name="ce71" office:value-type="string" calcext:value-type="string">
            <text:p>split</text:p>
          </table:table-cell>
          <table:table-cell table:style-name="ce78" office:value-type="string" calcext:value-type="string">
            <text:p>canonical</text:p>
          </table:table-cell>
          <table:table-cell table:style-name="ce82" office:value-type="string" calcext:value-type="string">
            <text:p>combined</text:p>
          </table:table-cell>
          <table:table-cell table:style-name="ce82" office:value-type="string" calcext:value-type="string">
            <text:p>twotailed</text:p>
          </table:table-cell>
          <table:table-cell table:style-name="ce90" office:value-type="string" calcext:value-type="string">
            <text:p>split</text:p>
          </table:table-cell>
          <table:table-cell table:style-name="ce93" office:value-type="string" calcext:value-type="string">
            <text:p>canonical</text:p>
          </table:table-cell>
          <table:table-cell table:style-name="ce95" office:value-type="string" calcext:value-type="string">
            <text:p>combined</text:p>
          </table:table-cell>
          <table:table-cell table:style-name="ce95" office:value-type="string" calcext:value-type="string">
            <text:p>twotailed</text:p>
          </table:table-cell>
          <table:table-cell table:style-name="ce98" office:value-type="string" calcext:value-type="string">
            <text:p>split</text:p>
          </table:table-cell>
        </table:table-row>
        <table:table-row table:style-name="ro1">
          <table:table-cell table:style-name="ce5" table:formula="of:=[$raw.A2]" office:value-type="string" office:string-value="bh_indep_null" calcext:value-type="string">
            <text:p>bh_indep_null</text:p>
          </table:table-cell>
          <table:table-cell table:style-name="ce2" table:formula="of:=[$raw.B2]" office:value-type="float" office:value="1" calcext:value-type="float">
            <text:p>1</text:p>
          </table:table-cell>
          <table:table-cell table:formula="of:=[$raw.C2]" office:value-type="float" office:value="0" calcext:value-type="float">
            <text:p>0</text:p>
          </table:table-cell>
          <table:table-cell table:formula="of:=[$raw.D2]" office:value-type="float" office:value="0" calcext:value-type="float">
            <text:p>0</text:p>
          </table:table-cell>
          <table:table-cell table:formula="of:=[$raw.E2]" office:value-type="float" office:value="0" calcext:value-type="float">
            <text:p>0</text:p>
          </table:table-cell>
          <table:table-cell table:style-name="ce34" table:formula="of:=[$raw.F2]" office:value-type="string" office:string-value="BH1995" calcext:value-type="string">
            <text:p>BH1995</text:p>
          </table:table-cell>
          <table:table-cell table:style-name="ce38" table:formula="of:=[raw.N2]+ORG.OPENOFFICE.STYLE(IF([raw.K2]&lt;[raw.O2];&quot;Red&quot;;IF([raw.K2]&gt;[raw.P2];&quot;Blue&quot;;&quot;Green&quot;)))" office:value-type="float" office:value="0.1025" calcext:value-type="float">
            <text:p>0.1025</text:p>
          </table:table-cell>
          <table:table-cell table:style-name="ce7" table:formula="of:=[raw.Q2]+ORG.OPENOFFICE.STYLE(IF([raw.K2]&lt;[raw.R2];&quot;Red&quot;;IF([raw.K2]&gt;[raw.S2];&quot;Blue&quot;;&quot;Green&quot;)))" office:value-type="float" office:value="0.056" calcext:value-type="float">
            <text:p>0.0560</text:p>
          </table:table-cell>
          <table:table-cell table:style-name="ce7" table:formula="of:=[raw.T2]+ORG.OPENOFFICE.STYLE(IF([raw.K2]&lt;[raw.U2];&quot;Red&quot;;IF([raw.K2]&gt;[raw.V2];&quot;Blue&quot;;&quot;Green&quot;)))" office:value-type="float" office:value="0.056" calcext:value-type="float">
            <text:p>0.0560</text:p>
          </table:table-cell>
          <table:table-cell table:style-name="ce30" table:formula="of:=[raw.W2]+ORG.OPENOFFICE.STYLE(IF([raw.K2]&lt;[raw.X2];&quot;Red&quot;;IF([raw.K2]&gt;[raw.Y2];&quot;Blue&quot;;&quot;Green&quot;)))" office:value-type="float" office:value="0.1005" calcext:value-type="float">
            <text:p>0.1005</text:p>
          </table:table-cell>
          <table:table-cell table:style-name="ce16" table:formula="of:=[raw.Z2]+ORG.OPENOFFICE.STYLE(IF([raw.K2]&lt;[raw.AA2];&quot;Red&quot;;IF([raw.K2]&gt;[raw.AB2];&quot;Blue&quot;;&quot;Green&quot;)))" office:value-type="float" office:value="0.0505" calcext:value-type="float">
            <text:p>0.0505</text:p>
          </table:table-cell>
          <table:table-cell table:style-name="ce6" table:formula="of:=[raw.AC2]+ORG.OPENOFFICE.STYLE(IF([raw.K2]&lt;[raw.AD2];&quot;Red&quot;;IF([raw.K2]&gt;[raw.AE2];&quot;Blue&quot;;&quot;Green&quot;)))" office:value-type="float" office:value="0.0275" calcext:value-type="float">
            <text:p>0.0275</text:p>
          </table:table-cell>
          <table:table-cell table:style-name="ce61" table:formula="of:=[raw.AF2]+ORG.OPENOFFICE.STYLE(IF([raw.K2]&lt;[raw.AG2];&quot;Red&quot;;IF([raw.K2]&gt;[raw.AH2];&quot;Blue&quot;;&quot;Green&quot;)))" office:value-type="float" office:value="0.0275" calcext:value-type="float">
            <text:p>0.0275</text:p>
          </table:table-cell>
          <table:table-cell table:style-name="ce31" table:formula="of:=[raw.AI2]+ORG.OPENOFFICE.STYLE(IF([raw.K2]&lt;[raw.AJ2];&quot;Red&quot;;IF([raw.K2]&gt;[raw.AK2];&quot;Blue&quot;;&quot;Green&quot;)))" office:value-type="float" office:value="0.0495" calcext:value-type="float">
            <text:p>0.0495</text:p>
          </table:table-cell>
          <table:table-cell table:style-name="ce16" table:formula="of:=[raw.AL2]+ORG.OPENOFFICE.STYLE(IF([raw.K2]&lt;[raw.AM2];&quot;Red&quot;;IF([raw.K2]&gt;[raw.AN2];&quot;Blue&quot;;&quot;Green&quot;)))" office:value-type="float" office:value="0.054" calcext:value-type="float">
            <text:p>0.0540</text:p>
          </table:table-cell>
          <table:table-cell table:style-name="ce6" table:formula="of:=[raw.AO2]+ORG.OPENOFFICE.STYLE(IF([raw.K2]&lt;[raw.AP2];&quot;Red&quot;;IF([raw.K2]&gt;[raw.AQ2];&quot;Blue&quot;;&quot;Green&quot;)))" office:value-type="float" office:value="0.0305" calcext:value-type="float">
            <text:p>0.0305</text:p>
          </table:table-cell>
          <table:table-cell table:style-name="ce6" table:formula="of:=[raw.AR2]+ORG.OPENOFFICE.STYLE(IF([raw.K2]&lt;[raw.AS2];&quot;Red&quot;;IF([raw.K2]&gt;[raw.AT2];&quot;Blue&quot;;&quot;Green&quot;)))" office:value-type="float" office:value="0.0305" calcext:value-type="float">
            <text:p>0.0305</text:p>
          </table:table-cell>
          <table:table-cell table:style-name="ce31" table:formula="of:=[raw.AU2]+ORG.OPENOFFICE.STYLE(IF([raw.K2]&lt;[raw.AV2];&quot;Red&quot;;IF([raw.K2]&gt;[raw.AW2];&quot;Blue&quot;;&quot;Green&quot;)))" office:value-type="float" office:value="0.053" calcext:value-type="float">
            <text:p>0.0530</text:p>
          </table:table-cell>
        </table:table-row>
        <table:table-row table:style-name="ro1">
          <table:table-cell table:style-name="ce5" table:formula="of:=[$raw.A3]" office:value-type="string" office:string-value="bh_indep_posonly" calcext:value-type="string">
            <text:p>bh_indep_posonly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34" table:formula="of:=[$raw.F3]" office:value-type="string" office:string-value="BH1995" calcext:value-type="string">
            <text:p>BH1995</text:p>
          </table:table-cell>
          <table:table-cell table:style-name="ce15" table:formula="of:=[raw.N3]+ORG.OPENOFFICE.STYLE(IF([raw.K3]&lt;[raw.O3];&quot;Red&quot;;IF([raw.K3]&gt;[raw.P3];&quot;Blue&quot;;&quot;Green&quot;)))" office:value-type="float" office:value="0.0377450934723912" calcext:value-type="float">
            <text:p>0.0377</text:p>
          </table:table-cell>
          <table:table-cell table:style-name="ce6" table:formula="of:=[raw.Q3]+ORG.OPENOFFICE.STYLE(IF([raw.K3]&lt;[raw.R3];&quot;Red&quot;;IF([raw.K3]&gt;[raw.S3];&quot;Blue&quot;;&quot;Green&quot;)))" office:value-type="float" office:value="0.0376416644620153" calcext:value-type="float">
            <text:p>0.0376</text:p>
          </table:table-cell>
          <table:table-cell table:style-name="ce6" table:formula="of:=[raw.T3]+ORG.OPENOFFICE.STYLE(IF([raw.K3]&lt;[raw.U3];&quot;Red&quot;;IF([raw.K3]&gt;[raw.V3];&quot;Blue&quot;;&quot;Green&quot;)))" office:value-type="float" office:value="0.0376416644620153" calcext:value-type="float">
            <text:p>0.0376</text:p>
          </table:table-cell>
          <table:table-cell table:style-name="ce29" table:formula="of:=[raw.W3]+ORG.OPENOFFICE.STYLE(IF([raw.K3]&lt;[raw.X3];&quot;Red&quot;;IF([raw.K3]&gt;[raw.Y3];&quot;Blue&quot;;&quot;Green&quot;)))" office:value-type="float" office:value="0.030348160099693" calcext:value-type="float">
            <text:p>0.0303</text:p>
          </table:table-cell>
          <table:table-cell table:style-name="ce15" table:formula="of:=[raw.Z3]+ORG.OPENOFFICE.STYLE(IF([raw.K3]&lt;[raw.AA3];&quot;Red&quot;;IF([raw.K3]&gt;[raw.AB3];&quot;Blue&quot;;&quot;Green&quot;)))" office:value-type="float" office:value="0.0376693507722367" calcext:value-type="float">
            <text:p>0.0377</text:p>
          </table:table-cell>
          <table:table-cell table:style-name="ce6" table:formula="of:=[raw.AC3]+ORG.OPENOFFICE.STYLE(IF([raw.K3]&lt;[raw.AD3];&quot;Red&quot;;IF([raw.K3]&gt;[raw.AE3];&quot;Blue&quot;;&quot;Green&quot;)))" office:value-type="float" office:value="0.0192548464813858" calcext:value-type="float">
            <text:p>0.0193</text:p>
          </table:table-cell>
          <table:table-cell table:style-name="ce61" table:formula="of:=[raw.AF3]+ORG.OPENOFFICE.STYLE(IF([raw.K3]&lt;[raw.AG3];&quot;Red&quot;;IF([raw.K3]&gt;[raw.AH3];&quot;Blue&quot;;&quot;Green&quot;)))" office:value-type="float" office:value="0.0192548464813858" calcext:value-type="float">
            <text:p>0.0193</text:p>
          </table:table-cell>
          <table:table-cell table:style-name="ce29" table:formula="of:=[raw.AI3]+ORG.OPENOFFICE.STYLE(IF([raw.K3]&lt;[raw.AJ3];&quot;Red&quot;;IF([raw.K3]&gt;[raw.AK3];&quot;Blue&quot;;&quot;Green&quot;)))" office:value-type="float" office:value="0.0302331790877125" calcext:value-type="float">
            <text:p>0.0302</text:p>
          </table:table-cell>
          <table:table-cell table:style-name="ce15" table:formula="of:=[raw.AL3]+ORG.OPENOFFICE.STYLE(IF([raw.K3]&lt;[raw.AM3];&quot;Red&quot;;IF([raw.K3]&gt;[raw.AN3];&quot;Blue&quot;;&quot;Green&quot;)))" office:value-type="float" office:value="0.028" calcext:value-type="float">
            <text:p>0.0280</text:p>
          </table:table-cell>
          <table:table-cell table:style-name="ce9" table:formula="of:=[raw.AO3]+ORG.OPENOFFICE.STYLE(IF([raw.K3]&lt;[raw.AP3];&quot;Red&quot;;IF([raw.K3]&gt;[raw.AQ3];&quot;Blue&quot;;&quot;Green&quot;)))" office:value-type="float" office:value="0.998" calcext:value-type="float">
            <text:p>0.9980</text:p>
          </table:table-cell>
          <table:table-cell table:style-name="ce9" table:formula="of:=[raw.AR3]+ORG.OPENOFFICE.STYLE(IF([raw.K3]&lt;[raw.AS3];&quot;Red&quot;;IF([raw.K3]&gt;[raw.AT3];&quot;Blue&quot;;&quot;Green&quot;)))" office:value-type="float" office:value="0.998" calcext:value-type="float">
            <text:p>0.9980</text:p>
          </table:table-cell>
          <table:table-cell table:style-name="ce29" table:formula="of:=[raw.AU3]+ORG.OPENOFFICE.STYLE(IF([raw.K3]&lt;[raw.AV3];&quot;Red&quot;;IF([raw.K3]&gt;[raw.AW3];&quot;Blue&quot;;&quot;Green&quot;)))" office:value-type="float" office:value="0.04" calcext:value-type="float">
            <text:p>0.0400</text:p>
          </table:table-cell>
        </table:table-row>
        <table:table-row table:style-name="ro1">
          <table:table-cell table:style-name="ce5" table:formula="of:=[$raw.A4]" office:value-type="string" office:string-value="bh_indep_negonly" calcext:value-type="string">
            <text:p>bh_indep_negonly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34" table:formula="of:=[$raw.F4]" office:value-type="string" office:string-value="BH1995" calcext:value-type="string">
            <text:p>BH1995</text:p>
          </table:table-cell>
          <table:table-cell table:style-name="ce15" table:formula="of:=[raw.N4]+ORG.OPENOFFICE.STYLE(IF([raw.K4]&lt;[raw.O4];&quot;Red&quot;;IF([raw.K4]&gt;[raw.P4];&quot;Blue&quot;;&quot;Green&quot;)))" office:value-type="float" office:value="0.039518460890557" calcext:value-type="float">
            <text:p>0.0395</text:p>
          </table:table-cell>
          <table:table-cell table:style-name="ce6" table:formula="of:=[raw.Q4]+ORG.OPENOFFICE.STYLE(IF([raw.K4]&lt;[raw.R4];&quot;Red&quot;;IF([raw.K4]&gt;[raw.S4];&quot;Blue&quot;;&quot;Green&quot;)))" office:value-type="float" office:value="0.0393885233981075" calcext:value-type="float">
            <text:p>0.0394</text:p>
          </table:table-cell>
          <table:table-cell table:style-name="ce6" table:formula="of:=[raw.T4]+ORG.OPENOFFICE.STYLE(IF([raw.K4]&lt;[raw.U4];&quot;Red&quot;;IF([raw.K4]&gt;[raw.V4];&quot;Blue&quot;;&quot;Green&quot;)))" office:value-type="float" office:value="0.0393885233981075" calcext:value-type="float">
            <text:p>0.0394</text:p>
          </table:table-cell>
          <table:table-cell table:style-name="ce29" table:formula="of:=[raw.W4]+ORG.OPENOFFICE.STYLE(IF([raw.K4]&lt;[raw.X4];&quot;Red&quot;;IF([raw.K4]&gt;[raw.Y4];&quot;Blue&quot;;&quot;Green&quot;)))" office:value-type="float" office:value="0.0321988934204075" calcext:value-type="float">
            <text:p>0.0322</text:p>
          </table:table-cell>
          <table:table-cell table:style-name="ce15" table:formula="of:=[raw.Z4]+ORG.OPENOFFICE.STYLE(IF([raw.K4]&lt;[raw.AA4];&quot;Red&quot;;IF([raw.K4]&gt;[raw.AB4];&quot;Blue&quot;;&quot;Green&quot;)))" office:value-type="float" office:value="0.038" calcext:value-type="float">
            <text:p>0.0380</text:p>
          </table:table-cell>
          <table:table-cell table:style-name="ce9" table:formula="of:=[raw.AC4]+ORG.OPENOFFICE.STYLE(IF([raw.K4]&lt;[raw.AD4];&quot;Red&quot;;IF([raw.K4]&gt;[raw.AE4];&quot;Blue&quot;;&quot;Green&quot;)))" office:value-type="float" office:value="0.9985" calcext:value-type="float">
            <text:p>0.9985</text:p>
          </table:table-cell>
          <table:table-cell table:style-name="ce62" table:formula="of:=[raw.AF4]+ORG.OPENOFFICE.STYLE(IF([raw.K4]&lt;[raw.AG4];&quot;Red&quot;;IF([raw.K4]&gt;[raw.AH4];&quot;Blue&quot;;&quot;Green&quot;)))" office:value-type="float" office:value="0.9985" calcext:value-type="float">
            <text:p>0.9985</text:p>
          </table:table-cell>
          <table:table-cell table:style-name="ce31" table:formula="of:=[raw.AI4]+ORG.OPENOFFICE.STYLE(IF([raw.K4]&lt;[raw.AJ4];&quot;Red&quot;;IF([raw.K4]&gt;[raw.AK4];&quot;Blue&quot;;&quot;Green&quot;)))" office:value-type="float" office:value="0.052" calcext:value-type="float">
            <text:p>0.0520</text:p>
          </table:table-cell>
          <table:table-cell table:style-name="ce15" table:formula="of:=[raw.AL4]+ORG.OPENOFFICE.STYLE(IF([raw.K4]&lt;[raw.AM4];&quot;Red&quot;;IF([raw.K4]&gt;[raw.AN4];&quot;Blue&quot;;&quot;Green&quot;)))" office:value-type="float" office:value="0.0394136374982421" calcext:value-type="float">
            <text:p>0.0394</text:p>
          </table:table-cell>
          <table:table-cell table:style-name="ce6" table:formula="of:=[raw.AO4]+ORG.OPENOFFICE.STYLE(IF([raw.K4]&lt;[raw.AP4];&quot;Red&quot;;IF([raw.K4]&gt;[raw.AQ4];&quot;Blue&quot;;&quot;Green&quot;)))" office:value-type="float" office:value="0.0210963852979331" calcext:value-type="float">
            <text:p>0.0211</text:p>
          </table:table-cell>
          <table:table-cell table:style-name="ce6" table:formula="of:=[raw.AR4]+ORG.OPENOFFICE.STYLE(IF([raw.K4]&lt;[raw.AS4];&quot;Red&quot;;IF([raw.K4]&gt;[raw.AT4];&quot;Blue&quot;;&quot;Green&quot;)))" office:value-type="float" office:value="0.0210963852979331" calcext:value-type="float">
            <text:p>0.0211</text:p>
          </table:table-cell>
          <table:table-cell table:style-name="ce29" table:formula="of:=[raw.AU4]+ORG.OPENOFFICE.STYLE(IF([raw.K4]&lt;[raw.AV4];&quot;Red&quot;;IF([raw.K4]&gt;[raw.AW4];&quot;Blue&quot;;&quot;Green&quot;)))" office:value-type="float" office:value="0.032044257888288" calcext:value-type="float">
            <text:p>0.0320</text:p>
          </table:table-cell>
        </table:table-row>
        <table:table-row table:style-name="ro1">
          <table:table-cell table:style-name="ce5" table:formula="of:=[$raw.A5]" office:value-type="string" office:string-value="bh_indep_balanced" calcext:value-type="string">
            <text:p>bh_indep_balanced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34" table:formula="of:=[$raw.F5]" office:value-type="string" office:string-value="BH1995" calcext:value-type="string">
            <text:p>BH1995</text:p>
          </table:table-cell>
          <table:table-cell table:style-name="ce15" table:formula="of:=[raw.N5]+ORG.OPENOFFICE.STYLE(IF([raw.K5]&lt;[raw.O5];&quot;Red&quot;;IF([raw.K5]&gt;[raw.P5];&quot;Blue&quot;;&quot;Green&quot;)))" office:value-type="float" office:value="0.025951966505694" calcext:value-type="float">
            <text:p>0.0260</text:p>
          </table:table-cell>
          <table:table-cell table:style-name="ce6" table:formula="of:=[raw.Q5]+ORG.OPENOFFICE.STYLE(IF([raw.K5]&lt;[raw.R5];&quot;Red&quot;;IF([raw.K5]&gt;[raw.S5];&quot;Blue&quot;;&quot;Green&quot;)))" office:value-type="float" office:value="0.0259068276305902" calcext:value-type="float">
            <text:p>0.0259</text:p>
          </table:table-cell>
          <table:table-cell table:style-name="ce6" table:formula="of:=[raw.T5]+ORG.OPENOFFICE.STYLE(IF([raw.K5]&lt;[raw.U5];&quot;Red&quot;;IF([raw.K5]&gt;[raw.V5];&quot;Blue&quot;;&quot;Green&quot;)))" office:value-type="float" office:value="0.0259068276305902" calcext:value-type="float">
            <text:p>0.0259</text:p>
          </table:table-cell>
          <table:table-cell table:style-name="ce29" table:formula="of:=[raw.W5]+ORG.OPENOFFICE.STYLE(IF([raw.K5]&lt;[raw.X5];&quot;Red&quot;;IF([raw.K5]&gt;[raw.Y5];&quot;Blue&quot;;&quot;Green&quot;)))" office:value-type="float" office:value="0.0259358812244998" calcext:value-type="float">
            <text:p>0.0259</text:p>
          </table:table-cell>
          <table:table-cell table:style-name="ce15" table:formula="of:=[raw.Z5]+ORG.OPENOFFICE.STYLE(IF([raw.K5]&lt;[raw.AA5];&quot;Red&quot;;IF([raw.K5]&gt;[raw.AB5];&quot;Blue&quot;;&quot;Green&quot;)))" office:value-type="float" office:value="0.0249063808138482" calcext:value-type="float">
            <text:p>0.0249</text:p>
          </table:table-cell>
          <table:table-cell table:style-name="ce6" table:formula="of:=[raw.AC5]+ORG.OPENOFFICE.STYLE(IF([raw.K5]&lt;[raw.AD5];&quot;Red&quot;;IF([raw.K5]&gt;[raw.AE5];&quot;Blue&quot;;&quot;Green&quot;)))" office:value-type="float" office:value="0.0248903110882726" calcext:value-type="float">
            <text:p>0.0249</text:p>
          </table:table-cell>
          <table:table-cell table:style-name="ce61" table:formula="of:=[raw.AF5]+ORG.OPENOFFICE.STYLE(IF([raw.K5]&lt;[raw.AG5];&quot;Red&quot;;IF([raw.K5]&gt;[raw.AH5];&quot;Blue&quot;;&quot;Green&quot;)))" office:value-type="float" office:value="0.0248903110882726" calcext:value-type="float">
            <text:p>0.0249</text:p>
          </table:table-cell>
          <table:table-cell table:style-name="ce29" table:formula="of:=[raw.AI5]+ORG.OPENOFFICE.STYLE(IF([raw.K5]&lt;[raw.AJ5];&quot;Red&quot;;IF([raw.K5]&gt;[raw.AK5];&quot;Blue&quot;;&quot;Green&quot;)))" office:value-type="float" office:value="0.0248950141922141" calcext:value-type="float">
            <text:p>0.0249</text:p>
          </table:table-cell>
          <table:table-cell table:style-name="ce15" table:formula="of:=[raw.AL5]+ORG.OPENOFFICE.STYLE(IF([raw.K5]&lt;[raw.AM5];&quot;Red&quot;;IF([raw.K5]&gt;[raw.AN5];&quot;Blue&quot;;&quot;Green&quot;)))" office:value-type="float" office:value="0.0269163117594185" calcext:value-type="float">
            <text:p>0.0269</text:p>
          </table:table-cell>
          <table:table-cell table:style-name="ce6" table:formula="of:=[raw.AO5]+ORG.OPENOFFICE.STYLE(IF([raw.K5]&lt;[raw.AP5];&quot;Red&quot;;IF([raw.K5]&gt;[raw.AQ5];&quot;Blue&quot;;&quot;Green&quot;)))" office:value-type="float" office:value="0.0268763853562853" calcext:value-type="float">
            <text:p>0.0269</text:p>
          </table:table-cell>
          <table:table-cell table:style-name="ce6" table:formula="of:=[raw.AR5]+ORG.OPENOFFICE.STYLE(IF([raw.K5]&lt;[raw.AS5];&quot;Red&quot;;IF([raw.K5]&gt;[raw.AT5];&quot;Blue&quot;;&quot;Green&quot;)))" office:value-type="float" office:value="0.0268763853562853" calcext:value-type="float">
            <text:p>0.0269</text:p>
          </table:table-cell>
          <table:table-cell table:style-name="ce29" table:formula="of:=[raw.AU5]+ORG.OPENOFFICE.STYLE(IF([raw.K5]&lt;[raw.AV5];&quot;Red&quot;;IF([raw.K5]&gt;[raw.AW5];&quot;Blue&quot;;&quot;Green&quot;)))" office:value-type="float" office:value="0.0268988057928729" calcext:value-type="float">
            <text:p>0.0269</text:p>
          </table:table-cell>
        </table:table-row>
        <table:table-row table:style-name="ro1">
          <table:table-cell table:style-name="ce5" table:formula="of:=[$raw.A6]" office:value-type="string" office:string-value="bh_indep_unbalanced" calcext:value-type="string">
            <text:p>bh_indep_unbalanced</text:p>
          </table:table-cell>
          <table:table-cell table:style-name="ce2" table:formula="of:=[$raw.B6]" office:value-type="float" office:value="5" calcext:value-type="float">
            <text:p>5</text:p>
          </table:table-cell>
          <table:table-cell table:formula="of:=[$raw.C6]" office:value-type="float" office:value="0.1" calcext:value-type="float">
            <text:p>0.1</text:p>
          </table:table-cell>
          <table:table-cell table:formula="of:=[$raw.D6]" office:value-type="float" office:value="0.4" calcext:value-type="float">
            <text:p>0.4</text:p>
          </table:table-cell>
          <table:table-cell table:formula="of:=[$raw.E6]" office:value-type="float" office:value="0" calcext:value-type="float">
            <text:p>0</text:p>
          </table:table-cell>
          <table:table-cell table:style-name="ce34" table:formula="of:=[$raw.F6]" office:value-type="string" office:string-value="BH1995" calcext:value-type="string">
            <text:p>BH1995</text:p>
          </table:table-cell>
          <table:table-cell table:style-name="ce15" table:formula="of:=[raw.N6]+ORG.OPENOFFICE.STYLE(IF([raw.K6]&lt;[raw.O6];&quot;Red&quot;;IF([raw.K6]&gt;[raw.P6];&quot;Blue&quot;;&quot;Green&quot;)))" office:value-type="float" office:value="0.0261209526979458" calcext:value-type="float">
            <text:p>0.0261</text:p>
          </table:table-cell>
          <table:table-cell table:style-name="ce6" table:formula="of:=[raw.Q6]+ORG.OPENOFFICE.STYLE(IF([raw.K6]&lt;[raw.R6];&quot;Red&quot;;IF([raw.K6]&gt;[raw.S6];&quot;Blue&quot;;&quot;Green&quot;)))" office:value-type="float" office:value="0.0260320169541694" calcext:value-type="float">
            <text:p>0.0260</text:p>
          </table:table-cell>
          <table:table-cell table:style-name="ce6" table:formula="of:=[raw.T6]+ORG.OPENOFFICE.STYLE(IF([raw.K6]&lt;[raw.U6];&quot;Red&quot;;IF([raw.K6]&gt;[raw.V6];&quot;Blue&quot;;&quot;Green&quot;)))" office:value-type="float" office:value="0.0260320169541694" calcext:value-type="float">
            <text:p>0.0260</text:p>
          </table:table-cell>
          <table:table-cell table:style-name="ce29" table:formula="of:=[raw.W6]+ORG.OPENOFFICE.STYLE(IF([raw.K6]&lt;[raw.X6];&quot;Red&quot;;IF([raw.K6]&gt;[raw.Y6];&quot;Blue&quot;;&quot;Green&quot;)))" office:value-type="float" office:value="0.0233695055393539" calcext:value-type="float">
            <text:p>0.0234</text:p>
          </table:table-cell>
          <table:table-cell table:style-name="ce15" table:formula="of:=[raw.Z6]+ORG.OPENOFFICE.STYLE(IF([raw.K6]&lt;[raw.AA6];&quot;Red&quot;;IF([raw.K6]&gt;[raw.AB6];&quot;Blue&quot;;&quot;Green&quot;)))" office:value-type="float" office:value="0.0249524228973636" calcext:value-type="float">
            <text:p>0.0250</text:p>
          </table:table-cell>
          <table:table-cell table:style-name="ce9" table:formula="of:=[raw.AC6]+ORG.OPENOFFICE.STYLE(IF([raw.K6]&lt;[raw.AD6];&quot;Red&quot;;IF([raw.K6]&gt;[raw.AE6];&quot;Blue&quot;;&quot;Green&quot;)))" office:value-type="float" office:value="0.0596841141730265" calcext:value-type="float">
            <text:p>0.0597</text:p>
          </table:table-cell>
          <table:table-cell table:style-name="ce62" table:formula="of:=[raw.AF6]+ORG.OPENOFFICE.STYLE(IF([raw.K6]&lt;[raw.AG6];&quot;Red&quot;;IF([raw.K6]&gt;[raw.AH6];&quot;Blue&quot;;&quot;Green&quot;)))" office:value-type="float" office:value="0.0596841141730265" calcext:value-type="float">
            <text:p>0.0597</text:p>
          </table:table-cell>
          <table:table-cell table:style-name="ce29" table:formula="of:=[raw.AI6]+ORG.OPENOFFICE.STYLE(IF([raw.K6]&lt;[raw.AJ6];&quot;Red&quot;;IF([raw.K6]&gt;[raw.AK6];&quot;Blue&quot;;&quot;Green&quot;)))" office:value-type="float" office:value="0.0355345982387964" calcext:value-type="float">
            <text:p>0.0355</text:p>
          </table:table-cell>
          <table:table-cell table:style-name="ce15" table:formula="of:=[raw.AL6]+ORG.OPENOFFICE.STYLE(IF([raw.K6]&lt;[raw.AM6];&quot;Red&quot;;IF([raw.K6]&gt;[raw.AN6];&quot;Blue&quot;;&quot;Green&quot;)))" office:value-type="float" office:value="0.0262894630561347" calcext:value-type="float">
            <text:p>0.0263</text:p>
          </table:table-cell>
          <table:table-cell table:style-name="ce6" table:formula="of:=[raw.AO6]+ORG.OPENOFFICE.STYLE(IF([raw.K6]&lt;[raw.AP6];&quot;Red&quot;;IF([raw.K6]&gt;[raw.AQ6];&quot;Blue&quot;;&quot;Green&quot;)))" office:value-type="float" office:value="0.0171809505929379" calcext:value-type="float">
            <text:p>0.0172</text:p>
          </table:table-cell>
          <table:table-cell table:style-name="ce6" table:formula="of:=[raw.AR6]+ORG.OPENOFFICE.STYLE(IF([raw.K6]&lt;[raw.AS6];&quot;Red&quot;;IF([raw.K6]&gt;[raw.AT6];&quot;Blue&quot;;&quot;Green&quot;)))" office:value-type="float" office:value="0.0171809505929379" calcext:value-type="float">
            <text:p>0.0172</text:p>
          </table:table-cell>
          <table:table-cell table:style-name="ce29" table:formula="of:=[raw.AU6]+ORG.OPENOFFICE.STYLE(IF([raw.K6]&lt;[raw.AV6];&quot;Red&quot;;IF([raw.K6]&gt;[raw.AW6];&quot;Blue&quot;;&quot;Green&quot;)))" office:value-type="float" office:value="0.0206606834079164" calcext:value-type="float">
            <text:p>0.0207</text:p>
          </table:table-cell>
        </table:table-row>
        <table:table-row table:style-name="ro1">
          <table:table-cell table:style-name="ce5" table:formula="of:=[$raw.A7]" office:value-type="string" office:string-value="bh_dep_null" calcext:value-type="string">
            <text:p>bh_dep_null</text:p>
          </table:table-cell>
          <table:table-cell table:style-name="ce2" table:formula="of:=[$raw.B7]" office:value-type="float" office:value="6" calcext:value-type="float">
            <text:p>6</text:p>
          </table:table-cell>
          <table:table-cell table:formula="of:=[$raw.C7]" office:value-type="float" office:value="0" calcext:value-type="float">
            <text:p>0</text:p>
          </table:table-cell>
          <table:table-cell table:formula="of:=[$raw.D7]" office:value-type="float" office:value="0" calcext:value-type="float">
            <text:p>0</text:p>
          </table:table-cell>
          <table:table-cell table:formula="of:=[$raw.E7]" office:value-type="float" office:value="0.25" calcext:value-type="float">
            <text:p>0.25</text:p>
          </table:table-cell>
          <table:table-cell table:style-name="ce34" table:formula="of:=[$raw.F7]" office:value-type="string" office:string-value="BH1995" calcext:value-type="string">
            <text:p>BH1995</text:p>
          </table:table-cell>
          <table:table-cell table:style-name="ce38" table:formula="of:=[raw.N7]+ORG.OPENOFFICE.STYLE(IF([raw.K7]&lt;[raw.O7];&quot;Red&quot;;IF([raw.K7]&gt;[raw.P7];&quot;Blue&quot;;&quot;Green&quot;)))" office:value-type="float" office:value="0.0785" calcext:value-type="float">
            <text:p>0.0785</text:p>
          </table:table-cell>
          <table:table-cell table:style-name="ce7" table:formula="of:=[raw.Q7]+ORG.OPENOFFICE.STYLE(IF([raw.K7]&lt;[raw.R7];&quot;Red&quot;;IF([raw.K7]&gt;[raw.S7];&quot;Blue&quot;;&quot;Green&quot;)))" office:value-type="float" office:value="0.0445" calcext:value-type="float">
            <text:p>0.0445</text:p>
          </table:table-cell>
          <table:table-cell table:style-name="ce7" table:formula="of:=[raw.T7]+ORG.OPENOFFICE.STYLE(IF([raw.K7]&lt;[raw.U7];&quot;Red&quot;;IF([raw.K7]&gt;[raw.V7];&quot;Blue&quot;;&quot;Green&quot;)))" office:value-type="float" office:value="0.0445" calcext:value-type="float">
            <text:p>0.0445</text:p>
          </table:table-cell>
          <table:table-cell table:style-name="ce31" table:formula="of:=[raw.W7]+ORG.OPENOFFICE.STYLE(IF([raw.K7]&lt;[raw.X7];&quot;Red&quot;;IF([raw.K7]&gt;[raw.Y7];&quot;Blue&quot;;&quot;Green&quot;)))" office:value-type="float" office:value="0.0535" calcext:value-type="float">
            <text:p>0.0535</text:p>
          </table:table-cell>
          <table:table-cell table:style-name="ce15" table:formula="of:=[raw.Z7]+ORG.OPENOFFICE.STYLE(IF([raw.K7]&lt;[raw.AA7];&quot;Red&quot;;IF([raw.K7]&gt;[raw.AB7];&quot;Blue&quot;;&quot;Green&quot;)))" office:value-type="float" office:value="0.0405" calcext:value-type="float">
            <text:p>0.0405</text:p>
          </table:table-cell>
          <table:table-cell table:style-name="ce6" table:formula="of:=[raw.AC7]+ORG.OPENOFFICE.STYLE(IF([raw.K7]&lt;[raw.AD7];&quot;Red&quot;;IF([raw.K7]&gt;[raw.AE7];&quot;Blue&quot;;&quot;Green&quot;)))" office:value-type="float" office:value="0.0225" calcext:value-type="float">
            <text:p>0.0225</text:p>
          </table:table-cell>
          <table:table-cell table:style-name="ce61" table:formula="of:=[raw.AF7]+ORG.OPENOFFICE.STYLE(IF([raw.K7]&lt;[raw.AG7];&quot;Red&quot;;IF([raw.K7]&gt;[raw.AH7];&quot;Blue&quot;;&quot;Green&quot;)))" office:value-type="float" office:value="0.0225" calcext:value-type="float">
            <text:p>0.0225</text:p>
          </table:table-cell>
          <table:table-cell table:style-name="ce29" table:formula="of:=[raw.AI7]+ORG.OPENOFFICE.STYLE(IF([raw.K7]&lt;[raw.AJ7];&quot;Red&quot;;IF([raw.K7]&gt;[raw.AK7];&quot;Blue&quot;;&quot;Green&quot;)))" office:value-type="float" office:value="0.0275" calcext:value-type="float">
            <text:p>0.0275</text:p>
          </table:table-cell>
          <table:table-cell table:style-name="ce15" table:formula="of:=[raw.AL7]+ORG.OPENOFFICE.STYLE(IF([raw.K7]&lt;[raw.AM7];&quot;Red&quot;;IF([raw.K7]&gt;[raw.AN7];&quot;Blue&quot;;&quot;Green&quot;)))" office:value-type="float" office:value="0.0385" calcext:value-type="float">
            <text:p>0.0385</text:p>
          </table:table-cell>
          <table:table-cell table:style-name="ce6" table:formula="of:=[raw.AO7]+ORG.OPENOFFICE.STYLE(IF([raw.K7]&lt;[raw.AP7];&quot;Red&quot;;IF([raw.K7]&gt;[raw.AQ7];&quot;Blue&quot;;&quot;Green&quot;)))" office:value-type="float" office:value="0.0225" calcext:value-type="float">
            <text:p>0.0225</text:p>
          </table:table-cell>
          <table:table-cell table:style-name="ce6" table:formula="of:=[raw.AR7]+ORG.OPENOFFICE.STYLE(IF([raw.K7]&lt;[raw.AS7];&quot;Red&quot;;IF([raw.K7]&gt;[raw.AT7];&quot;Blue&quot;;&quot;Green&quot;)))" office:value-type="float" office:value="0.0225" calcext:value-type="float">
            <text:p>0.0225</text:p>
          </table:table-cell>
          <table:table-cell table:style-name="ce29" table:formula="of:=[raw.AU7]+ORG.OPENOFFICE.STYLE(IF([raw.K7]&lt;[raw.AV7];&quot;Red&quot;;IF([raw.K7]&gt;[raw.AW7];&quot;Blue&quot;;&quot;Green&quot;)))" office:value-type="float" office:value="0.0265" calcext:value-type="float">
            <text:p>0.0265</text:p>
          </table:table-cell>
        </table:table-row>
        <table:table-row table:style-name="ro1">
          <table:table-cell table:style-name="ce5" table:formula="of:=[$raw.A8]" office:value-type="string" office:string-value="bh_dep_posonly" calcext:value-type="string">
            <text:p>bh_dep_posonly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0.25" calcext:value-type="float">
            <text:p>0.25</text:p>
          </table:table-cell>
          <table:table-cell table:style-name="ce34" table:formula="of:=[$raw.F8]" office:value-type="string" office:string-value="BH1995" calcext:value-type="string">
            <text:p>BH1995</text:p>
          </table:table-cell>
          <table:table-cell table:style-name="ce15" table:formula="of:=[raw.N8]+ORG.OPENOFFICE.STYLE(IF([raw.K8]&lt;[raw.O8];&quot;Red&quot;;IF([raw.K8]&gt;[raw.P8];&quot;Blue&quot;;&quot;Green&quot;)))" office:value-type="float" office:value="0.043356852861119" calcext:value-type="float">
            <text:p>0.0434</text:p>
          </table:table-cell>
          <table:table-cell table:style-name="ce6" table:formula="of:=[raw.Q8]+ORG.OPENOFFICE.STYLE(IF([raw.K8]&lt;[raw.R8];&quot;Red&quot;;IF([raw.K8]&gt;[raw.S8];&quot;Blue&quot;;&quot;Green&quot;)))" office:value-type="float" office:value="0.0407818740924086" calcext:value-type="float">
            <text:p>0.0408</text:p>
          </table:table-cell>
          <table:table-cell table:style-name="ce6" table:formula="of:=[raw.T8]+ORG.OPENOFFICE.STYLE(IF([raw.K8]&lt;[raw.U8];&quot;Red&quot;;IF([raw.K8]&gt;[raw.V8];&quot;Blue&quot;;&quot;Green&quot;)))" office:value-type="float" office:value="0.0407818740924086" calcext:value-type="float">
            <text:p>0.0408</text:p>
          </table:table-cell>
          <table:table-cell table:style-name="ce29" table:formula="of:=[raw.W8]+ORG.OPENOFFICE.STYLE(IF([raw.K8]&lt;[raw.X8];&quot;Red&quot;;IF([raw.K8]&gt;[raw.Y8];&quot;Blue&quot;;&quot;Green&quot;)))" office:value-type="float" office:value="0.0274365349909894" calcext:value-type="float">
            <text:p>0.0274</text:p>
          </table:table-cell>
          <table:table-cell table:style-name="ce15" table:formula="of:=[raw.Z8]+ORG.OPENOFFICE.STYLE(IF([raw.K8]&lt;[raw.AA8];&quot;Red&quot;;IF([raw.K8]&gt;[raw.AB8];&quot;Blue&quot;;&quot;Green&quot;)))" office:value-type="float" office:value="0.035946805506525" calcext:value-type="float">
            <text:p>0.0359</text:p>
          </table:table-cell>
          <table:table-cell table:style-name="ce6" table:formula="of:=[raw.AC8]+ORG.OPENOFFICE.STYLE(IF([raw.K8]&lt;[raw.AD8];&quot;Red&quot;;IF([raw.K8]&gt;[raw.AE8];&quot;Blue&quot;;&quot;Green&quot;)))" office:value-type="float" office:value="0.0181108134525723" calcext:value-type="float">
            <text:p>0.0181</text:p>
          </table:table-cell>
          <table:table-cell table:style-name="ce61" table:formula="of:=[raw.AF8]+ORG.OPENOFFICE.STYLE(IF([raw.K8]&lt;[raw.AG8];&quot;Red&quot;;IF([raw.K8]&gt;[raw.AH8];&quot;Blue&quot;;&quot;Green&quot;)))" office:value-type="float" office:value="0.0181108134525723" calcext:value-type="float">
            <text:p>0.0181</text:p>
          </table:table-cell>
          <table:table-cell table:style-name="ce29" table:formula="of:=[raw.AI8]+ORG.OPENOFFICE.STYLE(IF([raw.K8]&lt;[raw.AJ8];&quot;Red&quot;;IF([raw.K8]&gt;[raw.AK8];&quot;Blue&quot;;&quot;Green&quot;)))" office:value-type="float" office:value="0.0232229152529062" calcext:value-type="float">
            <text:p>0.0232</text:p>
          </table:table-cell>
          <table:table-cell table:style-name="ce15" table:formula="of:=[raw.AL8]+ORG.OPENOFFICE.STYLE(IF([raw.K8]&lt;[raw.AM8];&quot;Red&quot;;IF([raw.K8]&gt;[raw.AN8];&quot;Blue&quot;;&quot;Green&quot;)))" office:value-type="float" office:value="0.035" calcext:value-type="float">
            <text:p>0.0350</text:p>
          </table:table-cell>
          <table:table-cell table:style-name="ce9" table:formula="of:=[raw.AO8]+ORG.OPENOFFICE.STYLE(IF([raw.K8]&lt;[raw.AP8];&quot;Red&quot;;IF([raw.K8]&gt;[raw.AQ8];&quot;Blue&quot;;&quot;Green&quot;)))" office:value-type="float" office:value="0.693" calcext:value-type="float">
            <text:p>0.6930</text:p>
          </table:table-cell>
          <table:table-cell table:style-name="ce9" table:formula="of:=[raw.AR8]+ORG.OPENOFFICE.STYLE(IF([raw.K8]&lt;[raw.AS8];&quot;Red&quot;;IF([raw.K8]&gt;[raw.AT8];&quot;Blue&quot;;&quot;Green&quot;)))" office:value-type="float" office:value="0.693" calcext:value-type="float">
            <text:p>0.6930</text:p>
          </table:table-cell>
          <table:table-cell table:style-name="ce29" table:formula="of:=[raw.AU8]+ORG.OPENOFFICE.STYLE(IF([raw.K8]&lt;[raw.AV8];&quot;Red&quot;;IF([raw.K8]&gt;[raw.AW8];&quot;Blue&quot;;&quot;Green&quot;)))" office:value-type="float" office:value="0.0305" calcext:value-type="float">
            <text:p>0.0305</text:p>
          </table:table-cell>
        </table:table-row>
        <table:table-row table:style-name="ro1">
          <table:table-cell table:style-name="ce5" table:formula="of:=[$raw.A9]" office:value-type="string" office:string-value="bh_dep_negonly" calcext:value-type="string">
            <text:p>bh_dep_negonly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0.25" calcext:value-type="float">
            <text:p>0.25</text:p>
          </table:table-cell>
          <table:table-cell table:style-name="ce34" table:formula="of:=[$raw.F9]" office:value-type="string" office:string-value="BH1995" calcext:value-type="string">
            <text:p>BH1995</text:p>
          </table:table-cell>
          <table:table-cell table:style-name="ce15" table:formula="of:=[raw.N9]+ORG.OPENOFFICE.STYLE(IF([raw.K9]&lt;[raw.O9];&quot;Red&quot;;IF([raw.K9]&gt;[raw.P9];&quot;Blue&quot;;&quot;Green&quot;)))" office:value-type="float" office:value="0.0434041477054407" calcext:value-type="float">
            <text:p>0.0434</text:p>
          </table:table-cell>
          <table:table-cell table:style-name="ce6" table:formula="of:=[raw.Q9]+ORG.OPENOFFICE.STYLE(IF([raw.K9]&lt;[raw.R9];&quot;Red&quot;;IF([raw.K9]&gt;[raw.S9];&quot;Blue&quot;;&quot;Green&quot;)))" office:value-type="float" office:value="0.0392248822008749" calcext:value-type="float">
            <text:p>0.0392</text:p>
          </table:table-cell>
          <table:table-cell table:style-name="ce6" table:formula="of:=[raw.T9]+ORG.OPENOFFICE.STYLE(IF([raw.K9]&lt;[raw.U9];&quot;Red&quot;;IF([raw.K9]&gt;[raw.V9];&quot;Blue&quot;;&quot;Green&quot;)))" office:value-type="float" office:value="0.0392248822008749" calcext:value-type="float">
            <text:p>0.0392</text:p>
          </table:table-cell>
          <table:table-cell table:style-name="ce29" table:formula="of:=[raw.W9]+ORG.OPENOFFICE.STYLE(IF([raw.K9]&lt;[raw.X9];&quot;Red&quot;;IF([raw.K9]&gt;[raw.Y9];&quot;Blue&quot;;&quot;Green&quot;)))" office:value-type="float" office:value="0.0283082899803008" calcext:value-type="float">
            <text:p>0.0283</text:p>
          </table:table-cell>
          <table:table-cell table:style-name="ce15" table:formula="of:=[raw.Z9]+ORG.OPENOFFICE.STYLE(IF([raw.K9]&lt;[raw.AA9];&quot;Red&quot;;IF([raw.K9]&gt;[raw.AB9];&quot;Blue&quot;;&quot;Green&quot;)))" office:value-type="float" office:value="0.03" calcext:value-type="float">
            <text:p>0.0300</text:p>
          </table:table-cell>
          <table:table-cell table:style-name="ce9" table:formula="of:=[raw.AC9]+ORG.OPENOFFICE.STYLE(IF([raw.K9]&lt;[raw.AD9];&quot;Red&quot;;IF([raw.K9]&gt;[raw.AE9];&quot;Blue&quot;;&quot;Green&quot;)))" office:value-type="float" office:value="0.701" calcext:value-type="float">
            <text:p>0.7010</text:p>
          </table:table-cell>
          <table:table-cell table:style-name="ce62" table:formula="of:=[raw.AF9]+ORG.OPENOFFICE.STYLE(IF([raw.K9]&lt;[raw.AG9];&quot;Red&quot;;IF([raw.K9]&gt;[raw.AH9];&quot;Blue&quot;;&quot;Green&quot;)))" office:value-type="float" office:value="0.701" calcext:value-type="float">
            <text:p>0.7010</text:p>
          </table:table-cell>
          <table:table-cell table:style-name="ce29" table:formula="of:=[raw.AI9]+ORG.OPENOFFICE.STYLE(IF([raw.K9]&lt;[raw.AJ9];&quot;Red&quot;;IF([raw.K9]&gt;[raw.AK9];&quot;Blue&quot;;&quot;Green&quot;)))" office:value-type="float" office:value="0.0245" calcext:value-type="float">
            <text:p>0.0245</text:p>
          </table:table-cell>
          <table:table-cell table:style-name="ce15" table:formula="of:=[raw.AL9]+ORG.OPENOFFICE.STYLE(IF([raw.K9]&lt;[raw.AM9];&quot;Red&quot;;IF([raw.K9]&gt;[raw.AN9];&quot;Blue&quot;;&quot;Green&quot;)))" office:value-type="float" office:value="0.0389125436701913" calcext:value-type="float">
            <text:p>0.0389</text:p>
          </table:table-cell>
          <table:table-cell table:style-name="ce6" table:formula="of:=[raw.AO9]+ORG.OPENOFFICE.STYLE(IF([raw.K9]&lt;[raw.AP9];&quot;Red&quot;;IF([raw.K9]&gt;[raw.AQ9];&quot;Blue&quot;;&quot;Green&quot;)))" office:value-type="float" office:value="0.0209171940671335" calcext:value-type="float">
            <text:p>0.0209</text:p>
          </table:table-cell>
          <table:table-cell table:style-name="ce6" table:formula="of:=[raw.AR9]+ORG.OPENOFFICE.STYLE(IF([raw.K9]&lt;[raw.AS9];&quot;Red&quot;;IF([raw.K9]&gt;[raw.AT9];&quot;Blue&quot;;&quot;Green&quot;)))" office:value-type="float" office:value="0.0209171940671335" calcext:value-type="float">
            <text:p>0.0209</text:p>
          </table:table-cell>
          <table:table-cell table:style-name="ce29" table:formula="of:=[raw.AU9]+ORG.OPENOFFICE.STYLE(IF([raw.K9]&lt;[raw.AV9];&quot;Red&quot;;IF([raw.K9]&gt;[raw.AW9];&quot;Blue&quot;;&quot;Green&quot;)))" office:value-type="float" office:value="0.0260607829422157" calcext:value-type="float">
            <text:p>0.0261</text:p>
          </table:table-cell>
        </table:table-row>
        <table:table-row table:style-name="ro1">
          <table:table-cell table:style-name="ce5" table:formula="of:=[$raw.A10]" office:value-type="string" office:string-value="bh_dep_balanced" calcext:value-type="string">
            <text:p>bh_dep_balanced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0.25" calcext:value-type="float">
            <text:p>0.25</text:p>
          </table:table-cell>
          <table:table-cell table:style-name="ce34" table:formula="of:=[$raw.F10]" office:value-type="string" office:string-value="BH1995" calcext:value-type="string">
            <text:p>BH1995</text:p>
          </table:table-cell>
          <table:table-cell table:style-name="ce15" table:formula="of:=[raw.N10]+ORG.OPENOFFICE.STYLE(IF([raw.K10]&lt;[raw.O10];&quot;Red&quot;;IF([raw.K10]&gt;[raw.P10];&quot;Blue&quot;;&quot;Green&quot;)))" office:value-type="float" office:value="0.0373119999380733" calcext:value-type="float">
            <text:p>0.0373</text:p>
          </table:table-cell>
          <table:table-cell table:style-name="ce6" table:formula="of:=[raw.Q10]+ORG.OPENOFFICE.STYLE(IF([raw.K10]&lt;[raw.R10];&quot;Red&quot;;IF([raw.K10]&gt;[raw.S10];&quot;Blue&quot;;&quot;Green&quot;)))" office:value-type="float" office:value="0.0267916377481116" calcext:value-type="float">
            <text:p>0.0268</text:p>
          </table:table-cell>
          <table:table-cell table:style-name="ce6" table:formula="of:=[raw.T10]+ORG.OPENOFFICE.STYLE(IF([raw.K10]&lt;[raw.U10];&quot;Red&quot;;IF([raw.K10]&gt;[raw.V10];&quot;Blue&quot;;&quot;Green&quot;)))" office:value-type="float" office:value="0.0267916377481116" calcext:value-type="float">
            <text:p>0.0268</text:p>
          </table:table-cell>
          <table:table-cell table:style-name="ce29" table:formula="of:=[raw.W10]+ORG.OPENOFFICE.STYLE(IF([raw.K10]&lt;[raw.X10];&quot;Red&quot;;IF([raw.K10]&gt;[raw.Y10];&quot;Blue&quot;;&quot;Green&quot;)))" office:value-type="float" office:value="0.0290276188622964" calcext:value-type="float">
            <text:p>0.0290</text:p>
          </table:table-cell>
          <table:table-cell table:style-name="ce15" table:formula="of:=[raw.Z10]+ORG.OPENOFFICE.STYLE(IF([raw.K10]&lt;[raw.AA10];&quot;Red&quot;;IF([raw.K10]&gt;[raw.AB10];&quot;Blue&quot;;&quot;Green&quot;)))" office:value-type="float" office:value="0.0247940188920167" calcext:value-type="float">
            <text:p>0.0248</text:p>
          </table:table-cell>
          <table:table-cell table:style-name="ce6" table:formula="of:=[raw.AC10]+ORG.OPENOFFICE.STYLE(IF([raw.K10]&lt;[raw.AD10];&quot;Red&quot;;IF([raw.K10]&gt;[raw.AE10];&quot;Blue&quot;;&quot;Green&quot;)))" office:value-type="float" office:value="0.0196608256992376" calcext:value-type="float">
            <text:p>0.0197</text:p>
          </table:table-cell>
          <table:table-cell table:style-name="ce61" table:formula="of:=[raw.AF10]+ORG.OPENOFFICE.STYLE(IF([raw.K10]&lt;[raw.AG10];&quot;Red&quot;;IF([raw.K10]&gt;[raw.AH10];&quot;Blue&quot;;&quot;Green&quot;)))" office:value-type="float" office:value="0.0196608256992376" calcext:value-type="float">
            <text:p>0.0197</text:p>
          </table:table-cell>
          <table:table-cell table:style-name="ce29" table:formula="of:=[raw.AI10]+ORG.OPENOFFICE.STYLE(IF([raw.K10]&lt;[raw.AJ10];&quot;Red&quot;;IF([raw.K10]&gt;[raw.AK10];&quot;Blue&quot;;&quot;Green&quot;)))" office:value-type="float" office:value="0.0205162245322376" calcext:value-type="float">
            <text:p>0.0205</text:p>
          </table:table-cell>
          <table:table-cell table:style-name="ce15" table:formula="of:=[raw.AL10]+ORG.OPENOFFICE.STYLE(IF([raw.K10]&lt;[raw.AM10];&quot;Red&quot;;IF([raw.K10]&gt;[raw.AN10];&quot;Blue&quot;;&quot;Green&quot;)))" office:value-type="float" office:value="0.0265225442863137" calcext:value-type="float">
            <text:p>0.0265</text:p>
          </table:table-cell>
          <table:table-cell table:style-name="ce6" table:formula="of:=[raw.AO10]+ORG.OPENOFFICE.STYLE(IF([raw.K10]&lt;[raw.AP10];&quot;Red&quot;;IF([raw.K10]&gt;[raw.AQ10];&quot;Blue&quot;;&quot;Green&quot;)))" office:value-type="float" office:value="0.021584857240803" calcext:value-type="float">
            <text:p>0.0216</text:p>
          </table:table-cell>
          <table:table-cell table:style-name="ce6" table:formula="of:=[raw.AR10]+ORG.OPENOFFICE.STYLE(IF([raw.K10]&lt;[raw.AS10];&quot;Red&quot;;IF([raw.K10]&gt;[raw.AT10];&quot;Blue&quot;;&quot;Green&quot;)))" office:value-type="float" office:value="0.021584857240803" calcext:value-type="float">
            <text:p>0.0216</text:p>
          </table:table-cell>
          <table:table-cell table:style-name="ce29" table:formula="of:=[raw.AU10]+ORG.OPENOFFICE.STYLE(IF([raw.K10]&lt;[raw.AV10];&quot;Red&quot;;IF([raw.K10]&gt;[raw.AW10];&quot;Blue&quot;;&quot;Green&quot;)))" office:value-type="float" office:value="0.0224101580204849" calcext:value-type="float">
            <text:p>0.0224</text:p>
          </table:table-cell>
        </table:table-row>
        <table:table-row table:style-name="ro1">
          <table:table-cell table:style-name="ce11" table:formula="of:=[$raw.A11]" office:value-type="string" office:string-value="bh_dep_unbalanced" calcext:value-type="string">
            <text:p>bh_dep_unbalanced</text:p>
          </table:table-cell>
          <table:table-cell table:style-name="ce21" table:formula="of:=[$raw.B11]" office:value-type="float" office:value="10" calcext:value-type="float">
            <text:p>10</text:p>
          </table:table-cell>
          <table:table-cell table:style-name="ce21" table:formula="of:=[$raw.C11]" office:value-type="float" office:value="0.1" calcext:value-type="float">
            <text:p>0.1</text:p>
          </table:table-cell>
          <table:table-cell table:style-name="ce21" table:formula="of:=[$raw.D11]" office:value-type="float" office:value="0.4" calcext:value-type="float">
            <text:p>0.4</text:p>
          </table:table-cell>
          <table:table-cell table:style-name="ce21" table:formula="of:=[$raw.E11]" office:value-type="float" office:value="0.25" calcext:value-type="float">
            <text:p>0.25</text:p>
          </table:table-cell>
          <table:table-cell table:style-name="ce35" table:formula="of:=[$raw.F11]" office:value-type="string" office:string-value="BH1995" calcext:value-type="string">
            <text:p>BH1995</text:p>
          </table:table-cell>
          <table:table-cell table:style-name="ce17" table:formula="of:=[raw.N11]+ORG.OPENOFFICE.STYLE(IF([raw.K11]&lt;[raw.O11];&quot;Red&quot;;IF([raw.K11]&gt;[raw.P11];&quot;Blue&quot;;&quot;Green&quot;)))" office:value-type="float" office:value="0.0337472782153209" calcext:value-type="float">
            <text:p>0.0337</text:p>
          </table:table-cell>
          <table:table-cell table:style-name="ce23" table:formula="of:=[raw.Q11]+ORG.OPENOFFICE.STYLE(IF([raw.K11]&lt;[raw.R11];&quot;Red&quot;;IF([raw.K11]&gt;[raw.S11];&quot;Blue&quot;;&quot;Green&quot;)))" office:value-type="float" office:value="0.0260622938125484" calcext:value-type="float">
            <text:p>0.0261</text:p>
          </table:table-cell>
          <table:table-cell table:style-name="ce23" table:formula="of:=[raw.T11]+ORG.OPENOFFICE.STYLE(IF([raw.K11]&lt;[raw.U11];&quot;Red&quot;;IF([raw.K11]&gt;[raw.V11];&quot;Blue&quot;;&quot;Green&quot;)))" office:value-type="float" office:value="0.0260622938125484" calcext:value-type="float">
            <text:p>0.0261</text:p>
          </table:table-cell>
          <table:table-cell table:style-name="ce32" table:formula="of:=[raw.W11]+ORG.OPENOFFICE.STYLE(IF([raw.K11]&lt;[raw.X11];&quot;Red&quot;;IF([raw.K11]&gt;[raw.Y11];&quot;Blue&quot;;&quot;Green&quot;)))" office:value-type="float" office:value="0.0254695128617831" calcext:value-type="float">
            <text:p>0.0255</text:p>
          </table:table-cell>
          <table:table-cell table:style-name="ce17" table:formula="of:=[raw.Z11]+ORG.OPENOFFICE.STYLE(IF([raw.K11]&lt;[raw.AA11];&quot;Red&quot;;IF([raw.K11]&gt;[raw.AB11];&quot;Blue&quot;;&quot;Green&quot;)))" office:value-type="float" office:value="0.0233702642887385" calcext:value-type="float">
            <text:p>0.0234</text:p>
          </table:table-cell>
          <table:table-cell table:style-name="ce23" table:formula="of:=[raw.AC11]+ORG.OPENOFFICE.STYLE(IF([raw.K11]&lt;[raw.AD11];&quot;Red&quot;;IF([raw.K11]&gt;[raw.AE11];&quot;Blue&quot;;&quot;Green&quot;)))" office:value-type="float" office:value="0.0366513337037692" calcext:value-type="float">
            <text:p>0.0367</text:p>
          </table:table-cell>
          <table:table-cell table:style-name="ce23" table:formula="of:=[raw.AF11]+ORG.OPENOFFICE.STYLE(IF([raw.K11]&lt;[raw.AG11];&quot;Red&quot;;IF([raw.K11]&gt;[raw.AH11];&quot;Blue&quot;;&quot;Green&quot;)))" office:value-type="float" office:value="0.0366513337037692" calcext:value-type="float">
            <text:p>0.0367</text:p>
          </table:table-cell>
          <table:table-cell table:style-name="ce32" table:formula="of:=[raw.AI11]+ORG.OPENOFFICE.STYLE(IF([raw.K11]&lt;[raw.AJ11];&quot;Red&quot;;IF([raw.K11]&gt;[raw.AK11];&quot;Blue&quot;;&quot;Green&quot;)))" office:value-type="float" office:value="0.0254769083361371" calcext:value-type="float">
            <text:p>0.0255</text:p>
          </table:table-cell>
          <table:table-cell table:style-name="ce17" table:formula="of:=[raw.AL11]+ORG.OPENOFFICE.STYLE(IF([raw.K11]&lt;[raw.AM11];&quot;Red&quot;;IF([raw.K11]&gt;[raw.AN11];&quot;Blue&quot;;&quot;Green&quot;)))" office:value-type="float" office:value="0.0256961048329703" calcext:value-type="float">
            <text:p>0.0257</text:p>
          </table:table-cell>
          <table:table-cell table:style-name="ce23" table:formula="of:=[raw.AO11]+ORG.OPENOFFICE.STYLE(IF([raw.K11]&lt;[raw.AP11];&quot;Red&quot;;IF([raw.K11]&gt;[raw.AQ11];&quot;Blue&quot;;&quot;Green&quot;)))" office:value-type="float" office:value="0.0153131209494878" calcext:value-type="float">
            <text:p>0.0153</text:p>
          </table:table-cell>
          <table:table-cell table:style-name="ce23" table:formula="of:=[raw.AR11]+ORG.OPENOFFICE.STYLE(IF([raw.K11]&lt;[raw.AS11];&quot;Red&quot;;IF([raw.K11]&gt;[raw.AT11];&quot;Blue&quot;;&quot;Green&quot;)))" office:value-type="float" office:value="0.0153131209494878" calcext:value-type="float">
            <text:p>0.0153</text:p>
          </table:table-cell>
          <table:table-cell table:style-name="ce32" table:formula="of:=[raw.AU11]+ORG.OPENOFFICE.STYLE(IF([raw.K11]&lt;[raw.AV11];&quot;Red&quot;;IF([raw.K11]&gt;[raw.AW11];&quot;Blue&quot;;&quot;Green&quot;)))" office:value-type="float" office:value="0.0175428428013832" calcext:value-type="float">
            <text:p>0.0175</text:p>
          </table:table-cell>
        </table:table-row>
        <table:table-row table:style-name="ro1">
          <table:table-cell table:style-name="ce5" table:formula="of:=[$raw.A12]" office:value-type="string" office:string-value="bky_indep_null" calcext:value-type="string">
            <text:p>bky_indep_null</text:p>
          </table:table-cell>
          <table:table-cell table:style-name="ce2" table:formula="of:=[$raw.B12]" office:value-type="float" office:value="1" calcext:value-type="float">
            <text:p>1</text:p>
          </table:table-cell>
          <table:table-cell table:formula="of:=[$raw.C12]" office:value-type="float" office:value="0" calcext:value-type="float">
            <text:p>0</text:p>
          </table:table-cell>
          <table:table-cell table:formula="of:=[$raw.D12]" office:value-type="float" office:value="0" calcext:value-type="float">
            <text:p>0</text:p>
          </table:table-cell>
          <table:table-cell table:formula="of:=[$raw.E12]" office:value-type="float" office:value="0" calcext:value-type="float">
            <text:p>0</text:p>
          </table:table-cell>
          <table:table-cell table:style-name="ce34" table:formula="of:=[$raw.F12]" office:value-type="string" office:string-value="BKY2006" calcext:value-type="string">
            <text:p>BKY2006</text:p>
          </table:table-cell>
          <table:table-cell table:style-name="ce38" table:formula="of:=[raw.N12]+ORG.OPENOFFICE.STYLE(IF([raw.K12]&lt;[raw.O12];&quot;Red&quot;;IF([raw.K12]&gt;[raw.P12];&quot;Blue&quot;;&quot;Green&quot;)))" office:value-type="float" office:value="0.102" calcext:value-type="float">
            <text:p>0.1020</text:p>
          </table:table-cell>
          <table:table-cell table:style-name="ce7" table:formula="of:=[raw.Q12]+ORG.OPENOFFICE.STYLE(IF([raw.K12]&lt;[raw.R12];&quot;Red&quot;;IF([raw.K12]&gt;[raw.S12];&quot;Blue&quot;;&quot;Green&quot;)))" office:value-type="float" office:value="0.0555" calcext:value-type="float">
            <text:p>0.0555</text:p>
          </table:table-cell>
          <table:table-cell table:style-name="ce7" table:formula="of:=[raw.T12]+ORG.OPENOFFICE.STYLE(IF([raw.K12]&lt;[raw.U12];&quot;Red&quot;;IF([raw.K12]&gt;[raw.V12];&quot;Blue&quot;;&quot;Green&quot;)))" office:value-type="float" office:value="0.0555" calcext:value-type="float">
            <text:p>0.0555</text:p>
          </table:table-cell>
          <table:table-cell table:style-name="ce30" table:formula="of:=[raw.W12]+ORG.OPENOFFICE.STYLE(IF([raw.K12]&lt;[raw.X12];&quot;Red&quot;;IF([raw.K12]&gt;[raw.Y12];&quot;Blue&quot;;&quot;Green&quot;)))" office:value-type="float" office:value="0.1025" calcext:value-type="float">
            <text:p>0.1025</text:p>
          </table:table-cell>
          <table:table-cell table:style-name="ce16" table:formula="of:=[raw.Z12]+ORG.OPENOFFICE.STYLE(IF([raw.K12]&lt;[raw.AA12];&quot;Red&quot;;IF([raw.K12]&gt;[raw.AB12];&quot;Blue&quot;;&quot;Green&quot;)))" office:value-type="float" office:value="0.052" calcext:value-type="float">
            <text:p>0.0520</text:p>
          </table:table-cell>
          <table:table-cell table:style-name="ce6" table:formula="of:=[raw.AC12]+ORG.OPENOFFICE.STYLE(IF([raw.K12]&lt;[raw.AD12];&quot;Red&quot;;IF([raw.K12]&gt;[raw.AE12];&quot;Blue&quot;;&quot;Green&quot;)))" office:value-type="float" office:value="0.03" calcext:value-type="float">
            <text:p>0.0300</text:p>
          </table:table-cell>
          <table:table-cell table:style-name="ce61" table:formula="of:=[raw.AF12]+ORG.OPENOFFICE.STYLE(IF([raw.K12]&lt;[raw.AG12];&quot;Red&quot;;IF([raw.K12]&gt;[raw.AH12];&quot;Blue&quot;;&quot;Green&quot;)))" office:value-type="float" office:value="0.03" calcext:value-type="float">
            <text:p>0.0300</text:p>
          </table:table-cell>
          <table:table-cell table:style-name="ce31" table:formula="of:=[raw.AI12]+ORG.OPENOFFICE.STYLE(IF([raw.K12]&lt;[raw.AJ12];&quot;Red&quot;;IF([raw.K12]&gt;[raw.AK12];&quot;Blue&quot;;&quot;Green&quot;)))" office:value-type="float" office:value="0.052" calcext:value-type="float">
            <text:p>0.0520</text:p>
          </table:table-cell>
          <table:table-cell table:style-name="ce16" table:formula="of:=[raw.AL12]+ORG.OPENOFFICE.STYLE(IF([raw.K12]&lt;[raw.AM12];&quot;Red&quot;;IF([raw.K12]&gt;[raw.AN12];&quot;Blue&quot;;&quot;Green&quot;)))" office:value-type="float" office:value="0.0525" calcext:value-type="float">
            <text:p>0.0525</text:p>
          </table:table-cell>
          <table:table-cell table:style-name="ce6" table:formula="of:=[raw.AO12]+ORG.OPENOFFICE.STYLE(IF([raw.K12]&lt;[raw.AP12];&quot;Red&quot;;IF([raw.K12]&gt;[raw.AQ12];&quot;Blue&quot;;&quot;Green&quot;)))" office:value-type="float" office:value="0.028" calcext:value-type="float">
            <text:p>0.0280</text:p>
          </table:table-cell>
          <table:table-cell table:style-name="ce6" table:formula="of:=[raw.AR12]+ORG.OPENOFFICE.STYLE(IF([raw.K12]&lt;[raw.AS12];&quot;Red&quot;;IF([raw.K12]&gt;[raw.AT12];&quot;Blue&quot;;&quot;Green&quot;)))" office:value-type="float" office:value="0.028" calcext:value-type="float">
            <text:p>0.0280</text:p>
          </table:table-cell>
          <table:table-cell table:style-name="ce31" table:formula="of:=[raw.AU12]+ORG.OPENOFFICE.STYLE(IF([raw.K12]&lt;[raw.AV12];&quot;Red&quot;;IF([raw.K12]&gt;[raw.AW12];&quot;Blue&quot;;&quot;Green&quot;)))" office:value-type="float" office:value="0.053" calcext:value-type="float">
            <text:p>0.0530</text:p>
          </table:table-cell>
        </table:table-row>
        <table:table-row table:style-name="ro1">
          <table:table-cell table:style-name="ce5" table:formula="of:=[$raw.A13]" office:value-type="string" office:string-value="bky_indep_posonly" calcext:value-type="string">
            <text:p>bky_indep_posonly</text:p>
          </table:table-cell>
          <table:table-cell table:style-name="ce2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34" table:formula="of:=[$raw.F13]" office:value-type="string" office:string-value="BKY2006" calcext:value-type="string">
            <text:p>BKY2006</text:p>
          </table:table-cell>
          <table:table-cell table:style-name="ce15" table:formula="of:=[raw.N13]+ORG.OPENOFFICE.STYLE(IF([raw.K13]&lt;[raw.O13];&quot;Red&quot;;IF([raw.K13]&gt;[raw.P13];&quot;Blue&quot;;&quot;Green&quot;)))" office:value-type="float" office:value="0.0468617696792067" calcext:value-type="float">
            <text:p>0.0469</text:p>
          </table:table-cell>
          <table:table-cell table:style-name="ce6" table:formula="of:=[raw.Q13]+ORG.OPENOFFICE.STYLE(IF([raw.K13]&lt;[raw.R13];&quot;Red&quot;;IF([raw.K13]&gt;[raw.S13];&quot;Blue&quot;;&quot;Green&quot;)))" office:value-type="float" office:value="0.0408122121302253" calcext:value-type="float">
            <text:p>0.0408</text:p>
          </table:table-cell>
          <table:table-cell table:style-name="ce6" table:formula="of:=[raw.T13]+ORG.OPENOFFICE.STYLE(IF([raw.K13]&lt;[raw.U13];&quot;Red&quot;;IF([raw.K13]&gt;[raw.V13];&quot;Blue&quot;;&quot;Green&quot;)))" office:value-type="float" office:value="0.044924866529891" calcext:value-type="float">
            <text:p>0.0449</text:p>
          </table:table-cell>
          <table:table-cell table:style-name="ce29" table:formula="of:=[raw.W13]+ORG.OPENOFFICE.STYLE(IF([raw.K13]&lt;[raw.X13];&quot;Red&quot;;IF([raw.K13]&gt;[raw.Y13];&quot;Blue&quot;;&quot;Green&quot;)))" office:value-type="float" office:value="0.0434435264338249" calcext:value-type="float">
            <text:p>0.0434</text:p>
          </table:table-cell>
          <table:table-cell table:style-name="ce15" table:formula="of:=[raw.Z13]+ORG.OPENOFFICE.STYLE(IF([raw.K13]&lt;[raw.AA13];&quot;Red&quot;;IF([raw.K13]&gt;[raw.AB13];&quot;Blue&quot;;&quot;Green&quot;)))" office:value-type="float" office:value="0.0467858914485551" calcext:value-type="float">
            <text:p>0.0468</text:p>
          </table:table-cell>
          <table:table-cell table:style-name="ce6" table:formula="of:=[raw.AC13]+ORG.OPENOFFICE.STYLE(IF([raw.K13]&lt;[raw.AD13];&quot;Red&quot;;IF([raw.K13]&gt;[raw.AE13];&quot;Blue&quot;;&quot;Green&quot;)))" office:value-type="float" office:value="0.0207246692519596" calcext:value-type="float">
            <text:p>0.0207</text:p>
          </table:table-cell>
          <table:table-cell table:style-name="ce61" table:formula="of:=[raw.AF13]+ORG.OPENOFFICE.STYLE(IF([raw.K13]&lt;[raw.AG13];&quot;Red&quot;;IF([raw.K13]&gt;[raw.AH13];&quot;Blue&quot;;&quot;Green&quot;)))" office:value-type="float" office:value="0.0228778768886806" calcext:value-type="float">
            <text:p>0.0229</text:p>
          </table:table-cell>
          <table:table-cell table:style-name="ce29" table:formula="of:=[raw.AI13]+ORG.OPENOFFICE.STYLE(IF([raw.K13]&lt;[raw.AJ13];&quot;Red&quot;;IF([raw.K13]&gt;[raw.AK13];&quot;Blue&quot;;&quot;Green&quot;)))" office:value-type="float" office:value="0.0433368514312652" calcext:value-type="float">
            <text:p>0.0433</text:p>
          </table:table-cell>
          <table:table-cell table:style-name="ce15" table:formula="of:=[raw.AL13]+ORG.OPENOFFICE.STYLE(IF([raw.K13]&lt;[raw.AM13];&quot;Red&quot;;IF([raw.K13]&gt;[raw.AN13];&quot;Blue&quot;;&quot;Green&quot;)))" office:value-type="float" office:value="0.0315" calcext:value-type="float">
            <text:p>0.0315</text:p>
          </table:table-cell>
          <table:table-cell table:style-name="ce9" table:formula="of:=[raw.AO13]+ORG.OPENOFFICE.STYLE(IF([raw.K13]&lt;[raw.AP13];&quot;Red&quot;;IF([raw.K13]&gt;[raw.AQ13];&quot;Blue&quot;;&quot;Green&quot;)))" office:value-type="float" office:value="1" calcext:value-type="float">
            <text:p>1.0000</text:p>
          </table:table-cell>
          <table:table-cell table:style-name="ce9" table:formula="of:=[raw.AR13]+ORG.OPENOFFICE.STYLE(IF([raw.K13]&lt;[raw.AS13];&quot;Red&quot;;IF([raw.K13]&gt;[raw.AT13];&quot;Blue&quot;;&quot;Green&quot;)))" office:value-type="float" office:value="1" calcext:value-type="float">
            <text:p>1.0000</text:p>
          </table:table-cell>
          <table:table-cell table:style-name="ce31" table:formula="of:=[raw.AU13]+ORG.OPENOFFICE.STYLE(IF([raw.K13]&lt;[raw.AV13];&quot;Red&quot;;IF([raw.K13]&gt;[raw.AW13];&quot;Blue&quot;;&quot;Green&quot;)))" office:value-type="float" office:value="0.0435" calcext:value-type="float">
            <text:p>0.0435</text:p>
          </table:table-cell>
        </table:table-row>
        <table:table-row table:style-name="ro1">
          <table:table-cell table:style-name="ce5" table:formula="of:=[$raw.A14]" office:value-type="string" office:string-value="bky_indep_negonly" calcext:value-type="string">
            <text:p>bky_indep_negonly</text:p>
          </table:table-cell>
          <table:table-cell table:style-name="ce2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34" table:formula="of:=[$raw.F14]" office:value-type="string" office:string-value="BKY2006" calcext:value-type="string">
            <text:p>BKY2006</text:p>
          </table:table-cell>
          <table:table-cell table:style-name="ce15" table:formula="of:=[raw.N14]+ORG.OPENOFFICE.STYLE(IF([raw.K14]&lt;[raw.O14];&quot;Red&quot;;IF([raw.K14]&gt;[raw.P14];&quot;Blue&quot;;&quot;Green&quot;)))" office:value-type="float" office:value="0.0483976876275493" calcext:value-type="float">
            <text:p>0.0484</text:p>
          </table:table-cell>
          <table:table-cell table:style-name="ce6" table:formula="of:=[raw.Q14]+ORG.OPENOFFICE.STYLE(IF([raw.K14]&lt;[raw.R14];&quot;Red&quot;;IF([raw.K14]&gt;[raw.S14];&quot;Blue&quot;;&quot;Green&quot;)))" office:value-type="float" office:value="0.0424374874093127" calcext:value-type="float">
            <text:p>0.0424</text:p>
          </table:table-cell>
          <table:table-cell table:style-name="ce6" table:formula="of:=[raw.T14]+ORG.OPENOFFICE.STYLE(IF([raw.K14]&lt;[raw.U14];&quot;Red&quot;;IF([raw.K14]&gt;[raw.V14];&quot;Blue&quot;;&quot;Green&quot;)))" office:value-type="float" office:value="0.0467148380668279" calcext:value-type="float">
            <text:p>0.0467</text:p>
          </table:table-cell>
          <table:table-cell table:style-name="ce29" table:formula="of:=[raw.W14]+ORG.OPENOFFICE.STYLE(IF([raw.K14]&lt;[raw.X14];&quot;Red&quot;;IF([raw.K14]&gt;[raw.Y14];&quot;Blue&quot;;&quot;Green&quot;)))" office:value-type="float" office:value="0.0452114493168506" calcext:value-type="float">
            <text:p>0.0452</text:p>
          </table:table-cell>
          <table:table-cell table:style-name="ce16" table:formula="of:=[raw.Z14]+ORG.OPENOFFICE.STYLE(IF([raw.K14]&lt;[raw.AA14];&quot;Red&quot;;IF([raw.K14]&gt;[raw.AB14];&quot;Blue&quot;;&quot;Green&quot;)))" office:value-type="float" office:value="0.0435" calcext:value-type="float">
            <text:p>0.0435</text:p>
          </table:table-cell>
          <table:table-cell table:style-name="ce9" table:formula="of:=[raw.AC14]+ORG.OPENOFFICE.STYLE(IF([raw.K14]&lt;[raw.AD14];&quot;Red&quot;;IF([raw.K14]&gt;[raw.AE14];&quot;Blue&quot;;&quot;Green&quot;)))" office:value-type="float" office:value="0.9975" calcext:value-type="float">
            <text:p>0.9975</text:p>
          </table:table-cell>
          <table:table-cell table:style-name="ce62" table:formula="of:=[raw.AF14]+ORG.OPENOFFICE.STYLE(IF([raw.K14]&lt;[raw.AG14];&quot;Red&quot;;IF([raw.K14]&gt;[raw.AH14];&quot;Blue&quot;;&quot;Green&quot;)))" office:value-type="float" office:value="0.999" calcext:value-type="float">
            <text:p>0.9990</text:p>
          </table:table-cell>
          <table:table-cell table:style-name="ce31" table:formula="of:=[raw.AI14]+ORG.OPENOFFICE.STYLE(IF([raw.K14]&lt;[raw.AJ14];&quot;Red&quot;;IF([raw.K14]&gt;[raw.AK14];&quot;Blue&quot;;&quot;Green&quot;)))" office:value-type="float" office:value="0.0545" calcext:value-type="float">
            <text:p>0.0545</text:p>
          </table:table-cell>
          <table:table-cell table:style-name="ce15" table:formula="of:=[raw.AL14]+ORG.OPENOFFICE.STYLE(IF([raw.K14]&lt;[raw.AM14];&quot;Red&quot;;IF([raw.K14]&gt;[raw.AN14];&quot;Blue&quot;;&quot;Green&quot;)))" office:value-type="float" office:value="0.0482822089136205" calcext:value-type="float">
            <text:p>0.0483</text:p>
          </table:table-cell>
          <table:table-cell table:style-name="ce6" table:formula="of:=[raw.AO14]+ORG.OPENOFFICE.STYLE(IF([raw.K14]&lt;[raw.AP14];&quot;Red&quot;;IF([raw.K14]&gt;[raw.AQ14];&quot;Blue&quot;;&quot;Green&quot;)))" office:value-type="float" office:value="0.0227407003049753" calcext:value-type="float">
            <text:p>0.0227</text:p>
          </table:table-cell>
          <table:table-cell table:style-name="ce6" table:formula="of:=[raw.AR14]+ORG.OPENOFFICE.STYLE(IF([raw.K14]&lt;[raw.AS14];&quot;Red&quot;;IF([raw.K14]&gt;[raw.AT14];&quot;Blue&quot;;&quot;Green&quot;)))" office:value-type="float" office:value="0.0249963561689639" calcext:value-type="float">
            <text:p>0.0250</text:p>
          </table:table-cell>
          <table:table-cell table:style-name="ce29" table:formula="of:=[raw.AU14]+ORG.OPENOFFICE.STYLE(IF([raw.K14]&lt;[raw.AV14];&quot;Red&quot;;IF([raw.K14]&gt;[raw.AW14];&quot;Blue&quot;;&quot;Green&quot;)))" office:value-type="float" office:value="0.0450601453309678" calcext:value-type="float">
            <text:p>0.0451</text:p>
          </table:table-cell>
        </table:table-row>
        <table:table-row table:style-name="ro1">
          <table:table-cell table:style-name="ce5" table:formula="of:=[$raw.A15]" office:value-type="string" office:string-value="bky_indep_balanced" calcext:value-type="string">
            <text:p>bky_indep_balanced</text:p>
          </table:table-cell>
          <table:table-cell table:style-name="ce2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34" table:formula="of:=[$raw.F15]" office:value-type="string" office:string-value="BKY2006" calcext:value-type="string">
            <text:p>BKY2006</text:p>
          </table:table-cell>
          <table:table-cell table:style-name="ce15" table:formula="of:=[raw.N15]+ORG.OPENOFFICE.STYLE(IF([raw.K15]&lt;[raw.O15];&quot;Red&quot;;IF([raw.K15]&gt;[raw.P15];&quot;Blue&quot;;&quot;Green&quot;)))" office:value-type="float" office:value="0.0318760101594748" calcext:value-type="float">
            <text:p>0.0319</text:p>
          </table:table-cell>
          <table:table-cell table:style-name="ce6" table:formula="of:=[raw.Q15]+ORG.OPENOFFICE.STYLE(IF([raw.K15]&lt;[raw.R15];&quot;Red&quot;;IF([raw.K15]&gt;[raw.S15];&quot;Blue&quot;;&quot;Green&quot;)))" office:value-type="float" office:value="0.0318057126003568" calcext:value-type="float">
            <text:p>0.0318</text:p>
          </table:table-cell>
          <table:table-cell table:style-name="ce6" table:formula="of:=[raw.T15]+ORG.OPENOFFICE.STYLE(IF([raw.K15]&lt;[raw.U15];&quot;Red&quot;;IF([raw.K15]&gt;[raw.V15];&quot;Blue&quot;;&quot;Green&quot;)))" office:value-type="float" office:value="0.0430493096507737" calcext:value-type="float">
            <text:p>0.0430</text:p>
          </table:table-cell>
          <table:table-cell table:style-name="ce29" table:formula="of:=[raw.W15]+ORG.OPENOFFICE.STYLE(IF([raw.K15]&lt;[raw.X15];&quot;Red&quot;;IF([raw.K15]&gt;[raw.Y15];&quot;Blue&quot;;&quot;Green&quot;)))" office:value-type="float" office:value="0.0431479729178266" calcext:value-type="float">
            <text:p>0.0431</text:p>
          </table:table-cell>
          <table:table-cell table:style-name="ce15" table:formula="of:=[raw.Z15]+ORG.OPENOFFICE.STYLE(IF([raw.K15]&lt;[raw.AA15];&quot;Red&quot;;IF([raw.K15]&gt;[raw.AB15];&quot;Blue&quot;;&quot;Green&quot;)))" office:value-type="float" office:value="0.0306820397312983" calcext:value-type="float">
            <text:p>0.0307</text:p>
          </table:table-cell>
          <table:table-cell table:style-name="ce6" table:formula="of:=[raw.AC15]+ORG.OPENOFFICE.STYLE(IF([raw.K15]&lt;[raw.AD15];&quot;Red&quot;;IF([raw.K15]&gt;[raw.AE15];&quot;Blue&quot;;&quot;Green&quot;)))" office:value-type="float" office:value="0.030657866680998" calcext:value-type="float">
            <text:p>0.0307</text:p>
          </table:table-cell>
          <table:table-cell table:style-name="ce61" table:formula="of:=[raw.AF15]+ORG.OPENOFFICE.STYLE(IF([raw.K15]&lt;[raw.AG15];&quot;Red&quot;;IF([raw.K15]&gt;[raw.AH15];&quot;Blue&quot;;&quot;Green&quot;)))" office:value-type="float" office:value="0.0419350662124125" calcext:value-type="float">
            <text:p>0.0419</text:p>
          </table:table-cell>
          <table:table-cell table:style-name="ce29" table:formula="of:=[raw.AI15]+ORG.OPENOFFICE.STYLE(IF([raw.K15]&lt;[raw.AJ15];&quot;Red&quot;;IF([raw.K15]&gt;[raw.AK15];&quot;Blue&quot;;&quot;Green&quot;)))" office:value-type="float" office:value="0.0419714882949667" calcext:value-type="float">
            <text:p>0.0420</text:p>
          </table:table-cell>
          <table:table-cell table:style-name="ce15" table:formula="of:=[raw.AL15]+ORG.OPENOFFICE.STYLE(IF([raw.K15]&lt;[raw.AM15];&quot;Red&quot;;IF([raw.K15]&gt;[raw.AN15];&quot;Blue&quot;;&quot;Green&quot;)))" office:value-type="float" office:value="0.0329505802018747" calcext:value-type="float">
            <text:p>0.0330</text:p>
          </table:table-cell>
          <table:table-cell table:style-name="ce6" table:formula="of:=[raw.AO15]+ORG.OPENOFFICE.STYLE(IF([raw.K15]&lt;[raw.AP15];&quot;Red&quot;;IF([raw.K15]&gt;[raw.AQ15];&quot;Blue&quot;;&quot;Green&quot;)))" office:value-type="float" office:value="0.032884495400771" calcext:value-type="float">
            <text:p>0.0329</text:p>
          </table:table-cell>
          <table:table-cell table:style-name="ce6" table:formula="of:=[raw.AR15]+ORG.OPENOFFICE.STYLE(IF([raw.K15]&lt;[raw.AS15];&quot;Red&quot;;IF([raw.K15]&gt;[raw.AT15];&quot;Blue&quot;;&quot;Green&quot;)))" office:value-type="float" office:value="0.0440763492554765" calcext:value-type="float">
            <text:p>0.0441</text:p>
          </table:table-cell>
          <table:table-cell table:style-name="ce29" table:formula="of:=[raw.AU15]+ORG.OPENOFFICE.STYLE(IF([raw.K15]&lt;[raw.AV15];&quot;Red&quot;;IF([raw.K15]&gt;[raw.AW15];&quot;Blue&quot;;&quot;Green&quot;)))" office:value-type="float" office:value="0.0441454132134007" calcext:value-type="float">
            <text:p>0.0441</text:p>
          </table:table-cell>
        </table:table-row>
        <table:table-row table:style-name="ro1">
          <table:table-cell table:style-name="ce5" table:formula="of:=[$raw.A16]" office:value-type="string" office:string-value="bky_indep_unbalanced" calcext:value-type="string">
            <text:p>bky_indep_unbalanced</text:p>
          </table:table-cell>
          <table:table-cell table:style-name="ce2" table:formula="of:=[$raw.B16]" office:value-type="float" office:value="5" calcext:value-type="float">
            <text:p>5</text:p>
          </table:table-cell>
          <table:table-cell table:formula="of:=[$raw.C16]" office:value-type="float" office:value="0.1" calcext:value-type="float">
            <text:p>0.1</text:p>
          </table:table-cell>
          <table:table-cell table:formula="of:=[$raw.D16]" office:value-type="float" office:value="0.4" calcext:value-type="float">
            <text:p>0.4</text:p>
          </table:table-cell>
          <table:table-cell table:formula="of:=[$raw.E16]" office:value-type="float" office:value="0" calcext:value-type="float">
            <text:p>0</text:p>
          </table:table-cell>
          <table:table-cell table:style-name="ce34" table:formula="of:=[$raw.F16]" office:value-type="string" office:string-value="BKY2006" calcext:value-type="string">
            <text:p>BKY2006</text:p>
          </table:table-cell>
          <table:table-cell table:style-name="ce15" table:formula="of:=[raw.N16]+ORG.OPENOFFICE.STYLE(IF([raw.K16]&lt;[raw.O16];&quot;Red&quot;;IF([raw.K16]&gt;[raw.P16];&quot;Blue&quot;;&quot;Green&quot;)))" office:value-type="float" office:value="0.0370500055043774" calcext:value-type="float">
            <text:p>0.0371</text:p>
          </table:table-cell>
          <table:table-cell table:style-name="ce6" table:formula="of:=[raw.Q16]+ORG.OPENOFFICE.STYLE(IF([raw.K16]&lt;[raw.R16];&quot;Red&quot;;IF([raw.K16]&gt;[raw.S16];&quot;Blue&quot;;&quot;Green&quot;)))" office:value-type="float" office:value="0.0316738184832049" calcext:value-type="float">
            <text:p>0.0317</text:p>
          </table:table-cell>
          <table:table-cell table:style-name="ce6" table:formula="of:=[raw.T16]+ORG.OPENOFFICE.STYLE(IF([raw.K16]&lt;[raw.U16];&quot;Red&quot;;IF([raw.K16]&gt;[raw.V16];&quot;Blue&quot;;&quot;Green&quot;)))" office:value-type="float" office:value="0.0428459504476985" calcext:value-type="float">
            <text:p>0.0428</text:p>
          </table:table-cell>
          <table:table-cell table:style-name="ce29" table:formula="of:=[raw.W16]+ORG.OPENOFFICE.STYLE(IF([raw.K16]&lt;[raw.X16];&quot;Red&quot;;IF([raw.K16]&gt;[raw.Y16];&quot;Blue&quot;;&quot;Green&quot;)))" office:value-type="float" office:value="0.0423736059667566" calcext:value-type="float">
            <text:p>0.0424</text:p>
          </table:table-cell>
          <table:table-cell table:style-name="ce15" table:formula="of:=[raw.Z16]+ORG.OPENOFFICE.STYLE(IF([raw.K16]&lt;[raw.AA16];&quot;Red&quot;;IF([raw.K16]&gt;[raw.AB16];&quot;Blue&quot;;&quot;Green&quot;)))" office:value-type="float" office:value="0.0263116435830184" calcext:value-type="float">
            <text:p>0.0263</text:p>
          </table:table-cell>
          <table:table-cell table:style-name="ce9" table:formula="of:=[raw.AC16]+ORG.OPENOFFICE.STYLE(IF([raw.K16]&lt;[raw.AD16];&quot;Red&quot;;IF([raw.K16]&gt;[raw.AE16];&quot;Blue&quot;;&quot;Green&quot;)))" office:value-type="float" office:value="0.07308319092184" calcext:value-type="float">
            <text:p>0.0731</text:p>
          </table:table-cell>
          <table:table-cell table:style-name="ce62" table:formula="of:=[raw.AF16]+ORG.OPENOFFICE.STYLE(IF([raw.K16]&lt;[raw.AG16];&quot;Red&quot;;IF([raw.K16]&gt;[raw.AH16];&quot;Blue&quot;;&quot;Green&quot;)))" office:value-type="float" office:value="0.0982907004859514" calcext:value-type="float">
            <text:p>0.0983</text:p>
          </table:table-cell>
          <table:table-cell table:style-name="ce29" table:formula="of:=[raw.AI16]+ORG.OPENOFFICE.STYLE(IF([raw.K16]&lt;[raw.AJ16];&quot;Red&quot;;IF([raw.K16]&gt;[raw.AK16];&quot;Blue&quot;;&quot;Green&quot;)))" office:value-type="float" office:value="0.0443695925517362" calcext:value-type="float">
            <text:p>0.0444</text:p>
          </table:table-cell>
          <table:table-cell table:style-name="ce15" table:formula="of:=[raw.AL16]+ORG.OPENOFFICE.STYLE(IF([raw.K16]&lt;[raw.AM16];&quot;Red&quot;;IF([raw.K16]&gt;[raw.AN16];&quot;Blue&quot;;&quot;Green&quot;)))" office:value-type="float" office:value="0.0388943895443536" calcext:value-type="float">
            <text:p>0.0389</text:p>
          </table:table-cell>
          <table:table-cell table:style-name="ce6" table:formula="of:=[raw.AO16]+ORG.OPENOFFICE.STYLE(IF([raw.K16]&lt;[raw.AP16];&quot;Red&quot;;IF([raw.K16]&gt;[raw.AQ16];&quot;Blue&quot;;&quot;Green&quot;)))" office:value-type="float" office:value="0.0206558740674067" calcext:value-type="float">
            <text:p>0.0207</text:p>
          </table:table-cell>
          <table:table-cell table:style-name="ce6" table:formula="of:=[raw.AR16]+ORG.OPENOFFICE.STYLE(IF([raw.K16]&lt;[raw.AS16];&quot;Red&quot;;IF([raw.K16]&gt;[raw.AT16];&quot;Blue&quot;;&quot;Green&quot;)))" office:value-type="float" office:value="0.0277840203957356" calcext:value-type="float">
            <text:p>0.0278</text:p>
          </table:table-cell>
          <table:table-cell table:style-name="ce29" table:formula="of:=[raw.AU16]+ORG.OPENOFFICE.STYLE(IF([raw.K16]&lt;[raw.AV16];&quot;Red&quot;;IF([raw.K16]&gt;[raw.AW16];&quot;Blue&quot;;&quot;Green&quot;)))" office:value-type="float" office:value="0.0418776701637301" calcext:value-type="float">
            <text:p>0.0419</text:p>
          </table:table-cell>
        </table:table-row>
        <table:table-row table:style-name="ro1">
          <table:table-cell table:style-name="ce5" table:formula="of:=[$raw.A17]" office:value-type="string" office:string-value="bky_dep_null" calcext:value-type="string">
            <text:p>bky_dep_null</text:p>
          </table:table-cell>
          <table:table-cell table:style-name="ce2" table:formula="of:=[$raw.B17]" office:value-type="float" office:value="6" calcext:value-type="float">
            <text:p>6</text:p>
          </table:table-cell>
          <table:table-cell table:formula="of:=[$raw.C17]" office:value-type="float" office:value="0" calcext:value-type="float">
            <text:p>0</text:p>
          </table:table-cell>
          <table:table-cell table:formula="of:=[$raw.D17]" office:value-type="float" office:value="0" calcext:value-type="float">
            <text:p>0</text:p>
          </table:table-cell>
          <table:table-cell table:formula="of:=[$raw.E17]" office:value-type="float" office:value="0.25" calcext:value-type="float">
            <text:p>0.25</text:p>
          </table:table-cell>
          <table:table-cell table:style-name="ce34" table:formula="of:=[$raw.F17]" office:value-type="string" office:string-value="BKY2006" calcext:value-type="string">
            <text:p>BKY2006</text:p>
          </table:table-cell>
          <table:table-cell table:style-name="ce38" table:formula="of:=[raw.N17]+ORG.OPENOFFICE.STYLE(IF([raw.K17]&lt;[raw.O17];&quot;Red&quot;;IF([raw.K17]&gt;[raw.P17];&quot;Blue&quot;;&quot;Green&quot;)))" office:value-type="float" office:value="0.071" calcext:value-type="float">
            <text:p>0.0710</text:p>
          </table:table-cell>
          <table:table-cell table:style-name="ce6" table:formula="of:=[raw.Q17]+ORG.OPENOFFICE.STYLE(IF([raw.K17]&lt;[raw.R17];&quot;Red&quot;;IF([raw.K17]&gt;[raw.S17];&quot;Blue&quot;;&quot;Green&quot;)))" office:value-type="float" office:value="0.0385" calcext:value-type="float">
            <text:p>0.0385</text:p>
          </table:table-cell>
          <table:table-cell table:style-name="ce6" table:formula="of:=[raw.T17]+ORG.OPENOFFICE.STYLE(IF([raw.K17]&lt;[raw.U17];&quot;Red&quot;;IF([raw.K17]&gt;[raw.V17];&quot;Blue&quot;;&quot;Green&quot;)))" office:value-type="float" office:value="0.0385" calcext:value-type="float">
            <text:p>0.0385</text:p>
          </table:table-cell>
          <table:table-cell table:style-name="ce31" table:formula="of:=[raw.W17]+ORG.OPENOFFICE.STYLE(IF([raw.K17]&lt;[raw.X17];&quot;Red&quot;;IF([raw.K17]&gt;[raw.Y17];&quot;Blue&quot;;&quot;Green&quot;)))" office:value-type="float" office:value="0.0485" calcext:value-type="float">
            <text:p>0.0485</text:p>
          </table:table-cell>
          <table:table-cell table:style-name="ce15" table:formula="of:=[raw.Z17]+ORG.OPENOFFICE.STYLE(IF([raw.K17]&lt;[raw.AA17];&quot;Red&quot;;IF([raw.K17]&gt;[raw.AB17];&quot;Blue&quot;;&quot;Green&quot;)))" office:value-type="float" office:value="0.039" calcext:value-type="float">
            <text:p>0.0390</text:p>
          </table:table-cell>
          <table:table-cell table:style-name="ce6" table:formula="of:=[raw.AC17]+ORG.OPENOFFICE.STYLE(IF([raw.K17]&lt;[raw.AD17];&quot;Red&quot;;IF([raw.K17]&gt;[raw.AE17];&quot;Blue&quot;;&quot;Green&quot;)))" office:value-type="float" office:value="0.0195" calcext:value-type="float">
            <text:p>0.0195</text:p>
          </table:table-cell>
          <table:table-cell table:style-name="ce61" table:formula="of:=[raw.AF17]+ORG.OPENOFFICE.STYLE(IF([raw.K17]&lt;[raw.AG17];&quot;Red&quot;;IF([raw.K17]&gt;[raw.AH17];&quot;Blue&quot;;&quot;Green&quot;)))" office:value-type="float" office:value="0.0195" calcext:value-type="float">
            <text:p>0.0195</text:p>
          </table:table-cell>
          <table:table-cell table:style-name="ce29" table:formula="of:=[raw.AI17]+ORG.OPENOFFICE.STYLE(IF([raw.K17]&lt;[raw.AJ17];&quot;Red&quot;;IF([raw.K17]&gt;[raw.AK17];&quot;Blue&quot;;&quot;Green&quot;)))" office:value-type="float" office:value="0.027" calcext:value-type="float">
            <text:p>0.0270</text:p>
          </table:table-cell>
          <table:table-cell table:style-name="ce15" table:formula="of:=[raw.AL17]+ORG.OPENOFFICE.STYLE(IF([raw.K17]&lt;[raw.AM17];&quot;Red&quot;;IF([raw.K17]&gt;[raw.AN17];&quot;Blue&quot;;&quot;Green&quot;)))" office:value-type="float" office:value="0.032" calcext:value-type="float">
            <text:p>0.0320</text:p>
          </table:table-cell>
          <table:table-cell table:style-name="ce6" table:formula="of:=[raw.AO17]+ORG.OPENOFFICE.STYLE(IF([raw.K17]&lt;[raw.AP17];&quot;Red&quot;;IF([raw.K17]&gt;[raw.AQ17];&quot;Blue&quot;;&quot;Green&quot;)))" office:value-type="float" office:value="0.019" calcext:value-type="float">
            <text:p>0.0190</text:p>
          </table:table-cell>
          <table:table-cell table:style-name="ce6" table:formula="of:=[raw.AR17]+ORG.OPENOFFICE.STYLE(IF([raw.K17]&lt;[raw.AS17];&quot;Red&quot;;IF([raw.K17]&gt;[raw.AT17];&quot;Blue&quot;;&quot;Green&quot;)))" office:value-type="float" office:value="0.019" calcext:value-type="float">
            <text:p>0.0190</text:p>
          </table:table-cell>
          <table:table-cell table:style-name="ce29" table:formula="of:=[raw.AU17]+ORG.OPENOFFICE.STYLE(IF([raw.K17]&lt;[raw.AV17];&quot;Red&quot;;IF([raw.K17]&gt;[raw.AW17];&quot;Blue&quot;;&quot;Green&quot;)))" office:value-type="float" office:value="0.0215" calcext:value-type="float">
            <text:p>0.0215</text:p>
          </table:table-cell>
        </table:table-row>
        <table:table-row table:style-name="ro1">
          <table:table-cell table:style-name="ce5" table:formula="of:=[$raw.A18]" office:value-type="string" office:string-value="bky_dep_posonly" calcext:value-type="string">
            <text:p>bky_dep_posonly</text:p>
          </table:table-cell>
          <table:table-cell table:style-name="ce2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.25" calcext:value-type="float">
            <text:p>0.25</text:p>
          </table:table-cell>
          <table:table-cell table:style-name="ce34" table:formula="of:=[$raw.F18]" office:value-type="string" office:string-value="BKY2006" calcext:value-type="string">
            <text:p>BKY2006</text:p>
          </table:table-cell>
          <table:table-cell table:style-name="ce38" table:formula="of:=[raw.N18]+ORG.OPENOFFICE.STYLE(IF([raw.K18]&lt;[raw.O18];&quot;Red&quot;;IF([raw.K18]&gt;[raw.P18];&quot;Blue&quot;;&quot;Green&quot;)))" office:value-type="float" office:value="0.0555780923891241" calcext:value-type="float">
            <text:p>0.0556</text:p>
          </table:table-cell>
          <table:table-cell table:style-name="ce6" table:formula="of:=[raw.Q18]+ORG.OPENOFFICE.STYLE(IF([raw.K18]&lt;[raw.R18];&quot;Red&quot;;IF([raw.K18]&gt;[raw.S18];&quot;Blue&quot;;&quot;Green&quot;)))" office:value-type="float" office:value="0.0430843137364979" calcext:value-type="float">
            <text:p>0.0431</text:p>
          </table:table-cell>
          <table:table-cell table:style-name="ce7" table:formula="of:=[raw.T18]+ORG.OPENOFFICE.STYLE(IF([raw.K18]&lt;[raw.U18];&quot;Red&quot;;IF([raw.K18]&gt;[raw.V18];&quot;Blue&quot;;&quot;Green&quot;)))" office:value-type="float" office:value="0.0473803728530341" calcext:value-type="float">
            <text:p>0.0474</text:p>
          </table:table-cell>
          <table:table-cell table:style-name="ce29" table:formula="of:=[raw.W18]+ORG.OPENOFFICE.STYLE(IF([raw.K18]&lt;[raw.X18];&quot;Red&quot;;IF([raw.K18]&gt;[raw.Y18];&quot;Blue&quot;;&quot;Green&quot;)))" office:value-type="float" office:value="0.0372560068205029" calcext:value-type="float">
            <text:p>0.0373</text:p>
          </table:table-cell>
          <table:table-cell table:style-name="ce16" table:formula="of:=[raw.Z18]+ORG.OPENOFFICE.STYLE(IF([raw.K18]&lt;[raw.AA18];&quot;Red&quot;;IF([raw.K18]&gt;[raw.AB18];&quot;Blue&quot;;&quot;Green&quot;)))" office:value-type="float" office:value="0.0510633005780275" calcext:value-type="float">
            <text:p>0.0511</text:p>
          </table:table-cell>
          <table:table-cell table:style-name="ce6" table:formula="of:=[raw.AC18]+ORG.OPENOFFICE.STYLE(IF([raw.K18]&lt;[raw.AD18];&quot;Red&quot;;IF([raw.K18]&gt;[raw.AE18];&quot;Blue&quot;;&quot;Green&quot;)))" office:value-type="float" office:value="0.0217447334970842" calcext:value-type="float">
            <text:p>0.0217</text:p>
          </table:table-cell>
          <table:table-cell table:style-name="ce61" table:formula="of:=[raw.AF18]+ORG.OPENOFFICE.STYLE(IF([raw.K18]&lt;[raw.AG18];&quot;Red&quot;;IF([raw.K18]&gt;[raw.AH18];&quot;Blue&quot;;&quot;Green&quot;)))" office:value-type="float" office:value="0.0251543452236141" calcext:value-type="float">
            <text:p>0.0252</text:p>
          </table:table-cell>
          <table:table-cell table:style-name="ce29" table:formula="of:=[raw.AI18]+ORG.OPENOFFICE.STYLE(IF([raw.K18]&lt;[raw.AJ18];&quot;Red&quot;;IF([raw.K18]&gt;[raw.AK18];&quot;Blue&quot;;&quot;Green&quot;)))" office:value-type="float" office:value="0.0352659874392002" calcext:value-type="float">
            <text:p>0.0353</text:p>
          </table:table-cell>
          <table:table-cell table:style-name="ce15" table:formula="of:=[raw.AL18]+ORG.OPENOFFICE.STYLE(IF([raw.K18]&lt;[raw.AM18];&quot;Red&quot;;IF([raw.K18]&gt;[raw.AN18];&quot;Blue&quot;;&quot;Green&quot;)))" office:value-type="float" office:value="0.031" calcext:value-type="float">
            <text:p>0.0310</text:p>
          </table:table-cell>
          <table:table-cell table:style-name="ce9" table:formula="of:=[raw.AO18]+ORG.OPENOFFICE.STYLE(IF([raw.K18]&lt;[raw.AP18];&quot;Red&quot;;IF([raw.K18]&gt;[raw.AQ18];&quot;Blue&quot;;&quot;Green&quot;)))" office:value-type="float" office:value="0.727" calcext:value-type="float">
            <text:p>0.7270</text:p>
          </table:table-cell>
          <table:table-cell table:style-name="ce9" table:formula="of:=[raw.AR18]+ORG.OPENOFFICE.STYLE(IF([raw.K18]&lt;[raw.AS18];&quot;Red&quot;;IF([raw.K18]&gt;[raw.AT18];&quot;Blue&quot;;&quot;Green&quot;)))" office:value-type="float" office:value="0.766" calcext:value-type="float">
            <text:p>0.7660</text:p>
          </table:table-cell>
          <table:table-cell table:style-name="ce29" table:formula="of:=[raw.AU18]+ORG.OPENOFFICE.STYLE(IF([raw.K18]&lt;[raw.AV18];&quot;Red&quot;;IF([raw.K18]&gt;[raw.AW18];&quot;Blue&quot;;&quot;Green&quot;)))" office:value-type="float" office:value="0.029" calcext:value-type="float">
            <text:p>0.0290</text:p>
          </table:table-cell>
        </table:table-row>
        <table:table-row table:style-name="ro1">
          <table:table-cell table:style-name="ce5" table:formula="of:=[$raw.A19]" office:value-type="string" office:string-value="bky_dep_negonly" calcext:value-type="string">
            <text:p>bky_dep_negonly</text:p>
          </table:table-cell>
          <table:table-cell table:style-name="ce2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.25" calcext:value-type="float">
            <text:p>0.25</text:p>
          </table:table-cell>
          <table:table-cell table:style-name="ce34" table:formula="of:=[$raw.F19]" office:value-type="string" office:string-value="BKY2006" calcext:value-type="string">
            <text:p>BKY2006</text:p>
          </table:table-cell>
          <table:table-cell table:style-name="ce38" table:formula="of:=[raw.N19]+ORG.OPENOFFICE.STYLE(IF([raw.K19]&lt;[raw.O19];&quot;Red&quot;;IF([raw.K19]&gt;[raw.P19];&quot;Blue&quot;;&quot;Green&quot;)))" office:value-type="float" office:value="0.0566391773649864" calcext:value-type="float">
            <text:p>0.0566</text:p>
          </table:table-cell>
          <table:table-cell table:style-name="ce6" table:formula="of:=[raw.Q19]+ORG.OPENOFFICE.STYLE(IF([raw.K19]&lt;[raw.R19];&quot;Red&quot;;IF([raw.K19]&gt;[raw.S19];&quot;Blue&quot;;&quot;Green&quot;)))" office:value-type="float" office:value="0.0432769257711143" calcext:value-type="float">
            <text:p>0.0433</text:p>
          </table:table-cell>
          <table:table-cell table:style-name="ce7" table:formula="of:=[raw.T19]+ORG.OPENOFFICE.STYLE(IF([raw.K19]&lt;[raw.U19];&quot;Red&quot;;IF([raw.K19]&gt;[raw.V19];&quot;Blue&quot;;&quot;Green&quot;)))" office:value-type="float" office:value="0.0474399246574063" calcext:value-type="float">
            <text:p>0.0474</text:p>
          </table:table-cell>
          <table:table-cell table:style-name="ce29" table:formula="of:=[raw.W19]+ORG.OPENOFFICE.STYLE(IF([raw.K19]&lt;[raw.X19];&quot;Red&quot;;IF([raw.K19]&gt;[raw.Y19];&quot;Blue&quot;;&quot;Green&quot;)))" office:value-type="float" office:value="0.0379877656969283" calcext:value-type="float">
            <text:p>0.0380</text:p>
          </table:table-cell>
          <table:table-cell table:style-name="ce15" table:formula="of:=[raw.Z19]+ORG.OPENOFFICE.STYLE(IF([raw.K19]&lt;[raw.AA19];&quot;Red&quot;;IF([raw.K19]&gt;[raw.AB19];&quot;Blue&quot;;&quot;Green&quot;)))" office:value-type="float" office:value="0.034" calcext:value-type="float">
            <text:p>0.0340</text:p>
          </table:table-cell>
          <table:table-cell table:style-name="ce9" table:formula="of:=[raw.AC19]+ORG.OPENOFFICE.STYLE(IF([raw.K19]&lt;[raw.AD19];&quot;Red&quot;;IF([raw.K19]&gt;[raw.AE19];&quot;Blue&quot;;&quot;Green&quot;)))" office:value-type="float" office:value="0.7335" calcext:value-type="float">
            <text:p>0.7335</text:p>
          </table:table-cell>
          <table:table-cell table:style-name="ce62" table:formula="of:=[raw.AF19]+ORG.OPENOFFICE.STYLE(IF([raw.K19]&lt;[raw.AG19];&quot;Red&quot;;IF([raw.K19]&gt;[raw.AH19];&quot;Blue&quot;;&quot;Green&quot;)))" office:value-type="float" office:value="0.772" calcext:value-type="float">
            <text:p>0.7720</text:p>
          </table:table-cell>
          <table:table-cell table:style-name="ce29" table:formula="of:=[raw.AI19]+ORG.OPENOFFICE.STYLE(IF([raw.K19]&lt;[raw.AJ19];&quot;Red&quot;;IF([raw.K19]&gt;[raw.AK19];&quot;Blue&quot;;&quot;Green&quot;)))" office:value-type="float" office:value="0.0295" calcext:value-type="float">
            <text:p>0.0295</text:p>
          </table:table-cell>
          <table:table-cell table:style-name="ce16" table:formula="of:=[raw.AL19]+ORG.OPENOFFICE.STYLE(IF([raw.K19]&lt;[raw.AM19];&quot;Red&quot;;IF([raw.K19]&gt;[raw.AN19];&quot;Blue&quot;;&quot;Green&quot;)))" office:value-type="float" office:value="0.0494679645213774" calcext:value-type="float">
            <text:p>0.0495</text:p>
          </table:table-cell>
          <table:table-cell table:style-name="ce6" table:formula="of:=[raw.AO19]+ORG.OPENOFFICE.STYLE(IF([raw.K19]&lt;[raw.AP19];&quot;Red&quot;;IF([raw.K19]&gt;[raw.AQ19];&quot;Blue&quot;;&quot;Green&quot;)))" office:value-type="float" office:value="0.0216700041059054" calcext:value-type="float">
            <text:p>0.0217</text:p>
          </table:table-cell>
          <table:table-cell table:style-name="ce6" table:formula="of:=[raw.AR19]+ORG.OPENOFFICE.STYLE(IF([raw.K19]&lt;[raw.AS19];&quot;Red&quot;;IF([raw.K19]&gt;[raw.AT19];&quot;Blue&quot;;&quot;Green&quot;)))" office:value-type="float" office:value="0.0248960760685962" calcext:value-type="float">
            <text:p>0.0249</text:p>
          </table:table-cell>
          <table:table-cell table:style-name="ce29" table:formula="of:=[raw.AU19]+ORG.OPENOFFICE.STYLE(IF([raw.K19]&lt;[raw.AV19];&quot;Red&quot;;IF([raw.K19]&gt;[raw.AW19];&quot;Blue&quot;;&quot;Green&quot;)))" office:value-type="float" office:value="0.0350998445404187" calcext:value-type="float">
            <text:p>0.0351</text:p>
          </table:table-cell>
        </table:table-row>
        <table:table-row table:style-name="ro1">
          <table:table-cell table:style-name="ce5" table:formula="of:=[$raw.A20]" office:value-type="string" office:string-value="bky_dep_balanced" calcext:value-type="string">
            <text:p>bky_dep_balanced</text:p>
          </table:table-cell>
          <table:table-cell table:style-name="ce27" table:formula="of:=[$raw.B20]" office:value-type="float" office:value="9" calcext:value-type="float">
            <text:p>9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.25" calcext:value-type="float">
            <text:p>0.25</text:p>
          </table:table-cell>
          <table:table-cell table:style-name="ce34" table:formula="of:=[$raw.F20]" office:value-type="string" office:string-value="BKY2006" calcext:value-type="string">
            <text:p>BKY2006</text:p>
          </table:table-cell>
          <table:table-cell table:style-name="ce15" table:formula="of:=[raw.N20]+ORG.OPENOFFICE.STYLE(IF([raw.K20]&lt;[raw.O20];&quot;Red&quot;;IF([raw.K20]&gt;[raw.P20];&quot;Blue&quot;;&quot;Green&quot;)))" office:value-type="float" office:value="0.0468274086751205" calcext:value-type="float">
            <text:p>0.0468</text:p>
          </table:table-cell>
          <table:table-cell table:style-name="ce61" table:formula="of:=[raw.Q20]+ORG.OPENOFFICE.STYLE(IF([raw.K20]&lt;[raw.R20];&quot;Red&quot;;IF([raw.K20]&gt;[raw.S20];&quot;Blue&quot;;&quot;Green&quot;)))" office:value-type="float" office:value="0.0317410471777853" calcext:value-type="float">
            <text:p>0.0317</text:p>
          </table:table-cell>
          <table:table-cell table:style-name="ce61" table:formula="of:=[raw.T20]+ORG.OPENOFFICE.STYLE(IF([raw.K20]&lt;[raw.U20];&quot;Red&quot;;IF([raw.K20]&gt;[raw.V20];&quot;Blue&quot;;&quot;Green&quot;)))" office:value-type="float" office:value="0.0425433577190743" calcext:value-type="float">
            <text:p>0.0425</text:p>
          </table:table-cell>
          <table:table-cell table:style-name="ce29" table:formula="of:=[raw.W20]+ORG.OPENOFFICE.STYLE(IF([raw.K20]&lt;[raw.X20];&quot;Red&quot;;IF([raw.K20]&gt;[raw.Y20];&quot;Blue&quot;;&quot;Green&quot;)))" office:value-type="float" office:value="0.0446517818816031" calcext:value-type="float">
            <text:p>0.0447</text:p>
          </table:table-cell>
          <table:table-cell table:style-name="ce15" table:formula="of:=[raw.Z20]+ORG.OPENOFFICE.STYLE(IF([raw.K20]&lt;[raw.AA20];&quot;Red&quot;;IF([raw.K20]&gt;[raw.AB20];&quot;Blue&quot;;&quot;Green&quot;)))" office:value-type="float" office:value="0.0301813841912002" calcext:value-type="float">
            <text:p>0.0302</text:p>
          </table:table-cell>
          <table:table-cell table:style-name="ce61" table:formula="of:=[raw.AC20]+ORG.OPENOFFICE.STYLE(IF([raw.K20]&lt;[raw.AD20];&quot;Red&quot;;IF([raw.K20]&gt;[raw.AE20];&quot;Blue&quot;;&quot;Green&quot;)))" office:value-type="float" office:value="0.023139279043417" calcext:value-type="float">
            <text:p>0.0231</text:p>
          </table:table-cell>
          <table:table-cell table:style-name="ce61" table:formula="of:=[raw.AF20]+ORG.OPENOFFICE.STYLE(IF([raw.K20]&lt;[raw.AG20];&quot;Red&quot;;IF([raw.K20]&gt;[raw.AH20];&quot;Blue&quot;;&quot;Green&quot;)))" office:value-type="float" office:value="0.0322982416030359" calcext:value-type="float">
            <text:p>0.0323</text:p>
          </table:table-cell>
          <table:table-cell table:style-name="ce29" table:formula="of:=[raw.AI20]+ORG.OPENOFFICE.STYLE(IF([raw.K20]&lt;[raw.AJ20];&quot;Red&quot;;IF([raw.K20]&gt;[raw.AK20];&quot;Blue&quot;;&quot;Green&quot;)))" office:value-type="float" office:value="0.0327687170699898" calcext:value-type="float">
            <text:p>0.0328</text:p>
          </table:table-cell>
          <table:table-cell table:style-name="ce15" table:formula="of:=[raw.AL20]+ORG.OPENOFFICE.STYLE(IF([raw.K20]&lt;[raw.AM20];&quot;Red&quot;;IF([raw.K20]&gt;[raw.AN20];&quot;Blue&quot;;&quot;Green&quot;)))" office:value-type="float" office:value="0.0351801280516572" calcext:value-type="float">
            <text:p>0.0352</text:p>
          </table:table-cell>
          <table:table-cell table:style-name="ce61" table:formula="of:=[raw.AO20]+ORG.OPENOFFICE.STYLE(IF([raw.K20]&lt;[raw.AP20];&quot;Red&quot;;IF([raw.K20]&gt;[raw.AQ20];&quot;Blue&quot;;&quot;Green&quot;)))" office:value-type="float" office:value="0.0271845193254096" calcext:value-type="float">
            <text:p>0.0272</text:p>
          </table:table-cell>
          <table:table-cell table:style-name="ce61" table:formula="of:=[raw.AR20]+ORG.OPENOFFICE.STYLE(IF([raw.K20]&lt;[raw.AS20];&quot;Red&quot;;IF([raw.K20]&gt;[raw.AT20];&quot;Blue&quot;;&quot;Green&quot;)))" office:value-type="float" office:value="0.0371338309859706" calcext:value-type="float">
            <text:p>0.0371</text:p>
          </table:table-cell>
          <table:table-cell table:style-name="ce29" table:formula="of:=[raw.AU20]+ORG.OPENOFFICE.STYLE(IF([raw.K20]&lt;[raw.AV20];&quot;Red&quot;;IF([raw.K20]&gt;[raw.AW20];&quot;Blue&quot;;&quot;Green&quot;)))" office:value-type="float" office:value="0.0376906071987164" calcext:value-type="float">
            <text:p>0.0377</text:p>
          </table:table-cell>
        </table:table-row>
        <table:table-row table:style-name="ro1">
          <table:table-cell table:style-name="ce11" table:formula="of:=[$raw.A21]" office:value-type="string" office:string-value="bky_dep_unbalanced" calcext:value-type="string">
            <text:p>bky_dep_unbalanced</text:p>
          </table:table-cell>
          <table:table-cell table:style-name="ce21" table:formula="of:=[$raw.B21]" office:value-type="float" office:value="10" calcext:value-type="float">
            <text:p>10</text:p>
          </table:table-cell>
          <table:table-cell table:style-name="ce21" table:formula="of:=[$raw.C21]" office:value-type="float" office:value="0.1" calcext:value-type="float">
            <text:p>0.1</text:p>
          </table:table-cell>
          <table:table-cell table:style-name="ce21" table:formula="of:=[$raw.D21]" office:value-type="float" office:value="0.4" calcext:value-type="float">
            <text:p>0.4</text:p>
          </table:table-cell>
          <table:table-cell table:style-name="ce21" table:formula="of:=[$raw.E21]" office:value-type="float" office:value="0.25" calcext:value-type="float">
            <text:p>0.25</text:p>
          </table:table-cell>
          <table:table-cell table:style-name="ce35" table:formula="of:=[$raw.F21]" office:value-type="string" office:string-value="BKY2006" calcext:value-type="string">
            <text:p>BKY2006</text:p>
          </table:table-cell>
          <table:table-cell table:style-name="ce52" table:formula="of:=[raw.N21]+ORG.OPENOFFICE.STYLE(IF([raw.K21]&lt;[raw.O21];&quot;Red&quot;;IF([raw.K21]&gt;[raw.P21];&quot;Blue&quot;;&quot;Green&quot;)))" office:value-type="float" office:value="0.0499581176380287" calcext:value-type="float">
            <text:p>0.0500</text:p>
          </table:table-cell>
          <table:table-cell table:style-name="ce23" table:formula="of:=[raw.Q21]+ORG.OPENOFFICE.STYLE(IF([raw.K21]&lt;[raw.R21];&quot;Red&quot;;IF([raw.K21]&gt;[raw.S21];&quot;Blue&quot;;&quot;Green&quot;)))" office:value-type="float" office:value="0.0325839786160994" calcext:value-type="float">
            <text:p>0.0326</text:p>
          </table:table-cell>
          <table:table-cell table:style-name="ce23" table:formula="of:=[raw.T21]+ORG.OPENOFFICE.STYLE(IF([raw.K21]&lt;[raw.U21];&quot;Red&quot;;IF([raw.K21]&gt;[raw.V21];&quot;Blue&quot;;&quot;Green&quot;)))" office:value-type="float" office:value="0.0432735371927886" calcext:value-type="float">
            <text:p>0.0433</text:p>
          </table:table-cell>
          <table:table-cell table:style-name="ce32" table:formula="of:=[raw.W21]+ORG.OPENOFFICE.STYLE(IF([raw.K21]&lt;[raw.X21];&quot;Red&quot;;IF([raw.K21]&gt;[raw.Y21];&quot;Blue&quot;;&quot;Green&quot;)))" office:value-type="float" office:value="0.0441190036046748" calcext:value-type="float">
            <text:p>0.0441</text:p>
          </table:table-cell>
          <table:table-cell table:style-name="ce17" table:formula="of:=[raw.Z21]+ORG.OPENOFFICE.STYLE(IF([raw.K21]&lt;[raw.AA21];&quot;Red&quot;;IF([raw.K21]&gt;[raw.AB21];&quot;Blue&quot;;&quot;Green&quot;)))" office:value-type="float" office:value="0.0289086359171813" calcext:value-type="float">
            <text:p>0.0289</text:p>
          </table:table-cell>
          <table:table-cell table:style-name="ce85" table:formula="of:=[raw.AC21]+ORG.OPENOFFICE.STYLE(IF([raw.K21]&lt;[raw.AD21];&quot;Red&quot;;IF([raw.K21]&gt;[raw.AE21];&quot;Blue&quot;;&quot;Green&quot;)))" office:value-type="float" office:value="0.0487946702573729" calcext:value-type="float">
            <text:p>0.0488</text:p>
          </table:table-cell>
          <table:table-cell table:style-name="ce87" table:formula="of:=[raw.AF21]+ORG.OPENOFFICE.STYLE(IF([raw.K21]&lt;[raw.AG21];&quot;Red&quot;;IF([raw.K21]&gt;[raw.AH21];&quot;Blue&quot;;&quot;Green&quot;)))" office:value-type="float" office:value="0.0652304918908974" calcext:value-type="float">
            <text:p>0.0652</text:p>
          </table:table-cell>
          <table:table-cell table:style-name="ce32" table:formula="of:=[raw.AI21]+ORG.OPENOFFICE.STYLE(IF([raw.K21]&lt;[raw.AJ21];&quot;Red&quot;;IF([raw.K21]&gt;[raw.AK21];&quot;Blue&quot;;&quot;Green&quot;)))" office:value-type="float" office:value="0.0357015128052057" calcext:value-type="float">
            <text:p>0.0357</text:p>
          </table:table-cell>
          <table:table-cell table:style-name="ce17" table:formula="of:=[raw.AL21]+ORG.OPENOFFICE.STYLE(IF([raw.K21]&lt;[raw.AM21];&quot;Red&quot;;IF([raw.K21]&gt;[raw.AN21];&quot;Blue&quot;;&quot;Green&quot;)))" office:value-type="float" office:value="0.0401215411457069" calcext:value-type="float">
            <text:p>0.0401</text:p>
          </table:table-cell>
          <table:table-cell table:style-name="ce23" table:formula="of:=[raw.AO21]+ORG.OPENOFFICE.STYLE(IF([raw.K21]&lt;[raw.AP21];&quot;Red&quot;;IF([raw.K21]&gt;[raw.AQ21];&quot;Blue&quot;;&quot;Green&quot;)))" office:value-type="float" office:value="0.0183242332446111" calcext:value-type="float">
            <text:p>0.0183</text:p>
          </table:table-cell>
          <table:table-cell table:style-name="ce23" table:formula="of:=[raw.AR21]+ORG.OPENOFFICE.STYLE(IF([raw.K21]&lt;[raw.AS21];&quot;Red&quot;;IF([raw.K21]&gt;[raw.AT21];&quot;Blue&quot;;&quot;Green&quot;)))" office:value-type="float" office:value="0.0260439335479984" calcext:value-type="float">
            <text:p>0.0260</text:p>
          </table:table-cell>
          <table:table-cell table:style-name="ce32" table:formula="of:=[raw.AU21]+ORG.OPENOFFICE.STYLE(IF([raw.K21]&lt;[raw.AV21];&quot;Red&quot;;IF([raw.K21]&gt;[raw.AW21];&quot;Blue&quot;;&quot;Green&quot;)))" office:value-type="float" office:value="0.0351425592703717" calcext:value-type="float">
            <text:p>0.0351</text:p>
          </table:table-cell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89204004627724" calcext:value-type="float">
            <text:p>0.089204004627724</text:p>
          </table:table-cell>
          <table:table-cell office:value-type="float" office:value="0.115795995372276" calcext:value-type="float">
            <text:p>0.11579599537227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59209011481472" calcext:value-type="float">
            <text:p>0.0459209011481472</text:p>
          </table:table-cell>
          <table:table-cell office:value-type="float" office:value="0.0660790988518528" calcext:value-type="float">
            <text:p>0.066079098851852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59209011481472" calcext:value-type="float">
            <text:p>0.0459209011481472</text:p>
          </table:table-cell>
          <table:table-cell office:value-type="float" office:value="0.0660790988518528" calcext:value-type="float">
            <text:p>0.0660790988518528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87319699598554" calcext:value-type="float">
            <text:p>0.087319699598554</text:p>
          </table:table-cell>
          <table:table-cell office:value-type="float" office:value="0.113680300401446" calcext:value-type="float">
            <text:p>0.113680300401446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09008038186808" calcext:value-type="float">
            <text:p>0.0409008038186808</text:p>
          </table:table-cell>
          <table:table-cell office:value-type="float" office:value="0.0600991961813192" calcext:value-type="float">
            <text:p>0.060099196181319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0920423390754" calcext:value-type="float">
            <text:p>0.0440920423390754</text:p>
          </table:table-cell>
          <table:table-cell office:value-type="float" office:value="0.0639079576609246" calcext:value-type="float">
            <text:p>0.063907957660924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3179024711744" calcext:value-type="float">
            <text:p>0.043179024711744</text:p>
          </table:table-cell>
          <table:table-cell office:value-type="float" office:value="0.062820975288256" calcext:value-type="float">
            <text:p>0.062820975288256</text:p>
          </table:table-cell>
          <table:table-cell office:value-type="float" office:value="3.349810333" calcext:value-type="float">
            <text:p>3.349810333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7450934723912" calcext:value-type="float">
            <text:p>0.0377450934723912</text:p>
          </table:table-cell>
          <table:table-cell office:value-type="float" office:value="0.0373124216598283" calcext:value-type="float">
            <text:p>0.0373124216598283</text:p>
          </table:table-cell>
          <table:table-cell office:value-type="float" office:value="0.0381777652849541" calcext:value-type="float">
            <text:p>0.0381777652849541</text:p>
          </table:table-cell>
          <table:table-cell office:value-type="float" office:value="0.0376416644620153" calcext:value-type="float">
            <text:p>0.0376416644620153</text:p>
          </table:table-cell>
          <table:table-cell office:value-type="float" office:value="0.0371718468625844" calcext:value-type="float">
            <text:p>0.0371718468625844</text:p>
          </table:table-cell>
          <table:table-cell office:value-type="float" office:value="0.0381114820614462" calcext:value-type="float">
            <text:p>0.0381114820614462</text:p>
          </table:table-cell>
          <table:table-cell office:value-type="float" office:value="0.0376416644620153" calcext:value-type="float">
            <text:p>0.0376416644620153</text:p>
          </table:table-cell>
          <table:table-cell office:value-type="float" office:value="0.0371718468625844" calcext:value-type="float">
            <text:p>0.0371718468625844</text:p>
          </table:table-cell>
          <table:table-cell office:value-type="float" office:value="0.0381114820614462" calcext:value-type="float">
            <text:p>0.0381114820614462</text:p>
          </table:table-cell>
          <table:table-cell office:value-type="float" office:value="0.030348160099693" calcext:value-type="float">
            <text:p>0.030348160099693</text:p>
          </table:table-cell>
          <table:table-cell office:value-type="float" office:value="0.0299545412321764" calcext:value-type="float">
            <text:p>0.0299545412321764</text:p>
          </table:table-cell>
          <table:table-cell office:value-type="float" office:value="0.0307417789672096" calcext:value-type="float">
            <text:p>0.0307417789672096</text:p>
          </table:table-cell>
          <table:table-cell office:value-type="float" office:value="0.0376693507722367" calcext:value-type="float">
            <text:p>0.0376693507722367</text:p>
          </table:table-cell>
          <table:table-cell office:value-type="float" office:value="0.0372373547444663" calcext:value-type="float">
            <text:p>0.0372373547444663</text:p>
          </table:table-cell>
          <table:table-cell office:value-type="float" office:value="0.038101346800007" calcext:value-type="float">
            <text:p>0.038101346800007</text:p>
          </table:table-cell>
          <table:table-cell office:value-type="float" office:value="0.0192548464813858" calcext:value-type="float">
            <text:p>0.0192548464813858</text:p>
          </table:table-cell>
          <table:table-cell office:value-type="float" office:value="0.0189198088764382" calcext:value-type="float">
            <text:p>0.0189198088764382</text:p>
          </table:table-cell>
          <table:table-cell office:value-type="float" office:value="0.0195898840863334" calcext:value-type="float">
            <text:p>0.0195898840863334</text:p>
          </table:table-cell>
          <table:table-cell office:value-type="float" office:value="0.0192548464813858" calcext:value-type="float">
            <text:p>0.0192548464813858</text:p>
          </table:table-cell>
          <table:table-cell office:value-type="float" office:value="0.0189198088764382" calcext:value-type="float">
            <text:p>0.0189198088764382</text:p>
          </table:table-cell>
          <table:table-cell office:value-type="float" office:value="0.0195898840863334" calcext:value-type="float">
            <text:p>0.0195898840863334</text:p>
          </table:table-cell>
          <table:table-cell office:value-type="float" office:value="0.0302331790877125" calcext:value-type="float">
            <text:p>0.0302331790877125</text:p>
          </table:table-cell>
          <table:table-cell office:value-type="float" office:value="0.0298406884266265" calcext:value-type="float">
            <text:p>0.0298406884266265</text:p>
          </table:table-cell>
          <table:table-cell office:value-type="float" office:value="0.0306256697487984" calcext:value-type="float">
            <text:p>0.030625669748798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6" calcext:value-type="float">
            <text:p>0.035231923809955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3.305806083" calcext:value-type="float">
            <text:p>3.305806083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518460890557" calcext:value-type="float">
            <text:p>0.039518460890557</text:p>
          </table:table-cell>
          <table:table-cell office:value-type="float" office:value="0.0390902557716104" calcext:value-type="float">
            <text:p>0.0390902557716104</text:p>
          </table:table-cell>
          <table:table-cell office:value-type="float" office:value="0.0399466660095035" calcext:value-type="float">
            <text:p>0.0399466660095035</text:p>
          </table:table-cell>
          <table:table-cell office:value-type="float" office:value="0.0393885233981075" calcext:value-type="float">
            <text:p>0.0393885233981075</text:p>
          </table:table-cell>
          <table:table-cell office:value-type="float" office:value="0.0389293794418403" calcext:value-type="float">
            <text:p>0.0389293794418403</text:p>
          </table:table-cell>
          <table:table-cell office:value-type="float" office:value="0.0398476673543747" calcext:value-type="float">
            <text:p>0.0398476673543747</text:p>
          </table:table-cell>
          <table:table-cell office:value-type="float" office:value="0.0393885233981075" calcext:value-type="float">
            <text:p>0.0393885233981075</text:p>
          </table:table-cell>
          <table:table-cell office:value-type="float" office:value="0.0389293794418403" calcext:value-type="float">
            <text:p>0.0389293794418403</text:p>
          </table:table-cell>
          <table:table-cell office:value-type="float" office:value="0.0398476673543747" calcext:value-type="float">
            <text:p>0.0398476673543747</text:p>
          </table:table-cell>
          <table:table-cell office:value-type="float" office:value="0.0321988934204075" calcext:value-type="float">
            <text:p>0.0321988934204075</text:p>
          </table:table-cell>
          <table:table-cell office:value-type="float" office:value="0.0318098531862555" calcext:value-type="float">
            <text:p>0.0318098531862555</text:p>
          </table:table-cell>
          <table:table-cell office:value-type="float" office:value="0.0325879336545594" calcext:value-type="float">
            <text:p>0.032587933654559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6185139158299" calcext:value-type="float">
            <text:p>0.0296185139158299</text:p>
          </table:table-cell>
          <table:table-cell office:value-type="float" office:value="0.04638148608417" calcext:value-type="float">
            <text:p>0.0463814860841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394136374982421" calcext:value-type="float">
            <text:p>0.0394136374982421</text:p>
          </table:table-cell>
          <table:table-cell office:value-type="float" office:value="0.0389856314064441" calcext:value-type="float">
            <text:p>0.0389856314064441</text:p>
          </table:table-cell>
          <table:table-cell office:value-type="float" office:value="0.0398416435900402" calcext:value-type="float">
            <text:p>0.0398416435900402</text:p>
          </table:table-cell>
          <table:table-cell office:value-type="float" office:value="0.0210963852979331" calcext:value-type="float">
            <text:p>0.0210963852979331</text:p>
          </table:table-cell>
          <table:table-cell office:value-type="float" office:value="0.0207572546889004" calcext:value-type="float">
            <text:p>0.0207572546889004</text:p>
          </table:table-cell>
          <table:table-cell office:value-type="float" office:value="0.0214355159069657" calcext:value-type="float">
            <text:p>0.0214355159069657</text:p>
          </table:table-cell>
          <table:table-cell office:value-type="float" office:value="0.0210963852979331" calcext:value-type="float">
            <text:p>0.0210963852979331</text:p>
          </table:table-cell>
          <table:table-cell office:value-type="float" office:value="0.0207572546889004" calcext:value-type="float">
            <text:p>0.0207572546889004</text:p>
          </table:table-cell>
          <table:table-cell office:value-type="float" office:value="0.0214355159069657" calcext:value-type="float">
            <text:p>0.0214355159069657</text:p>
          </table:table-cell>
          <table:table-cell office:value-type="float" office:value="0.032044257888288" calcext:value-type="float">
            <text:p>0.032044257888288</text:p>
          </table:table-cell>
          <table:table-cell office:value-type="float" office:value="0.0316559261597514" calcext:value-type="float">
            <text:p>0.0316559261597514</text:p>
          </table:table-cell>
          <table:table-cell office:value-type="float" office:value="0.0324325896168245" calcext:value-type="float">
            <text:p>0.0324325896168245</text:p>
          </table:table-cell>
          <table:table-cell office:value-type="float" office:value="3.302846959" calcext:value-type="float">
            <text:p>3.302846959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951966505694" calcext:value-type="float">
            <text:p>0.025951966505694</text:p>
          </table:table-cell>
          <table:table-cell office:value-type="float" office:value="0.0257026327346185" calcext:value-type="float">
            <text:p>0.0257026327346185</text:p>
          </table:table-cell>
          <table:table-cell office:value-type="float" office:value="0.0262013002767695" calcext:value-type="float">
            <text:p>0.0262013002767695</text:p>
          </table:table-cell>
          <table:table-cell office:value-type="float" office:value="0.0259068276305902" calcext:value-type="float">
            <text:p>0.0259068276305902</text:p>
          </table:table-cell>
          <table:table-cell office:value-type="float" office:value="0.0256569688687592" calcext:value-type="float">
            <text:p>0.0256569688687592</text:p>
          </table:table-cell>
          <table:table-cell office:value-type="float" office:value="0.0261566863924213" calcext:value-type="float">
            <text:p>0.0261566863924213</text:p>
          </table:table-cell>
          <table:table-cell office:value-type="float" office:value="0.0259068276305902" calcext:value-type="float">
            <text:p>0.0259068276305902</text:p>
          </table:table-cell>
          <table:table-cell office:value-type="float" office:value="0.0256569688687592" calcext:value-type="float">
            <text:p>0.0256569688687592</text:p>
          </table:table-cell>
          <table:table-cell office:value-type="float" office:value="0.0261566863924213" calcext:value-type="float">
            <text:p>0.0261566863924213</text:p>
          </table:table-cell>
          <table:table-cell office:value-type="float" office:value="0.0259358812244998" calcext:value-type="float">
            <text:p>0.0259358812244998</text:p>
          </table:table-cell>
          <table:table-cell office:value-type="float" office:value="0.0256867308466783" calcext:value-type="float">
            <text:p>0.0256867308466783</text:p>
          </table:table-cell>
          <table:table-cell office:value-type="float" office:value="0.0261850316023213" calcext:value-type="float">
            <text:p>0.0261850316023213</text:p>
          </table:table-cell>
          <table:table-cell office:value-type="float" office:value="0.0249063808138482" calcext:value-type="float">
            <text:p>0.0249063808138482</text:p>
          </table:table-cell>
          <table:table-cell office:value-type="float" office:value="0.0245563683688794" calcext:value-type="float">
            <text:p>0.0245563683688794</text:p>
          </table:table-cell>
          <table:table-cell office:value-type="float" office:value="0.0252563932588171" calcext:value-type="float">
            <text:p>0.0252563932588171</text:p>
          </table:table-cell>
          <table:table-cell office:value-type="float" office:value="0.0248903110882726" calcext:value-type="float">
            <text:p>0.0248903110882726</text:p>
          </table:table-cell>
          <table:table-cell office:value-type="float" office:value="0.0245438974660447" calcext:value-type="float">
            <text:p>0.0245438974660447</text:p>
          </table:table-cell>
          <table:table-cell office:value-type="float" office:value="0.0252367247105005" calcext:value-type="float">
            <text:p>0.0252367247105005</text:p>
          </table:table-cell>
          <table:table-cell office:value-type="float" office:value="0.0248903110882726" calcext:value-type="float">
            <text:p>0.0248903110882726</text:p>
          </table:table-cell>
          <table:table-cell office:value-type="float" office:value="0.0245438974660447" calcext:value-type="float">
            <text:p>0.0245438974660447</text:p>
          </table:table-cell>
          <table:table-cell office:value-type="float" office:value="0.0252367247105005" calcext:value-type="float">
            <text:p>0.0252367247105005</text:p>
          </table:table-cell>
          <table:table-cell office:value-type="float" office:value="0.0248950141922141" calcext:value-type="float">
            <text:p>0.0248950141922141</text:p>
          </table:table-cell>
          <table:table-cell office:value-type="float" office:value="0.0245472150884967" calcext:value-type="float">
            <text:p>0.0245472150884967</text:p>
          </table:table-cell>
          <table:table-cell office:value-type="float" office:value="0.0252428132959315" calcext:value-type="float">
            <text:p>0.0252428132959315</text:p>
          </table:table-cell>
          <table:table-cell office:value-type="float" office:value="0.0269163117594185" calcext:value-type="float">
            <text:p>0.0269163117594185</text:p>
          </table:table-cell>
          <table:table-cell office:value-type="float" office:value="0.0265656285166711" calcext:value-type="float">
            <text:p>0.0265656285166711</text:p>
          </table:table-cell>
          <table:table-cell office:value-type="float" office:value="0.0272669950021658" calcext:value-type="float">
            <text:p>0.0272669950021658</text:p>
          </table:table-cell>
          <table:table-cell office:value-type="float" office:value="0.0268763853562853" calcext:value-type="float">
            <text:p>0.0268763853562853</text:p>
          </table:table-cell>
          <table:table-cell office:value-type="float" office:value="0.0265298479235801" calcext:value-type="float">
            <text:p>0.0265298479235801</text:p>
          </table:table-cell>
          <table:table-cell office:value-type="float" office:value="0.0272229227889905" calcext:value-type="float">
            <text:p>0.0272229227889905</text:p>
          </table:table-cell>
          <table:table-cell office:value-type="float" office:value="0.0268763853562853" calcext:value-type="float">
            <text:p>0.0268763853562853</text:p>
          </table:table-cell>
          <table:table-cell office:value-type="float" office:value="0.0265298479235801" calcext:value-type="float">
            <text:p>0.0265298479235801</text:p>
          </table:table-cell>
          <table:table-cell office:value-type="float" office:value="0.0272229227889905" calcext:value-type="float">
            <text:p>0.0272229227889905</text:p>
          </table:table-cell>
          <table:table-cell office:value-type="float" office:value="0.0268988057928729" calcext:value-type="float">
            <text:p>0.0268988057928729</text:p>
          </table:table-cell>
          <table:table-cell office:value-type="float" office:value="0.0265490479583053" calcext:value-type="float">
            <text:p>0.0265490479583053</text:p>
          </table:table-cell>
          <table:table-cell office:value-type="float" office:value="0.0272485636274405" calcext:value-type="float">
            <text:p>0.0272485636274405</text:p>
          </table:table-cell>
          <table:table-cell office:value-type="float" office:value="3.205298875" calcext:value-type="float">
            <text:p>3.205298875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1209526979458" calcext:value-type="float">
            <text:p>0.0261209526979458</text:p>
          </table:table-cell>
          <table:table-cell office:value-type="float" office:value="0.0258724791215292" calcext:value-type="float">
            <text:p>0.0258724791215292</text:p>
          </table:table-cell>
          <table:table-cell office:value-type="float" office:value="0.0263694262743624" calcext:value-type="float">
            <text:p>0.0263694262743624</text:p>
          </table:table-cell>
          <table:table-cell office:value-type="float" office:value="0.0260320169541694" calcext:value-type="float">
            <text:p>0.0260320169541694</text:p>
          </table:table-cell>
          <table:table-cell office:value-type="float" office:value="0.0257858881226286" calcext:value-type="float">
            <text:p>0.0257858881226286</text:p>
          </table:table-cell>
          <table:table-cell office:value-type="float" office:value="0.0262781457857103" calcext:value-type="float">
            <text:p>0.0262781457857103</text:p>
          </table:table-cell>
          <table:table-cell office:value-type="float" office:value="0.0260320169541694" calcext:value-type="float">
            <text:p>0.0260320169541694</text:p>
          </table:table-cell>
          <table:table-cell office:value-type="float" office:value="0.0257858881226286" calcext:value-type="float">
            <text:p>0.0257858881226286</text:p>
          </table:table-cell>
          <table:table-cell office:value-type="float" office:value="0.0262781457857103" calcext:value-type="float">
            <text:p>0.0262781457857103</text:p>
          </table:table-cell>
          <table:table-cell office:value-type="float" office:value="0.0233695055393539" calcext:value-type="float">
            <text:p>0.0233695055393539</text:p>
          </table:table-cell>
          <table:table-cell office:value-type="float" office:value="0.0231323256814806" calcext:value-type="float">
            <text:p>0.0231323256814806</text:p>
          </table:table-cell>
          <table:table-cell office:value-type="float" office:value="0.0236066853972272" calcext:value-type="float">
            <text:p>0.0236066853972272</text:p>
          </table:table-cell>
          <table:table-cell office:value-type="float" office:value="0.0249524228973636" calcext:value-type="float">
            <text:p>0.0249524228973636</text:p>
          </table:table-cell>
          <table:table-cell office:value-type="float" office:value="0.0243322063059226" calcext:value-type="float">
            <text:p>0.0243322063059226</text:p>
          </table:table-cell>
          <table:table-cell office:value-type="float" office:value="0.0255726394888046" calcext:value-type="float">
            <text:p>0.0255726394888046</text:p>
          </table:table-cell>
          <table:table-cell office:value-type="float" office:value="0.0596841141730265" calcext:value-type="float">
            <text:p>0.0596841141730265</text:p>
          </table:table-cell>
          <table:table-cell office:value-type="float" office:value="0.0588742600287035" calcext:value-type="float">
            <text:p>0.0588742600287035</text:p>
          </table:table-cell>
          <table:table-cell office:value-type="float" office:value="0.0604939683173496" calcext:value-type="float">
            <text:p>0.0604939683173496</text:p>
          </table:table-cell>
          <table:table-cell office:value-type="float" office:value="0.0596841141730265" calcext:value-type="float">
            <text:p>0.0596841141730265</text:p>
          </table:table-cell>
          <table:table-cell office:value-type="float" office:value="0.0588742600287035" calcext:value-type="float">
            <text:p>0.0588742600287035</text:p>
          </table:table-cell>
          <table:table-cell office:value-type="float" office:value="0.0604939683173496" calcext:value-type="float">
            <text:p>0.0604939683173496</text:p>
          </table:table-cell>
          <table:table-cell office:value-type="float" office:value="0.0355345982387964" calcext:value-type="float">
            <text:p>0.0355345982387964</text:p>
          </table:table-cell>
          <table:table-cell office:value-type="float" office:value="0.0348313323627633" calcext:value-type="float">
            <text:p>0.0348313323627633</text:p>
          </table:table-cell>
          <table:table-cell office:value-type="float" office:value="0.0362378641148295" calcext:value-type="float">
            <text:p>0.0362378641148295</text:p>
          </table:table-cell>
          <table:table-cell office:value-type="float" office:value="0.0262894630561347" calcext:value-type="float">
            <text:p>0.0262894630561347</text:p>
          </table:table-cell>
          <table:table-cell office:value-type="float" office:value="0.0260207000961884" calcext:value-type="float">
            <text:p>0.0260207000961884</text:p>
          </table:table-cell>
          <table:table-cell office:value-type="float" office:value="0.026558226016081" calcext:value-type="float">
            <text:p>0.026558226016081</text:p>
          </table:table-cell>
          <table:table-cell office:value-type="float" office:value="0.0171809505929379" calcext:value-type="float">
            <text:p>0.0171809505929379</text:p>
          </table:table-cell>
          <table:table-cell office:value-type="float" office:value="0.0169537254785371" calcext:value-type="float">
            <text:p>0.0169537254785371</text:p>
          </table:table-cell>
          <table:table-cell office:value-type="float" office:value="0.0174081757073387" calcext:value-type="float">
            <text:p>0.0174081757073387</text:p>
          </table:table-cell>
          <table:table-cell office:value-type="float" office:value="0.0171809505929379" calcext:value-type="float">
            <text:p>0.0171809505929379</text:p>
          </table:table-cell>
          <table:table-cell office:value-type="float" office:value="0.0169537254785371" calcext:value-type="float">
            <text:p>0.0169537254785371</text:p>
          </table:table-cell>
          <table:table-cell office:value-type="float" office:value="0.0174081757073387" calcext:value-type="float">
            <text:p>0.0174081757073387</text:p>
          </table:table-cell>
          <table:table-cell office:value-type="float" office:value="0.0206606834079164" calcext:value-type="float">
            <text:p>0.0206606834079164</text:p>
          </table:table-cell>
          <table:table-cell office:value-type="float" office:value="0.0204144723194081" calcext:value-type="float">
            <text:p>0.0204144723194081</text:p>
          </table:table-cell>
          <table:table-cell office:value-type="float" office:value="0.0209068944964247" calcext:value-type="float">
            <text:p>0.0209068944964247</text:p>
          </table:table-cell>
          <table:table-cell office:value-type="float" office:value="3.362630459" calcext:value-type="float">
            <text:p>3.362630459</text:p>
          </table:table-cell>
        </table:table-row>
        <table:table-row table:style-name="ro1">
          <table:table-cell office:value-type="string" calcext:value-type="string">
            <text:p>bh_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67097180153327" calcext:value-type="float">
            <text:p>0.0667097180153327</text:p>
          </table:table-cell>
          <table:table-cell office:value-type="float" office:value="0.0902902819846673" calcext:value-type="float">
            <text:p>0.0902902819846673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36354133014014" calcext:value-type="float">
            <text:p>0.0436354133014014</text:p>
          </table:table-cell>
          <table:table-cell office:value-type="float" office:value="0.0633645866985986" calcext:value-type="float">
            <text:p>0.0633645866985986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18584490451547" calcext:value-type="float">
            <text:p>0.0318584490451547</text:p>
          </table:table-cell>
          <table:table-cell office:value-type="float" office:value="0.0491415509548453" calcext:value-type="float">
            <text:p>0.0491415509548453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00657454713174" calcext:value-type="float">
            <text:p>0.0300657454713174</text:p>
          </table:table-cell>
          <table:table-cell office:value-type="float" office:value="0.0469342545286826" calcext:value-type="float">
            <text:p>0.046934254528682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3.334515667" calcext:value-type="float">
            <text:p>3.334515667</text:p>
          </table:table-cell>
        </table:table-row>
        <table:table-row table:style-name="ro1">
          <table:table-cell office:value-type="string" calcext:value-type="string">
            <text:p>bh_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3356852861119" calcext:value-type="float">
            <text:p>0.043356852861119</text:p>
          </table:table-cell>
          <table:table-cell office:value-type="float" office:value="0.0392154082911646" calcext:value-type="float">
            <text:p>0.0392154082911646</text:p>
          </table:table-cell>
          <table:table-cell office:value-type="float" office:value="0.0474982974310734" calcext:value-type="float">
            <text:p>0.0474982974310734</text:p>
          </table:table-cell>
          <table:table-cell office:value-type="float" office:value="0.0407818740924086" calcext:value-type="float">
            <text:p>0.0407818740924086</text:p>
          </table:table-cell>
          <table:table-cell office:value-type="float" office:value="0.0373138206030016" calcext:value-type="float">
            <text:p>0.0373138206030016</text:p>
          </table:table-cell>
          <table:table-cell office:value-type="float" office:value="0.0442499275818157" calcext:value-type="float">
            <text:p>0.0442499275818157</text:p>
          </table:table-cell>
          <table:table-cell office:value-type="float" office:value="0.0407818740924086" calcext:value-type="float">
            <text:p>0.0407818740924086</text:p>
          </table:table-cell>
          <table:table-cell office:value-type="float" office:value="0.0373138206030016" calcext:value-type="float">
            <text:p>0.0373138206030016</text:p>
          </table:table-cell>
          <table:table-cell office:value-type="float" office:value="0.0442499275818157" calcext:value-type="float">
            <text:p>0.0442499275818157</text:p>
          </table:table-cell>
          <table:table-cell office:value-type="float" office:value="0.0274365349909894" calcext:value-type="float">
            <text:p>0.0274365349909894</text:p>
          </table:table-cell>
          <table:table-cell office:value-type="float" office:value="0.0245112603666464" calcext:value-type="float">
            <text:p>0.0245112603666464</text:p>
          </table:table-cell>
          <table:table-cell office:value-type="float" office:value="0.0303618096153323" calcext:value-type="float">
            <text:p>0.0303618096153323</text:p>
          </table:table-cell>
          <table:table-cell office:value-type="float" office:value="0.035946805506525" calcext:value-type="float">
            <text:p>0.035946805506525</text:p>
          </table:table-cell>
          <table:table-cell office:value-type="float" office:value="0.0332823154160663" calcext:value-type="float">
            <text:p>0.0332823154160663</text:p>
          </table:table-cell>
          <table:table-cell office:value-type="float" office:value="0.0386112955969836" calcext:value-type="float">
            <text:p>0.0386112955969836</text:p>
          </table:table-cell>
          <table:table-cell office:value-type="float" office:value="0.0181108134525723" calcext:value-type="float">
            <text:p>0.0181108134525723</text:p>
          </table:table-cell>
          <table:table-cell office:value-type="float" office:value="0.0164594390962207" calcext:value-type="float">
            <text:p>0.0164594390962207</text:p>
          </table:table-cell>
          <table:table-cell office:value-type="float" office:value="0.0197621878089238" calcext:value-type="float">
            <text:p>0.0197621878089238</text:p>
          </table:table-cell>
          <table:table-cell office:value-type="float" office:value="0.0181108134525723" calcext:value-type="float">
            <text:p>0.0181108134525723</text:p>
          </table:table-cell>
          <table:table-cell office:value-type="float" office:value="0.0164594390962207" calcext:value-type="float">
            <text:p>0.0164594390962207</text:p>
          </table:table-cell>
          <table:table-cell office:value-type="float" office:value="0.0197621878089238" calcext:value-type="float">
            <text:p>0.0197621878089238</text:p>
          </table:table-cell>
          <table:table-cell office:value-type="float" office:value="0.0232229152529062" calcext:value-type="float">
            <text:p>0.0232229152529062</text:p>
          </table:table-cell>
          <table:table-cell office:value-type="float" office:value="0.0214789791676455" calcext:value-type="float">
            <text:p>0.0214789791676455</text:p>
          </table:table-cell>
          <table:table-cell office:value-type="float" office:value="0.0249668513381668" calcext:value-type="float">
            <text:p>0.024966851338166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9436305708675" calcext:value-type="float">
            <text:p>0.0269436305708675</text:p>
          </table:table-cell>
          <table:table-cell office:value-type="float" office:value="0.0430563694291326" calcext:value-type="float">
            <text:p>0.0430563694291326</text:p>
          </table:table-cell>
          <table:table-cell office:value-type="float" office:value="0.693" calcext:value-type="float">
            <text:p>0.693</text:p>
          </table:table-cell>
          <table:table-cell office:value-type="float" office:value="0.672780170041701" calcext:value-type="float">
            <text:p>0.672780170041701</text:p>
          </table:table-cell>
          <table:table-cell office:value-type="float" office:value="0.713219829958299" calcext:value-type="float">
            <text:p>0.713219829958299</text:p>
          </table:table-cell>
          <table:table-cell office:value-type="float" office:value="0.693" calcext:value-type="float">
            <text:p>0.693</text:p>
          </table:table-cell>
          <table:table-cell office:value-type="float" office:value="0.672780170041701" calcext:value-type="float">
            <text:p>0.672780170041701</text:p>
          </table:table-cell>
          <table:table-cell office:value-type="float" office:value="0.713219829958299" calcext:value-type="float">
            <text:p>0.713219829958299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3.2566485" calcext:value-type="float">
            <text:p>3.2566485</text:p>
          </table:table-cell>
        </table:table-row>
        <table:table-row table:style-name="ro1">
          <table:table-cell office:value-type="string" calcext:value-type="string">
            <text:p>bh_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34041477054407" calcext:value-type="float">
            <text:p>0.0434041477054407</text:p>
          </table:table-cell>
          <table:table-cell office:value-type="float" office:value="0.0397207952963461" calcext:value-type="float">
            <text:p>0.0397207952963461</text:p>
          </table:table-cell>
          <table:table-cell office:value-type="float" office:value="0.0470875001145353" calcext:value-type="float">
            <text:p>0.0470875001145353</text:p>
          </table:table-cell>
          <table:table-cell office:value-type="float" office:value="0.0392248822008749" calcext:value-type="float">
            <text:p>0.0392248822008749</text:p>
          </table:table-cell>
          <table:table-cell office:value-type="float" office:value="0.0365259922769666" calcext:value-type="float">
            <text:p>0.0365259922769666</text:p>
          </table:table-cell>
          <table:table-cell office:value-type="float" office:value="0.0419237721247832" calcext:value-type="float">
            <text:p>0.0419237721247832</text:p>
          </table:table-cell>
          <table:table-cell office:value-type="float" office:value="0.0392248822008749" calcext:value-type="float">
            <text:p>0.0392248822008749</text:p>
          </table:table-cell>
          <table:table-cell office:value-type="float" office:value="0.0365259922769666" calcext:value-type="float">
            <text:p>0.0365259922769666</text:p>
          </table:table-cell>
          <table:table-cell office:value-type="float" office:value="0.0419237721247832" calcext:value-type="float">
            <text:p>0.0419237721247832</text:p>
          </table:table-cell>
          <table:table-cell office:value-type="float" office:value="0.0283082899803008" calcext:value-type="float">
            <text:p>0.0283082899803008</text:p>
          </table:table-cell>
          <table:table-cell office:value-type="float" office:value="0.0258464448101204" calcext:value-type="float">
            <text:p>0.0258464448101204</text:p>
          </table:table-cell>
          <table:table-cell office:value-type="float" office:value="0.0307701351504812" calcext:value-type="float">
            <text:p>0.0307701351504812</text:p>
          </table:table-cell>
          <table:table-cell office:value-type="float" office:value="0.03" calcext:value-type="float">
            <text:p>0.03</text:p>
          </table:table-cell>
          <table:table-cell office:value-type="float" office:value="0.022521953033424" calcext:value-type="float">
            <text:p>0.022521953033424</text:p>
          </table:table-cell>
          <table:table-cell office:value-type="float" office:value="0.037478046966576" calcext:value-type="float">
            <text:p>0.037478046966576</text:p>
          </table:table-cell>
          <table:table-cell office:value-type="float" office:value="0.701" calcext:value-type="float">
            <text:p>0.701</text:p>
          </table:table-cell>
          <table:table-cell office:value-type="float" office:value="0.680930511818752" calcext:value-type="float">
            <text:p>0.680930511818752</text:p>
          </table:table-cell>
          <table:table-cell office:value-type="float" office:value="0.721069488181248" calcext:value-type="float">
            <text:p>0.721069488181248</text:p>
          </table:table-cell>
          <table:table-cell office:value-type="float" office:value="0.701" calcext:value-type="float">
            <text:p>0.701</text:p>
          </table:table-cell>
          <table:table-cell office:value-type="float" office:value="0.680930511818752" calcext:value-type="float">
            <text:p>0.680930511818752</text:p>
          </table:table-cell>
          <table:table-cell office:value-type="float" office:value="0.721069488181248" calcext:value-type="float">
            <text:p>0.721069488181248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389125436701913" calcext:value-type="float">
            <text:p>0.0389125436701913</text:p>
          </table:table-cell>
          <table:table-cell office:value-type="float" office:value="0.0361627378735124" calcext:value-type="float">
            <text:p>0.0361627378735124</text:p>
          </table:table-cell>
          <table:table-cell office:value-type="float" office:value="0.0416623494668703" calcext:value-type="float">
            <text:p>0.0416623494668703</text:p>
          </table:table-cell>
          <table:table-cell office:value-type="float" office:value="0.0209171940671335" calcext:value-type="float">
            <text:p>0.0209171940671335</text:p>
          </table:table-cell>
          <table:table-cell office:value-type="float" office:value="0.0191819468332072" calcext:value-type="float">
            <text:p>0.0191819468332072</text:p>
          </table:table-cell>
          <table:table-cell office:value-type="float" office:value="0.0226524413010597" calcext:value-type="float">
            <text:p>0.0226524413010597</text:p>
          </table:table-cell>
          <table:table-cell office:value-type="float" office:value="0.0209171940671335" calcext:value-type="float">
            <text:p>0.0209171940671335</text:p>
          </table:table-cell>
          <table:table-cell office:value-type="float" office:value="0.0191819468332072" calcext:value-type="float">
            <text:p>0.0191819468332072</text:p>
          </table:table-cell>
          <table:table-cell office:value-type="float" office:value="0.0226524413010597" calcext:value-type="float">
            <text:p>0.0226524413010597</text:p>
          </table:table-cell>
          <table:table-cell office:value-type="float" office:value="0.0260607829422157" calcext:value-type="float">
            <text:p>0.0260607829422157</text:p>
          </table:table-cell>
          <table:table-cell office:value-type="float" office:value="0.0242381060835603" calcext:value-type="float">
            <text:p>0.0242381060835603</text:p>
          </table:table-cell>
          <table:table-cell office:value-type="float" office:value="0.0278834598008711" calcext:value-type="float">
            <text:p>0.0278834598008711</text:p>
          </table:table-cell>
          <table:table-cell office:value-type="float" office:value="3.313911042" calcext:value-type="float">
            <text:p>3.313911042</text:p>
          </table:table-cell>
        </table:table-row>
        <table:table-row table:style-name="ro1">
          <table:table-cell office:value-type="string" calcext:value-type="string">
            <text:p>bh_dep_balance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3119999380733" calcext:value-type="float">
            <text:p>0.0373119999380733</text:p>
          </table:table-cell>
          <table:table-cell office:value-type="float" office:value="0.0351686592027614" calcext:value-type="float">
            <text:p>0.0351686592027614</text:p>
          </table:table-cell>
          <table:table-cell office:value-type="float" office:value="0.0394553406733851" calcext:value-type="float">
            <text:p>0.0394553406733851</text:p>
          </table:table-cell>
          <table:table-cell office:value-type="float" office:value="0.0267916377481116" calcext:value-type="float">
            <text:p>0.0267916377481116</text:p>
          </table:table-cell>
          <table:table-cell office:value-type="float" office:value="0.0254814963497821" calcext:value-type="float">
            <text:p>0.0254814963497821</text:p>
          </table:table-cell>
          <table:table-cell office:value-type="float" office:value="0.0281017791464411" calcext:value-type="float">
            <text:p>0.0281017791464411</text:p>
          </table:table-cell>
          <table:table-cell office:value-type="float" office:value="0.0267916377481116" calcext:value-type="float">
            <text:p>0.0267916377481116</text:p>
          </table:table-cell>
          <table:table-cell office:value-type="float" office:value="0.0254814963497821" calcext:value-type="float">
            <text:p>0.0254814963497821</text:p>
          </table:table-cell>
          <table:table-cell office:value-type="float" office:value="0.0281017791464411" calcext:value-type="float">
            <text:p>0.0281017791464411</text:p>
          </table:table-cell>
          <table:table-cell office:value-type="float" office:value="0.0290276188622964" calcext:value-type="float">
            <text:p>0.0290276188622964</text:p>
          </table:table-cell>
          <table:table-cell office:value-type="float" office:value="0.027452388371921" calcext:value-type="float">
            <text:p>0.027452388371921</text:p>
          </table:table-cell>
          <table:table-cell office:value-type="float" office:value="0.0306028493526717" calcext:value-type="float">
            <text:p>0.0306028493526717</text:p>
          </table:table-cell>
          <table:table-cell office:value-type="float" office:value="0.0247940188920167" calcext:value-type="float">
            <text:p>0.0247940188920167</text:p>
          </table:table-cell>
          <table:table-cell office:value-type="float" office:value="0.0229056011060112" calcext:value-type="float">
            <text:p>0.0229056011060112</text:p>
          </table:table-cell>
          <table:table-cell office:value-type="float" office:value="0.0266824366780222" calcext:value-type="float">
            <text:p>0.0266824366780222</text:p>
          </table:table-cell>
          <table:table-cell office:value-type="float" office:value="0.0196608256992376" calcext:value-type="float">
            <text:p>0.0196608256992376</text:p>
          </table:table-cell>
          <table:table-cell office:value-type="float" office:value="0.0183104617191435" calcext:value-type="float">
            <text:p>0.0183104617191435</text:p>
          </table:table-cell>
          <table:table-cell office:value-type="float" office:value="0.0210111896793317" calcext:value-type="float">
            <text:p>0.0210111896793317</text:p>
          </table:table-cell>
          <table:table-cell office:value-type="float" office:value="0.0196608256992376" calcext:value-type="float">
            <text:p>0.0196608256992376</text:p>
          </table:table-cell>
          <table:table-cell office:value-type="float" office:value="0.0183104617191435" calcext:value-type="float">
            <text:p>0.0183104617191435</text:p>
          </table:table-cell>
          <table:table-cell office:value-type="float" office:value="0.0210111896793317" calcext:value-type="float">
            <text:p>0.0210111896793317</text:p>
          </table:table-cell>
          <table:table-cell office:value-type="float" office:value="0.0205162245322376" calcext:value-type="float">
            <text:p>0.0205162245322376</text:p>
          </table:table-cell>
          <table:table-cell office:value-type="float" office:value="0.0190440228503666" calcext:value-type="float">
            <text:p>0.0190440228503666</text:p>
          </table:table-cell>
          <table:table-cell office:value-type="float" office:value="0.0219884262141086" calcext:value-type="float">
            <text:p>0.0219884262141086</text:p>
          </table:table-cell>
          <table:table-cell office:value-type="float" office:value="0.0265225442863137" calcext:value-type="float">
            <text:p>0.0265225442863137</text:p>
          </table:table-cell>
          <table:table-cell office:value-type="float" office:value="0.0246794325853653" calcext:value-type="float">
            <text:p>0.0246794325853653</text:p>
          </table:table-cell>
          <table:table-cell office:value-type="float" office:value="0.0283656559872621" calcext:value-type="float">
            <text:p>0.0283656559872621</text:p>
          </table:table-cell>
          <table:table-cell office:value-type="float" office:value="0.021584857240803" calcext:value-type="float">
            <text:p>0.021584857240803</text:p>
          </table:table-cell>
          <table:table-cell office:value-type="float" office:value="0.0202577671610872" calcext:value-type="float">
            <text:p>0.0202577671610872</text:p>
          </table:table-cell>
          <table:table-cell office:value-type="float" office:value="0.0229119473205188" calcext:value-type="float">
            <text:p>0.0229119473205188</text:p>
          </table:table-cell>
          <table:table-cell office:value-type="float" office:value="0.021584857240803" calcext:value-type="float">
            <text:p>0.021584857240803</text:p>
          </table:table-cell>
          <table:table-cell office:value-type="float" office:value="0.0202577671610872" calcext:value-type="float">
            <text:p>0.0202577671610872</text:p>
          </table:table-cell>
          <table:table-cell office:value-type="float" office:value="0.0229119473205188" calcext:value-type="float">
            <text:p>0.0229119473205188</text:p>
          </table:table-cell>
          <table:table-cell office:value-type="float" office:value="0.0224101580204849" calcext:value-type="float">
            <text:p>0.0224101580204849</text:p>
          </table:table-cell>
          <table:table-cell office:value-type="float" office:value="0.0209666750700878" calcext:value-type="float">
            <text:p>0.0209666750700878</text:p>
          </table:table-cell>
          <table:table-cell office:value-type="float" office:value="0.023853640970882" calcext:value-type="float">
            <text:p>0.023853640970882</text:p>
          </table:table-cell>
          <table:table-cell office:value-type="float" office:value="3.993104" calcext:value-type="float">
            <text:p>3.993104</text:p>
          </table:table-cell>
        </table:table-row>
        <table:table-row table:style-name="ro1">
          <table:table-cell office:value-type="string" calcext:value-type="string">
            <text:p>bh_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37472782153209" calcext:value-type="float">
            <text:p>0.0337472782153209</text:p>
          </table:table-cell>
          <table:table-cell office:value-type="float" office:value="0.0317594527811917" calcext:value-type="float">
            <text:p>0.0317594527811917</text:p>
          </table:table-cell>
          <table:table-cell office:value-type="float" office:value="0.0357351036494501" calcext:value-type="float">
            <text:p>0.0357351036494501</text:p>
          </table:table-cell>
          <table:table-cell office:value-type="float" office:value="0.0260622938125484" calcext:value-type="float">
            <text:p>0.0260622938125484</text:p>
          </table:table-cell>
          <table:table-cell office:value-type="float" office:value="0.0247582577792678" calcext:value-type="float">
            <text:p>0.0247582577792678</text:p>
          </table:table-cell>
          <table:table-cell office:value-type="float" office:value="0.0273663298458289" calcext:value-type="float">
            <text:p>0.0273663298458289</text:p>
          </table:table-cell>
          <table:table-cell office:value-type="float" office:value="0.0260622938125484" calcext:value-type="float">
            <text:p>0.0260622938125484</text:p>
          </table:table-cell>
          <table:table-cell office:value-type="float" office:value="0.0247582577792678" calcext:value-type="float">
            <text:p>0.0247582577792678</text:p>
          </table:table-cell>
          <table:table-cell office:value-type="float" office:value="0.0273663298458289" calcext:value-type="float">
            <text:p>0.0273663298458289</text:p>
          </table:table-cell>
          <table:table-cell office:value-type="float" office:value="0.0254695128617831" calcext:value-type="float">
            <text:p>0.0254695128617831</text:p>
          </table:table-cell>
          <table:table-cell office:value-type="float" office:value="0.0239344834310865" calcext:value-type="float">
            <text:p>0.0239344834310865</text:p>
          </table:table-cell>
          <table:table-cell office:value-type="float" office:value="0.0270045422924797" calcext:value-type="float">
            <text:p>0.0270045422924797</text:p>
          </table:table-cell>
          <table:table-cell office:value-type="float" office:value="0.0233702642887385" calcext:value-type="float">
            <text:p>0.0233702642887385</text:p>
          </table:table-cell>
          <table:table-cell office:value-type="float" office:value="0.0211952543824961" calcext:value-type="float">
            <text:p>0.0211952543824961</text:p>
          </table:table-cell>
          <table:table-cell office:value-type="float" office:value="0.0255452741949809" calcext:value-type="float">
            <text:p>0.0255452741949809</text:p>
          </table:table-cell>
          <table:table-cell office:value-type="float" office:value="0.0366513337037692" calcext:value-type="float">
            <text:p>0.0366513337037692</text:p>
          </table:table-cell>
          <table:table-cell office:value-type="float" office:value="0.0345974042993941" calcext:value-type="float">
            <text:p>0.0345974042993941</text:p>
          </table:table-cell>
          <table:table-cell office:value-type="float" office:value="0.0387052631081442" calcext:value-type="float">
            <text:p>0.0387052631081442</text:p>
          </table:table-cell>
          <table:table-cell office:value-type="float" office:value="0.0366513337037692" calcext:value-type="float">
            <text:p>0.0366513337037692</text:p>
          </table:table-cell>
          <table:table-cell office:value-type="float" office:value="0.0345974042993941" calcext:value-type="float">
            <text:p>0.0345974042993941</text:p>
          </table:table-cell>
          <table:table-cell office:value-type="float" office:value="0.0387052631081442" calcext:value-type="float">
            <text:p>0.0387052631081442</text:p>
          </table:table-cell>
          <table:table-cell office:value-type="float" office:value="0.0254769083361371" calcext:value-type="float">
            <text:p>0.0254769083361371</text:p>
          </table:table-cell>
          <table:table-cell office:value-type="float" office:value="0.0234608337921654" calcext:value-type="float">
            <text:p>0.0234608337921654</text:p>
          </table:table-cell>
          <table:table-cell office:value-type="float" office:value="0.0274929828801089" calcext:value-type="float">
            <text:p>0.0274929828801089</text:p>
          </table:table-cell>
          <table:table-cell office:value-type="float" office:value="0.0256961048329703" calcext:value-type="float">
            <text:p>0.0256961048329703</text:p>
          </table:table-cell>
          <table:table-cell office:value-type="float" office:value="0.0240896653256265" calcext:value-type="float">
            <text:p>0.0240896653256265</text:p>
          </table:table-cell>
          <table:table-cell office:value-type="float" office:value="0.027302544340314" calcext:value-type="float">
            <text:p>0.027302544340314</text:p>
          </table:table-cell>
          <table:table-cell office:value-type="float" office:value="0.0153131209494878" calcext:value-type="float">
            <text:p>0.0153131209494878</text:p>
          </table:table-cell>
          <table:table-cell office:value-type="float" office:value="0.0142839446110289" calcext:value-type="float">
            <text:p>0.0142839446110289</text:p>
          </table:table-cell>
          <table:table-cell office:value-type="float" office:value="0.0163422972879467" calcext:value-type="float">
            <text:p>0.0163422972879467</text:p>
          </table:table-cell>
          <table:table-cell office:value-type="float" office:value="0.0153131209494878" calcext:value-type="float">
            <text:p>0.0153131209494878</text:p>
          </table:table-cell>
          <table:table-cell office:value-type="float" office:value="0.0142839446110289" calcext:value-type="float">
            <text:p>0.0142839446110289</text:p>
          </table:table-cell>
          <table:table-cell office:value-type="float" office:value="0.0163422972879467" calcext:value-type="float">
            <text:p>0.0163422972879467</text:p>
          </table:table-cell>
          <table:table-cell office:value-type="float" office:value="0.0175428428013832" calcext:value-type="float">
            <text:p>0.0175428428013832</text:p>
          </table:table-cell>
          <table:table-cell office:value-type="float" office:value="0.0164466322413996" calcext:value-type="float">
            <text:p>0.0164466322413996</text:p>
          </table:table-cell>
          <table:table-cell office:value-type="float" office:value="0.0186390533613668" calcext:value-type="float">
            <text:p>0.0186390533613668</text:p>
          </table:table-cell>
          <table:table-cell office:value-type="float" office:value="3.339009208" calcext:value-type="float">
            <text:p>3.339009208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87327794681602" calcext:value-type="float">
            <text:p>0.0887327794681602</text:p>
          </table:table-cell>
          <table:table-cell office:value-type="float" office:value="0.11526722053184" calcext:value-type="float">
            <text:p>0.11526722053184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89204004627724" calcext:value-type="float">
            <text:p>0.089204004627724</text:p>
          </table:table-cell>
          <table:table-cell office:value-type="float" office:value="0.115795995372276" calcext:value-type="float">
            <text:p>0.1157959953722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3" calcext:value-type="float">
            <text:p>0.03</text:p>
          </table:table-cell>
          <table:table-cell office:value-type="float" office:value="0.022521953033424" calcext:value-type="float">
            <text:p>0.022521953033424</text:p>
          </table:table-cell>
          <table:table-cell office:value-type="float" office:value="0.037478046966576" calcext:value-type="float">
            <text:p>0.037478046966576</text:p>
          </table:table-cell>
          <table:table-cell office:value-type="float" office:value="0.03" calcext:value-type="float">
            <text:p>0.03</text:p>
          </table:table-cell>
          <table:table-cell office:value-type="float" office:value="0.022521953033424" calcext:value-type="float">
            <text:p>0.022521953033424</text:p>
          </table:table-cell>
          <table:table-cell office:value-type="float" office:value="0.037478046966576" calcext:value-type="float">
            <text:p>0.0374780469665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7228797876995" calcext:value-type="float">
            <text:p>0.0427228797876995</text:p>
          </table:table-cell>
          <table:table-cell office:value-type="float" office:value="0.0622771202123005" calcext:value-type="float">
            <text:p>0.062277120212300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3179024711744" calcext:value-type="float">
            <text:p>0.043179024711744</text:p>
          </table:table-cell>
          <table:table-cell office:value-type="float" office:value="0.062820975288256" calcext:value-type="float">
            <text:p>0.062820975288256</text:p>
          </table:table-cell>
          <table:table-cell office:value-type="float" office:value="205.063043458" calcext:value-type="float">
            <text:p>205.063043458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8617696792067" calcext:value-type="float">
            <text:p>0.0468617696792067</text:p>
          </table:table-cell>
          <table:table-cell office:value-type="float" office:value="0.0463900318471928" calcext:value-type="float">
            <text:p>0.0463900318471928</text:p>
          </table:table-cell>
          <table:table-cell office:value-type="float" office:value="0.0473335075112205" calcext:value-type="float">
            <text:p>0.0473335075112205</text:p>
          </table:table-cell>
          <table:table-cell office:value-type="float" office:value="0.0408122121302253" calcext:value-type="float">
            <text:p>0.0408122121302253</text:p>
          </table:table-cell>
          <table:table-cell office:value-type="float" office:value="0.0403231142512204" calcext:value-type="float">
            <text:p>0.0403231142512204</text:p>
          </table:table-cell>
          <table:table-cell office:value-type="float" office:value="0.0413013100092302" calcext:value-type="float">
            <text:p>0.0413013100092302</text:p>
          </table:table-cell>
          <table:table-cell office:value-type="float" office:value="0.044924866529891" calcext:value-type="float">
            <text:p>0.044924866529891</text:p>
          </table:table-cell>
          <table:table-cell office:value-type="float" office:value="0.0444190037585191" calcext:value-type="float">
            <text:p>0.0444190037585191</text:p>
          </table:table-cell>
          <table:table-cell office:value-type="float" office:value="0.0454307293012629" calcext:value-type="float">
            <text:p>0.0454307293012629</text:p>
          </table:table-cell>
          <table:table-cell office:value-type="float" office:value="0.0434435264338249" calcext:value-type="float">
            <text:p>0.0434435264338249</text:p>
          </table:table-cell>
          <table:table-cell office:value-type="float" office:value="0.0429798558701739" calcext:value-type="float">
            <text:p>0.0429798558701739</text:p>
          </table:table-cell>
          <table:table-cell office:value-type="float" office:value="0.0439071969974758" calcext:value-type="float">
            <text:p>0.0439071969974758</text:p>
          </table:table-cell>
          <table:table-cell office:value-type="float" office:value="0.0467858914485551" calcext:value-type="float">
            <text:p>0.0467858914485551</text:p>
          </table:table-cell>
          <table:table-cell office:value-type="float" office:value="0.0463143426829895" calcext:value-type="float">
            <text:p>0.0463143426829895</text:p>
          </table:table-cell>
          <table:table-cell office:value-type="float" office:value="0.0472574402141207" calcext:value-type="float">
            <text:p>0.0472574402141207</text:p>
          </table:table-cell>
          <table:table-cell office:value-type="float" office:value="0.0207246692519596" calcext:value-type="float">
            <text:p>0.0207246692519596</text:p>
          </table:table-cell>
          <table:table-cell office:value-type="float" office:value="0.0203731613085697" calcext:value-type="float">
            <text:p>0.0203731613085697</text:p>
          </table:table-cell>
          <table:table-cell office:value-type="float" office:value="0.0210761771953496" calcext:value-type="float">
            <text:p>0.0210761771953496</text:p>
          </table:table-cell>
          <table:table-cell office:value-type="float" office:value="0.0228778768886806" calcext:value-type="float">
            <text:p>0.0228778768886806</text:p>
          </table:table-cell>
          <table:table-cell office:value-type="float" office:value="0.0225184485702752" calcext:value-type="float">
            <text:p>0.0225184485702752</text:p>
          </table:table-cell>
          <table:table-cell office:value-type="float" office:value="0.023237305207086" calcext:value-type="float">
            <text:p>0.023237305207086</text:p>
          </table:table-cell>
          <table:table-cell office:value-type="float" office:value="0.0433368514312652" calcext:value-type="float">
            <text:p>0.0433368514312652</text:p>
          </table:table-cell>
          <table:table-cell office:value-type="float" office:value="0.0428735070871575" calcext:value-type="float">
            <text:p>0.0428735070871575</text:p>
          </table:table-cell>
          <table:table-cell office:value-type="float" office:value="0.0438001957753728" calcext:value-type="float">
            <text:p>0.043800195775372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843209164966" calcext:value-type="float">
            <text:p>0.023843209164966</text:p>
          </table:table-cell>
          <table:table-cell office:value-type="float" office:value="0.039156790835034" calcext:value-type="float">
            <text:p>0.03915679083503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45581205707507" calcext:value-type="float">
            <text:p>0.0345581205707507</text:p>
          </table:table-cell>
          <table:table-cell office:value-type="float" office:value="0.0524418794292493" calcext:value-type="float">
            <text:p>0.0524418794292493</text:p>
          </table:table-cell>
          <table:table-cell office:value-type="float" office:value="168.406872792" calcext:value-type="float">
            <text:p>168.406872792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3976876275493" calcext:value-type="float">
            <text:p>0.0483976876275493</text:p>
          </table:table-cell>
          <table:table-cell office:value-type="float" office:value="0.0479266115426661" calcext:value-type="float">
            <text:p>0.0479266115426661</text:p>
          </table:table-cell>
          <table:table-cell office:value-type="float" office:value="0.0488687637124324" calcext:value-type="float">
            <text:p>0.0488687637124324</text:p>
          </table:table-cell>
          <table:table-cell office:value-type="float" office:value="0.0424374874093127" calcext:value-type="float">
            <text:p>0.0424374874093127</text:p>
          </table:table-cell>
          <table:table-cell office:value-type="float" office:value="0.0419653551425417" calcext:value-type="float">
            <text:p>0.0419653551425417</text:p>
          </table:table-cell>
          <table:table-cell office:value-type="float" office:value="0.0429096196760838" calcext:value-type="float">
            <text:p>0.0429096196760838</text:p>
          </table:table-cell>
          <table:table-cell office:value-type="float" office:value="0.0467148380668279" calcext:value-type="float">
            <text:p>0.0467148380668279</text:p>
          </table:table-cell>
          <table:table-cell office:value-type="float" office:value="0.0462234850021972" calcext:value-type="float">
            <text:p>0.0462234850021972</text:p>
          </table:table-cell>
          <table:table-cell office:value-type="float" office:value="0.0472061911314587" calcext:value-type="float">
            <text:p>0.0472061911314587</text:p>
          </table:table-cell>
          <table:table-cell office:value-type="float" office:value="0.0452114493168506" calcext:value-type="float">
            <text:p>0.0452114493168506</text:p>
          </table:table-cell>
          <table:table-cell office:value-type="float" office:value="0.0447474067647254" calcext:value-type="float">
            <text:p>0.0447474067647254</text:p>
          </table:table-cell>
          <table:table-cell office:value-type="float" office:value="0.0456754918689758" calcext:value-type="float">
            <text:p>0.045675491868975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45581205707507" calcext:value-type="float">
            <text:p>0.0345581205707507</text:p>
          </table:table-cell>
          <table:table-cell office:value-type="float" office:value="0.0524418794292493" calcext:value-type="float">
            <text:p>0.0524418794292493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531088714896" calcext:value-type="float">
            <text:p>0.99531088714896</text:p>
          </table:table-cell>
          <table:table-cell office:value-type="float" office:value="0.99968911285104" calcext:value-type="float">
            <text:p>0.9996891128510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45489086808505" calcext:value-type="float">
            <text:p>0.0445489086808505</text:p>
          </table:table-cell>
          <table:table-cell office:value-type="float" office:value="0.0644510913191495" calcext:value-type="float">
            <text:p>0.0644510913191495</text:p>
          </table:table-cell>
          <table:table-cell office:value-type="float" office:value="0.0482822089136205" calcext:value-type="float">
            <text:p>0.0482822089136205</text:p>
          </table:table-cell>
          <table:table-cell office:value-type="float" office:value="0.0478121874305566" calcext:value-type="float">
            <text:p>0.0478121874305566</text:p>
          </table:table-cell>
          <table:table-cell office:value-type="float" office:value="0.0487522303966843" calcext:value-type="float">
            <text:p>0.0487522303966843</text:p>
          </table:table-cell>
          <table:table-cell office:value-type="float" office:value="0.0227407003049753" calcext:value-type="float">
            <text:p>0.0227407003049753</text:p>
          </table:table-cell>
          <table:table-cell office:value-type="float" office:value="0.0223984219243001" calcext:value-type="float">
            <text:p>0.0223984219243001</text:p>
          </table:table-cell>
          <table:table-cell office:value-type="float" office:value="0.0230829786856506" calcext:value-type="float">
            <text:p>0.0230829786856506</text:p>
          </table:table-cell>
          <table:table-cell office:value-type="float" office:value="0.0249963561689639" calcext:value-type="float">
            <text:p>0.0249963561689639</text:p>
          </table:table-cell>
          <table:table-cell office:value-type="float" office:value="0.024637917350585" calcext:value-type="float">
            <text:p>0.024637917350585</text:p>
          </table:table-cell>
          <table:table-cell office:value-type="float" office:value="0.0253547949873429" calcext:value-type="float">
            <text:p>0.0253547949873429</text:p>
          </table:table-cell>
          <table:table-cell office:value-type="float" office:value="0.0450601453309678" calcext:value-type="float">
            <text:p>0.0450601453309678</text:p>
          </table:table-cell>
          <table:table-cell office:value-type="float" office:value="0.0445975019683696" calcext:value-type="float">
            <text:p>0.0445975019683696</text:p>
          </table:table-cell>
          <table:table-cell office:value-type="float" office:value="0.045522788693566" calcext:value-type="float">
            <text:p>0.045522788693566</text:p>
          </table:table-cell>
          <table:table-cell office:value-type="float" office:value="168.429232625" calcext:value-type="float">
            <text:p>168.429232625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8760101594748" calcext:value-type="float">
            <text:p>0.0318760101594748</text:p>
          </table:table-cell>
          <table:table-cell office:value-type="float" office:value="0.0316018769560616" calcext:value-type="float">
            <text:p>0.0316018769560616</text:p>
          </table:table-cell>
          <table:table-cell office:value-type="float" office:value="0.032150143362888" calcext:value-type="float">
            <text:p>0.032150143362888</text:p>
          </table:table-cell>
          <table:table-cell office:value-type="float" office:value="0.0318057126003568" calcext:value-type="float">
            <text:p>0.0318057126003568</text:p>
          </table:table-cell>
          <table:table-cell office:value-type="float" office:value="0.0315303516042346" calcext:value-type="float">
            <text:p>0.0315303516042346</text:p>
          </table:table-cell>
          <table:table-cell office:value-type="float" office:value="0.032081073596479" calcext:value-type="float">
            <text:p>0.032081073596479</text:p>
          </table:table-cell>
          <table:table-cell office:value-type="float" office:value="0.0430493096507737" calcext:value-type="float">
            <text:p>0.0430493096507737</text:p>
          </table:table-cell>
          <table:table-cell office:value-type="float" office:value="0.0427263788411718" calcext:value-type="float">
            <text:p>0.0427263788411718</text:p>
          </table:table-cell>
          <table:table-cell office:value-type="float" office:value="0.0433722404603756" calcext:value-type="float">
            <text:p>0.0433722404603756</text:p>
          </table:table-cell>
          <table:table-cell office:value-type="float" office:value="0.0431479729178266" calcext:value-type="float">
            <text:p>0.0431479729178266</text:p>
          </table:table-cell>
          <table:table-cell office:value-type="float" office:value="0.0428259748425192" calcext:value-type="float">
            <text:p>0.0428259748425192</text:p>
          </table:table-cell>
          <table:table-cell office:value-type="float" office:value="0.0434699709931341" calcext:value-type="float">
            <text:p>0.0434699709931341</text:p>
          </table:table-cell>
          <table:table-cell office:value-type="float" office:value="0.0306820397312983" calcext:value-type="float">
            <text:p>0.0306820397312983</text:p>
          </table:table-cell>
          <table:table-cell office:value-type="float" office:value="0.0302968649432975" calcext:value-type="float">
            <text:p>0.0302968649432975</text:p>
          </table:table-cell>
          <table:table-cell office:value-type="float" office:value="0.0310672145192991" calcext:value-type="float">
            <text:p>0.0310672145192991</text:p>
          </table:table-cell>
          <table:table-cell office:value-type="float" office:value="0.030657866680998" calcext:value-type="float">
            <text:p>0.030657866680998</text:p>
          </table:table-cell>
          <table:table-cell office:value-type="float" office:value="0.0302776505305184" calcext:value-type="float">
            <text:p>0.0302776505305184</text:p>
          </table:table-cell>
          <table:table-cell office:value-type="float" office:value="0.0310380828314776" calcext:value-type="float">
            <text:p>0.0310380828314776</text:p>
          </table:table-cell>
          <table:table-cell office:value-type="float" office:value="0.0419350662124125" calcext:value-type="float">
            <text:p>0.0419350662124125</text:p>
          </table:table-cell>
          <table:table-cell office:value-type="float" office:value="0.0415051701771558" calcext:value-type="float">
            <text:p>0.0415051701771558</text:p>
          </table:table-cell>
          <table:table-cell office:value-type="float" office:value="0.0423649622476692" calcext:value-type="float">
            <text:p>0.0423649622476692</text:p>
          </table:table-cell>
          <table:table-cell office:value-type="float" office:value="0.0419714882949667" calcext:value-type="float">
            <text:p>0.0419714882949667</text:p>
          </table:table-cell>
          <table:table-cell office:value-type="float" office:value="0.0415275669415845" calcext:value-type="float">
            <text:p>0.0415275669415845</text:p>
          </table:table-cell>
          <table:table-cell office:value-type="float" office:value="0.0424154096483489" calcext:value-type="float">
            <text:p>0.0424154096483489</text:p>
          </table:table-cell>
          <table:table-cell office:value-type="float" office:value="0.0329505802018747" calcext:value-type="float">
            <text:p>0.0329505802018747</text:p>
          </table:table-cell>
          <table:table-cell office:value-type="float" office:value="0.0325621385313957" calcext:value-type="float">
            <text:p>0.0325621385313957</text:p>
          </table:table-cell>
          <table:table-cell office:value-type="float" office:value="0.0333390218723537" calcext:value-type="float">
            <text:p>0.0333390218723537</text:p>
          </table:table-cell>
          <table:table-cell office:value-type="float" office:value="0.032884495400771" calcext:value-type="float">
            <text:p>0.032884495400771</text:p>
          </table:table-cell>
          <table:table-cell office:value-type="float" office:value="0.0325018536511035" calcext:value-type="float">
            <text:p>0.0325018536511035</text:p>
          </table:table-cell>
          <table:table-cell office:value-type="float" office:value="0.0332671371504385" calcext:value-type="float">
            <text:p>0.0332671371504385</text:p>
          </table:table-cell>
          <table:table-cell office:value-type="float" office:value="0.0440763492554765" calcext:value-type="float">
            <text:p>0.0440763492554765</text:p>
          </table:table-cell>
          <table:table-cell office:value-type="float" office:value="0.043639563743782" calcext:value-type="float">
            <text:p>0.043639563743782</text:p>
          </table:table-cell>
          <table:table-cell office:value-type="float" office:value="0.0445131347671709" calcext:value-type="float">
            <text:p>0.0445131347671709</text:p>
          </table:table-cell>
          <table:table-cell office:value-type="float" office:value="0.0441454132134007" calcext:value-type="float">
            <text:p>0.0441454132134007</text:p>
          </table:table-cell>
          <table:table-cell office:value-type="float" office:value="0.0436937450125991" calcext:value-type="float">
            <text:p>0.0436937450125991</text:p>
          </table:table-cell>
          <table:table-cell office:value-type="float" office:value="0.0445970814142022" calcext:value-type="float">
            <text:p>0.0445970814142022</text:p>
          </table:table-cell>
          <table:table-cell office:value-type="float" office:value="191.526989458" calcext:value-type="float">
            <text:p>191.526989458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0500055043774" calcext:value-type="float">
            <text:p>0.0370500055043774</text:p>
          </table:table-cell>
          <table:table-cell office:value-type="float" office:value="0.0367589991206883" calcext:value-type="float">
            <text:p>0.0367589991206883</text:p>
          </table:table-cell>
          <table:table-cell office:value-type="float" office:value="0.0373410118880664" calcext:value-type="float">
            <text:p>0.0373410118880664</text:p>
          </table:table-cell>
          <table:table-cell office:value-type="float" office:value="0.0316738184832049" calcext:value-type="float">
            <text:p>0.0316738184832049</text:p>
          </table:table-cell>
          <table:table-cell office:value-type="float" office:value="0.0314005526951462" calcext:value-type="float">
            <text:p>0.0314005526951462</text:p>
          </table:table-cell>
          <table:table-cell office:value-type="float" office:value="0.0319470842712637" calcext:value-type="float">
            <text:p>0.0319470842712637</text:p>
          </table:table-cell>
          <table:table-cell office:value-type="float" office:value="0.0428459504476985" calcext:value-type="float">
            <text:p>0.0428459504476985</text:p>
          </table:table-cell>
          <table:table-cell office:value-type="float" office:value="0.0425328229584669" calcext:value-type="float">
            <text:p>0.0425328229584669</text:p>
          </table:table-cell>
          <table:table-cell office:value-type="float" office:value="0.0431590779369302" calcext:value-type="float">
            <text:p>0.0431590779369302</text:p>
          </table:table-cell>
          <table:table-cell office:value-type="float" office:value="0.0423736059667566" calcext:value-type="float">
            <text:p>0.0423736059667566</text:p>
          </table:table-cell>
          <table:table-cell office:value-type="float" office:value="0.0420570901531239" calcext:value-type="float">
            <text:p>0.0420570901531239</text:p>
          </table:table-cell>
          <table:table-cell office:value-type="float" office:value="0.0426901217803893" calcext:value-type="float">
            <text:p>0.0426901217803893</text:p>
          </table:table-cell>
          <table:table-cell office:value-type="float" office:value="0.0263116435830184" calcext:value-type="float">
            <text:p>0.0263116435830184</text:p>
          </table:table-cell>
          <table:table-cell office:value-type="float" office:value="0.0256717069792083" calcext:value-type="float">
            <text:p>0.0256717069792083</text:p>
          </table:table-cell>
          <table:table-cell office:value-type="float" office:value="0.0269515801868286" calcext:value-type="float">
            <text:p>0.0269515801868286</text:p>
          </table:table-cell>
          <table:table-cell office:value-type="float" office:value="0.07308319092184" calcext:value-type="float">
            <text:p>0.07308319092184</text:p>
          </table:table-cell>
          <table:table-cell office:value-type="float" office:value="0.0722239925328637" calcext:value-type="float">
            <text:p>0.0722239925328637</text:p>
          </table:table-cell>
          <table:table-cell office:value-type="float" office:value="0.0739423893108164" calcext:value-type="float">
            <text:p>0.0739423893108164</text:p>
          </table:table-cell>
          <table:table-cell office:value-type="float" office:value="0.0982907004859514" calcext:value-type="float">
            <text:p>0.0982907004859514</text:p>
          </table:table-cell>
          <table:table-cell office:value-type="float" office:value="0.0973384181395137" calcext:value-type="float">
            <text:p>0.0973384181395137</text:p>
          </table:table-cell>
          <table:table-cell office:value-type="float" office:value="0.0992429828323892" calcext:value-type="float">
            <text:p>0.0992429828323892</text:p>
          </table:table-cell>
          <table:table-cell office:value-type="float" office:value="0.0443695925517362" calcext:value-type="float">
            <text:p>0.0443695925517362</text:p>
          </table:table-cell>
          <table:table-cell office:value-type="float" office:value="0.0435780915236712" calcext:value-type="float">
            <text:p>0.0435780915236712</text:p>
          </table:table-cell>
          <table:table-cell office:value-type="float" office:value="0.0451610935798011" calcext:value-type="float">
            <text:p>0.0451610935798011</text:p>
          </table:table-cell>
          <table:table-cell office:value-type="float" office:value="0.0388943895443536" calcext:value-type="float">
            <text:p>0.0388943895443536</text:p>
          </table:table-cell>
          <table:table-cell office:value-type="float" office:value="0.0385742197593824" calcext:value-type="float">
            <text:p>0.0385742197593824</text:p>
          </table:table-cell>
          <table:table-cell office:value-type="float" office:value="0.0392145593293248" calcext:value-type="float">
            <text:p>0.0392145593293248</text:p>
          </table:table-cell>
          <table:table-cell office:value-type="float" office:value="0.0206558740674067" calcext:value-type="float">
            <text:p>0.0206558740674067</text:p>
          </table:table-cell>
          <table:table-cell office:value-type="float" office:value="0.0204127450767006" calcext:value-type="float">
            <text:p>0.0204127450767006</text:p>
          </table:table-cell>
          <table:table-cell office:value-type="float" office:value="0.0208990030581128" calcext:value-type="float">
            <text:p>0.0208990030581128</text:p>
          </table:table-cell>
          <table:table-cell office:value-type="float" office:value="0.0277840203957356" calcext:value-type="float">
            <text:p>0.0277840203957356</text:p>
          </table:table-cell>
          <table:table-cell office:value-type="float" office:value="0.0275074401559895" calcext:value-type="float">
            <text:p>0.0275074401559895</text:p>
          </table:table-cell>
          <table:table-cell office:value-type="float" office:value="0.0280606006354816" calcext:value-type="float">
            <text:p>0.0280606006354816</text:p>
          </table:table-cell>
          <table:table-cell office:value-type="float" office:value="0.0418776701637301" calcext:value-type="float">
            <text:p>0.0418776701637301</text:p>
          </table:table-cell>
          <table:table-cell office:value-type="float" office:value="0.0415383070082485" calcext:value-type="float">
            <text:p>0.0415383070082485</text:p>
          </table:table-cell>
          <table:table-cell office:value-type="float" office:value="0.0422170333192117" calcext:value-type="float">
            <text:p>0.0422170333192117</text:p>
          </table:table-cell>
          <table:table-cell office:value-type="float" office:value="190.977734541" calcext:value-type="float">
            <text:p>190.977734541</text:p>
          </table:table-cell>
        </table:table-row>
        <table:table-row table:style-name="ro1">
          <table:table-cell office:value-type="string" calcext:value-type="string">
            <text:p>bky_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97415468397803" calcext:value-type="float">
            <text:p>0.0597415468397803</text:p>
          </table:table-cell>
          <table:table-cell office:value-type="float" office:value="0.0822584531602197" calcext:value-type="float">
            <text:p>0.0822584531602197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00657454713174" calcext:value-type="float">
            <text:p>0.0300657454713174</text:p>
          </table:table-cell>
          <table:table-cell office:value-type="float" office:value="0.0469342545286826" calcext:value-type="float">
            <text:p>0.0469342545286826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00657454713174" calcext:value-type="float">
            <text:p>0.0300657454713174</text:p>
          </table:table-cell>
          <table:table-cell office:value-type="float" office:value="0.0469342545286826" calcext:value-type="float">
            <text:p>0.0469342545286826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0513361732409" calcext:value-type="float">
            <text:p>0.030513361732409</text:p>
          </table:table-cell>
          <table:table-cell office:value-type="float" office:value="0.047486638267591" calcext:value-type="float">
            <text:p>0.04748663826759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2846725699043" calcext:value-type="float">
            <text:p>0.0242846725699043</text:p>
          </table:table-cell>
          <table:table-cell office:value-type="float" office:value="0.0397153274300957" calcext:value-type="float">
            <text:p>0.039715327430095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0151537470212" calcext:value-type="float">
            <text:p>0.0130151537470212</text:p>
          </table:table-cell>
          <table:table-cell office:value-type="float" office:value="0.0249848462529788" calcext:value-type="float">
            <text:p>0.024984846252978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0151537470212" calcext:value-type="float">
            <text:p>0.0130151537470212</text:p>
          </table:table-cell>
          <table:table-cell office:value-type="float" office:value="0.0249848462529788" calcext:value-type="float">
            <text:p>0.024984846252978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191.580129292" calcext:value-type="float">
            <text:p>191.580129292</text:p>
          </table:table-cell>
        </table:table-row>
        <table:table-row table:style-name="ro1">
          <table:table-cell office:value-type="string" calcext:value-type="string">
            <text:p>bky_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55780923891241" calcext:value-type="float">
            <text:p>0.0555780923891241</text:p>
          </table:table-cell>
          <table:table-cell office:value-type="float" office:value="0.051021292946641" calcext:value-type="float">
            <text:p>0.051021292946641</text:p>
          </table:table-cell>
          <table:table-cell office:value-type="float" office:value="0.0601348918316072" calcext:value-type="float">
            <text:p>0.0601348918316072</text:p>
          </table:table-cell>
          <table:table-cell office:value-type="float" office:value="0.0430843137364979" calcext:value-type="float">
            <text:p>0.0430843137364979</text:p>
          </table:table-cell>
          <table:table-cell office:value-type="float" office:value="0.0401451835097785" calcext:value-type="float">
            <text:p>0.0401451835097785</text:p>
          </table:table-cell>
          <table:table-cell office:value-type="float" office:value="0.0460234439632173" calcext:value-type="float">
            <text:p>0.0460234439632173</text:p>
          </table:table-cell>
          <table:table-cell office:value-type="float" office:value="0.0473803728530341" calcext:value-type="float">
            <text:p>0.0473803728530341</text:p>
          </table:table-cell>
          <table:table-cell office:value-type="float" office:value="0.0442628187783261" calcext:value-type="float">
            <text:p>0.0442628187783261</text:p>
          </table:table-cell>
          <table:table-cell office:value-type="float" office:value="0.0504979269277421" calcext:value-type="float">
            <text:p>0.0504979269277421</text:p>
          </table:table-cell>
          <table:table-cell office:value-type="float" office:value="0.0372560068205029" calcext:value-type="float">
            <text:p>0.0372560068205029</text:p>
          </table:table-cell>
          <table:table-cell office:value-type="float" office:value="0.0343511084243014" calcext:value-type="float">
            <text:p>0.0343511084243014</text:p>
          </table:table-cell>
          <table:table-cell office:value-type="float" office:value="0.0401609052167043" calcext:value-type="float">
            <text:p>0.0401609052167043</text:p>
          </table:table-cell>
          <table:table-cell office:value-type="float" office:value="0.0510633005780275" calcext:value-type="float">
            <text:p>0.0510633005780275</text:p>
          </table:table-cell>
          <table:table-cell office:value-type="float" office:value="0.0470987821512813" calcext:value-type="float">
            <text:p>0.0470987821512813</text:p>
          </table:table-cell>
          <table:table-cell office:value-type="float" office:value="0.0550278190047737" calcext:value-type="float">
            <text:p>0.0550278190047737</text:p>
          </table:table-cell>
          <table:table-cell office:value-type="float" office:value="0.0217447334970842" calcext:value-type="float">
            <text:p>0.0217447334970842</text:p>
          </table:table-cell>
          <table:table-cell office:value-type="float" office:value="0.0197532055318226" calcext:value-type="float">
            <text:p>0.0197532055318226</text:p>
          </table:table-cell>
          <table:table-cell office:value-type="float" office:value="0.0237362614623457" calcext:value-type="float">
            <text:p>0.0237362614623457</text:p>
          </table:table-cell>
          <table:table-cell office:value-type="float" office:value="0.0251543452236141" calcext:value-type="float">
            <text:p>0.0251543452236141</text:p>
          </table:table-cell>
          <table:table-cell office:value-type="float" office:value="0.0228422986101407" calcext:value-type="float">
            <text:p>0.0228422986101407</text:p>
          </table:table-cell>
          <table:table-cell office:value-type="float" office:value="0.0274663918370876" calcext:value-type="float">
            <text:p>0.0274663918370876</text:p>
          </table:table-cell>
          <table:table-cell office:value-type="float" office:value="0.0352659874392002" calcext:value-type="float">
            <text:p>0.0352659874392002</text:p>
          </table:table-cell>
          <table:table-cell office:value-type="float" office:value="0.0327748328385883" calcext:value-type="float">
            <text:p>0.0327748328385883</text:p>
          </table:table-cell>
          <table:table-cell office:value-type="float" office:value="0.0377571420398121" calcext:value-type="float">
            <text:p>0.037757142039812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4022599686349" calcext:value-type="float">
            <text:p>0.0234022599686349</text:p>
          </table:table-cell>
          <table:table-cell office:value-type="float" office:value="0.0385977400313651" calcext:value-type="float">
            <text:p>0.038597740031365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074705405427" calcext:value-type="float">
            <text:p>0.7074705405427</text:p>
          </table:table-cell>
          <table:table-cell office:value-type="float" office:value="0.7465294594573" calcext:value-type="float">
            <text:p>0.7465294594573</text:p>
          </table:table-cell>
          <table:table-cell office:value-type="float" office:value="0.766" calcext:value-type="float">
            <text:p>0.766</text:p>
          </table:table-cell>
          <table:table-cell office:value-type="float" office:value="0.747440596772732" calcext:value-type="float">
            <text:p>0.747440596772732</text:p>
          </table:table-cell>
          <table:table-cell office:value-type="float" office:value="0.784559403227268" calcext:value-type="float">
            <text:p>0.78455940322726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2" calcext:value-type="float">
            <text:p>0.0216438545484802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175.831277" calcext:value-type="float">
            <text:p>175.831277</text:p>
          </table:table-cell>
        </table:table-row>
        <table:table-row table:style-name="ro1">
          <table:table-cell office:value-type="string" calcext:value-type="string">
            <text:p>bky_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66391773649864" calcext:value-type="float">
            <text:p>0.0566391773649864</text:p>
          </table:table-cell>
          <table:table-cell office:value-type="float" office:value="0.052169180976362" calcext:value-type="float">
            <text:p>0.052169180976362</text:p>
          </table:table-cell>
          <table:table-cell office:value-type="float" office:value="0.0611091737536108" calcext:value-type="float">
            <text:p>0.0611091737536108</text:p>
          </table:table-cell>
          <table:table-cell office:value-type="float" office:value="0.0432769257711143" calcext:value-type="float">
            <text:p>0.0432769257711143</text:p>
          </table:table-cell>
          <table:table-cell office:value-type="float" office:value="0.0401662241225504" calcext:value-type="float">
            <text:p>0.0401662241225504</text:p>
          </table:table-cell>
          <table:table-cell office:value-type="float" office:value="0.0463876274196782" calcext:value-type="float">
            <text:p>0.0463876274196782</text:p>
          </table:table-cell>
          <table:table-cell office:value-type="float" office:value="0.0474399246574063" calcext:value-type="float">
            <text:p>0.0474399246574063</text:p>
          </table:table-cell>
          <table:table-cell office:value-type="float" office:value="0.0442219801180196" calcext:value-type="float">
            <text:p>0.0442219801180196</text:p>
          </table:table-cell>
          <table:table-cell office:value-type="float" office:value="0.0506578691967931" calcext:value-type="float">
            <text:p>0.0506578691967931</text:p>
          </table:table-cell>
          <table:table-cell office:value-type="float" office:value="0.0379877656969283" calcext:value-type="float">
            <text:p>0.0379877656969283</text:p>
          </table:table-cell>
          <table:table-cell office:value-type="float" office:value="0.0352360076994343" calcext:value-type="float">
            <text:p>0.0352360076994343</text:p>
          </table:table-cell>
          <table:table-cell office:value-type="float" office:value="0.0407395236944223" calcext:value-type="float">
            <text:p>0.040739523694422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60554424446157" calcext:value-type="float">
            <text:p>0.0260554424446157</text:p>
          </table:table-cell>
          <table:table-cell office:value-type="float" office:value="0.0419445575553843" calcext:value-type="float">
            <text:p>0.0419445575553843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14118367268542" calcext:value-type="float">
            <text:p>0.714118367268542</text:p>
          </table:table-cell>
          <table:table-cell office:value-type="float" office:value="0.752881632731458" calcext:value-type="float">
            <text:p>0.752881632731458</text:p>
          </table:table-cell>
          <table:table-cell office:value-type="float" office:value="0.772" calcext:value-type="float">
            <text:p>0.772</text:p>
          </table:table-cell>
          <table:table-cell office:value-type="float" office:value="0.753608473907594" calcext:value-type="float">
            <text:p>0.753608473907594</text:p>
          </table:table-cell>
          <table:table-cell office:value-type="float" office:value="0.790391526092406" calcext:value-type="float">
            <text:p>0.790391526092406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494679645213774" calcext:value-type="float">
            <text:p>0.0494679645213774</text:p>
          </table:table-cell>
          <table:table-cell office:value-type="float" office:value="0.0461184724165908" calcext:value-type="float">
            <text:p>0.0461184724165908</text:p>
          </table:table-cell>
          <table:table-cell office:value-type="float" office:value="0.052817456626164" calcext:value-type="float">
            <text:p>0.052817456626164</text:p>
          </table:table-cell>
          <table:table-cell office:value-type="float" office:value="0.0216700041059054" calcext:value-type="float">
            <text:p>0.0216700041059054</text:p>
          </table:table-cell>
          <table:table-cell office:value-type="float" office:value="0.0200341088982621" calcext:value-type="float">
            <text:p>0.0200341088982621</text:p>
          </table:table-cell>
          <table:table-cell office:value-type="float" office:value="0.0233058993135487" calcext:value-type="float">
            <text:p>0.0233058993135487</text:p>
          </table:table-cell>
          <table:table-cell office:value-type="float" office:value="0.0248960760685962" calcext:value-type="float">
            <text:p>0.0248960760685962</text:p>
          </table:table-cell>
          <table:table-cell office:value-type="float" office:value="0.0229847453371317" calcext:value-type="float">
            <text:p>0.0229847453371317</text:p>
          </table:table-cell>
          <table:table-cell office:value-type="float" office:value="0.0268074068000606" calcext:value-type="float">
            <text:p>0.0268074068000606</text:p>
          </table:table-cell>
          <table:table-cell office:value-type="float" office:value="0.0350998445404187" calcext:value-type="float">
            <text:p>0.0350998445404187</text:p>
          </table:table-cell>
          <table:table-cell office:value-type="float" office:value="0.0330077063302882" calcext:value-type="float">
            <text:p>0.0330077063302882</text:p>
          </table:table-cell>
          <table:table-cell office:value-type="float" office:value="0.0371919827505493" calcext:value-type="float">
            <text:p>0.0371919827505493</text:p>
          </table:table-cell>
          <table:table-cell office:value-type="float" office:value="174.433523708" calcext:value-type="float">
            <text:p>174.433523708</text:p>
          </table:table-cell>
        </table:table-row>
        <table:table-row table:style-name="ro1">
          <table:table-cell office:value-type="string" calcext:value-type="string">
            <text:p>bky_dep_balance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8274086751205" calcext:value-type="float">
            <text:p>0.0468274086751205</text:p>
          </table:table-cell>
          <table:table-cell office:value-type="float" office:value="0.0442407486276931" calcext:value-type="float">
            <text:p>0.0442407486276931</text:p>
          </table:table-cell>
          <table:table-cell office:value-type="float" office:value="0.049414068722548" calcext:value-type="float">
            <text:p>0.049414068722548</text:p>
          </table:table-cell>
          <table:table-cell office:value-type="float" office:value="0.0317410471777853" calcext:value-type="float">
            <text:p>0.0317410471777853</text:p>
          </table:table-cell>
          <table:table-cell office:value-type="float" office:value="0.0303301326258783" calcext:value-type="float">
            <text:p>0.0303301326258783</text:p>
          </table:table-cell>
          <table:table-cell office:value-type="float" office:value="0.0331519617296924" calcext:value-type="float">
            <text:p>0.0331519617296924</text:p>
          </table:table-cell>
          <table:table-cell office:value-type="float" office:value="0.0425433577190743" calcext:value-type="float">
            <text:p>0.0425433577190743</text:p>
          </table:table-cell>
          <table:table-cell office:value-type="float" office:value="0.0408809275769737" calcext:value-type="float">
            <text:p>0.0408809275769737</text:p>
          </table:table-cell>
          <table:table-cell office:value-type="float" office:value="0.0442057878611749" calcext:value-type="float">
            <text:p>0.0442057878611749</text:p>
          </table:table-cell>
          <table:table-cell office:value-type="float" office:value="0.0446517818816031" calcext:value-type="float">
            <text:p>0.0446517818816031</text:p>
          </table:table-cell>
          <table:table-cell office:value-type="float" office:value="0.042543763309323" calcext:value-type="float">
            <text:p>0.042543763309323</text:p>
          </table:table-cell>
          <table:table-cell office:value-type="float" office:value="0.0467598004538832" calcext:value-type="float">
            <text:p>0.0467598004538832</text:p>
          </table:table-cell>
          <table:table-cell office:value-type="float" office:value="0.0301813841912002" calcext:value-type="float">
            <text:p>0.0301813841912002</text:p>
          </table:table-cell>
          <table:table-cell office:value-type="float" office:value="0.027967961310518" calcext:value-type="float">
            <text:p>0.027967961310518</text:p>
          </table:table-cell>
          <table:table-cell office:value-type="float" office:value="0.0323948070718824" calcext:value-type="float">
            <text:p>0.0323948070718824</text:p>
          </table:table-cell>
          <table:table-cell office:value-type="float" office:value="0.023139279043417" calcext:value-type="float">
            <text:p>0.023139279043417</text:p>
          </table:table-cell>
          <table:table-cell office:value-type="float" office:value="0.0216907727139264" calcext:value-type="float">
            <text:p>0.0216907727139264</text:p>
          </table:table-cell>
          <table:table-cell office:value-type="float" office:value="0.0245877853729077" calcext:value-type="float">
            <text:p>0.0245877853729077</text:p>
          </table:table-cell>
          <table:table-cell office:value-type="float" office:value="0.0322982416030359" calcext:value-type="float">
            <text:p>0.0322982416030359</text:p>
          </table:table-cell>
          <table:table-cell office:value-type="float" office:value="0.0304538020377575" calcext:value-type="float">
            <text:p>0.0304538020377575</text:p>
          </table:table-cell>
          <table:table-cell office:value-type="float" office:value="0.0341426811683143" calcext:value-type="float">
            <text:p>0.0341426811683143</text:p>
          </table:table-cell>
          <table:table-cell office:value-type="float" office:value="0.0327687170699898" calcext:value-type="float">
            <text:p>0.0327687170699898</text:p>
          </table:table-cell>
          <table:table-cell office:value-type="float" office:value="0.0307799882596244" calcext:value-type="float">
            <text:p>0.0307799882596244</text:p>
          </table:table-cell>
          <table:table-cell office:value-type="float" office:value="0.0347574458803551" calcext:value-type="float">
            <text:p>0.0347574458803551</text:p>
          </table:table-cell>
          <table:table-cell office:value-type="float" office:value="0.0351801280516572" calcext:value-type="float">
            <text:p>0.0351801280516572</text:p>
          </table:table-cell>
          <table:table-cell office:value-type="float" office:value="0.0327869828638408" calcext:value-type="float">
            <text:p>0.0327869828638408</text:p>
          </table:table-cell>
          <table:table-cell office:value-type="float" office:value="0.0375732732394735" calcext:value-type="float">
            <text:p>0.0375732732394735</text:p>
          </table:table-cell>
          <table:table-cell office:value-type="float" office:value="0.0271845193254096" calcext:value-type="float">
            <text:p>0.0271845193254096</text:p>
          </table:table-cell>
          <table:table-cell office:value-type="float" office:value="0.0256010513118348" calcext:value-type="float">
            <text:p>0.0256010513118348</text:p>
          </table:table-cell>
          <table:table-cell office:value-type="float" office:value="0.0287679873389844" calcext:value-type="float">
            <text:p>0.0287679873389844</text:p>
          </table:table-cell>
          <table:table-cell office:value-type="float" office:value="0.0371338309859706" calcext:value-type="float">
            <text:p>0.0371338309859706</text:p>
          </table:table-cell>
          <table:table-cell office:value-type="float" office:value="0.0351306948855523" calcext:value-type="float">
            <text:p>0.0351306948855523</text:p>
          </table:table-cell>
          <table:table-cell office:value-type="float" office:value="0.039136967086389" calcext:value-type="float">
            <text:p>0.039136967086389</text:p>
          </table:table-cell>
          <table:table-cell office:value-type="float" office:value="0.0376906071987164" calcext:value-type="float">
            <text:p>0.0376906071987164</text:p>
          </table:table-cell>
          <table:table-cell office:value-type="float" office:value="0.0355149123171125" calcext:value-type="float">
            <text:p>0.0355149123171125</text:p>
          </table:table-cell>
          <table:table-cell office:value-type="float" office:value="0.0398663020803204" calcext:value-type="float">
            <text:p>0.0398663020803204</text:p>
          </table:table-cell>
          <table:table-cell office:value-type="float" office:value="194.039757459" calcext:value-type="float">
            <text:p>194.039757459</text:p>
          </table:table-cell>
        </table:table-row>
        <table:table-row table:style-name="ro1">
          <table:table-cell office:value-type="string" calcext:value-type="string">
            <text:p>bky_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99581176380287" calcext:value-type="float">
            <text:p>0.0499581176380287</text:p>
          </table:table-cell>
          <table:table-cell office:value-type="float" office:value="0.0470481356814259" calcext:value-type="float">
            <text:p>0.0470481356814259</text:p>
          </table:table-cell>
          <table:table-cell office:value-type="float" office:value="0.0528680995946315" calcext:value-type="float">
            <text:p>0.0528680995946315</text:p>
          </table:table-cell>
          <table:table-cell office:value-type="float" office:value="0.0325839786160994" calcext:value-type="float">
            <text:p>0.0325839786160994</text:p>
          </table:table-cell>
          <table:table-cell office:value-type="float" office:value="0.0310432049710362" calcext:value-type="float">
            <text:p>0.0310432049710362</text:p>
          </table:table-cell>
          <table:table-cell office:value-type="float" office:value="0.0341247522611626" calcext:value-type="float">
            <text:p>0.0341247522611626</text:p>
          </table:table-cell>
          <table:table-cell office:value-type="float" office:value="0.0432735371927886" calcext:value-type="float">
            <text:p>0.0432735371927886</text:p>
          </table:table-cell>
          <table:table-cell office:value-type="float" office:value="0.0414936309780275" calcext:value-type="float">
            <text:p>0.0414936309780275</text:p>
          </table:table-cell>
          <table:table-cell office:value-type="float" office:value="0.0450534434075497" calcext:value-type="float">
            <text:p>0.0450534434075497</text:p>
          </table:table-cell>
          <table:table-cell office:value-type="float" office:value="0.0441190036046748" calcext:value-type="float">
            <text:p>0.0441190036046748</text:p>
          </table:table-cell>
          <table:table-cell office:value-type="float" office:value="0.0417852733215133" calcext:value-type="float">
            <text:p>0.0417852733215133</text:p>
          </table:table-cell>
          <table:table-cell office:value-type="float" office:value="0.0464527338878364" calcext:value-type="float">
            <text:p>0.0464527338878364</text:p>
          </table:table-cell>
          <table:table-cell office:value-type="float" office:value="0.0289086359171813" calcext:value-type="float">
            <text:p>0.0289086359171813</text:p>
          </table:table-cell>
          <table:table-cell office:value-type="float" office:value="0.026221916119074" calcext:value-type="float">
            <text:p>0.026221916119074</text:p>
          </table:table-cell>
          <table:table-cell office:value-type="float" office:value="0.0315953557152885" calcext:value-type="float">
            <text:p>0.0315953557152885</text:p>
          </table:table-cell>
          <table:table-cell office:value-type="float" office:value="0.0487946702573729" calcext:value-type="float">
            <text:p>0.0487946702573729</text:p>
          </table:table-cell>
          <table:table-cell office:value-type="float" office:value="0.0463359128425404" calcext:value-type="float">
            <text:p>0.0463359128425404</text:p>
          </table:table-cell>
          <table:table-cell office:value-type="float" office:value="0.0512534276722054" calcext:value-type="float">
            <text:p>0.0512534276722054</text:p>
          </table:table-cell>
          <table:table-cell office:value-type="float" office:value="0.0652304918908974" calcext:value-type="float">
            <text:p>0.0652304918908974</text:p>
          </table:table-cell>
          <table:table-cell office:value-type="float" office:value="0.0624032370603751" calcext:value-type="float">
            <text:p>0.0624032370603751</text:p>
          </table:table-cell>
          <table:table-cell office:value-type="float" office:value="0.0680577467214196" calcext:value-type="float">
            <text:p>0.0680577467214196</text:p>
          </table:table-cell>
          <table:table-cell office:value-type="float" office:value="0.0357015128052057" calcext:value-type="float">
            <text:p>0.0357015128052057</text:p>
          </table:table-cell>
          <table:table-cell office:value-type="float" office:value="0.0329902286070083" calcext:value-type="float">
            <text:p>0.0329902286070083</text:p>
          </table:table-cell>
          <table:table-cell office:value-type="float" office:value="0.0384127970034032" calcext:value-type="float">
            <text:p>0.0384127970034032</text:p>
          </table:table-cell>
          <table:table-cell office:value-type="float" office:value="0.0401215411457069" calcext:value-type="float">
            <text:p>0.0401215411457069</text:p>
          </table:table-cell>
          <table:table-cell office:value-type="float" office:value="0.0376419022781142" calcext:value-type="float">
            <text:p>0.0376419022781142</text:p>
          </table:table-cell>
          <table:table-cell office:value-type="float" office:value="0.0426011800132996" calcext:value-type="float">
            <text:p>0.0426011800132996</text:p>
          </table:table-cell>
          <table:table-cell office:value-type="float" office:value="0.0183242332446111" calcext:value-type="float">
            <text:p>0.0183242332446111</text:p>
          </table:table-cell>
          <table:table-cell office:value-type="float" office:value="0.0171451389301162" calcext:value-type="float">
            <text:p>0.0171451389301162</text:p>
          </table:table-cell>
          <table:table-cell office:value-type="float" office:value="0.0195033275591061" calcext:value-type="float">
            <text:p>0.0195033275591061</text:p>
          </table:table-cell>
          <table:table-cell office:value-type="float" office:value="0.0260439335479984" calcext:value-type="float">
            <text:p>0.0260439335479984</text:p>
          </table:table-cell>
          <table:table-cell office:value-type="float" office:value="0.0244017757185865" calcext:value-type="float">
            <text:p>0.0244017757185865</text:p>
          </table:table-cell>
          <table:table-cell office:value-type="float" office:value="0.0276860913774103" calcext:value-type="float">
            <text:p>0.0276860913774103</text:p>
          </table:table-cell>
          <table:table-cell office:value-type="float" office:value="0.0351425592703717" calcext:value-type="float">
            <text:p>0.0351425592703717</text:p>
          </table:table-cell>
          <table:table-cell office:value-type="float" office:value="0.0332893363951889" calcext:value-type="float">
            <text:p>0.0332893363951889</text:p>
          </table:table-cell>
          <table:table-cell office:value-type="float" office:value="0.0369957821455544" calcext:value-type="float">
            <text:p>0.0369957821455544</text:p>
          </table:table-cell>
          <table:table-cell office:value-type="float" office:value="191.210804625" calcext:value-type="float">
            <text:p>191.210804625</text:p>
          </table:table-cell>
        </table:table-row>
      </table:table>
      <table:named-expressions/>
      <table:database-ranges>
        <table:database-range table:name="__Anonymous_Sheet_DB__0" table:target-range-address="formatted.A2:formatted.R3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raw.A1:raw.AX1048576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2T10:14:59.832525559</dc:date>
    <meta:editing-duration>PT16H26M26S</meta:editing-duration>
    <meta:editing-cycles>22</meta:editing-cycles>
    <meta:generator>LibreOffice/7.4.1.2$MacOSX_AARCH64 LibreOffice_project/3c58a8f3a960df8bc8fd77b461821e42c061c5f0</meta:generator>
    <meta:document-statistic meta:table-count="2" meta:cell-count="1431" meta:object-count="0"/>
  </office:meta>
</office:document-meta>
</file>